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35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PageStyle_5f_Sweep_20_Templat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6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weep Template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number-columns-repeated="12" table:default-cell-style-name="Default"/>
        <table:table-column table:style-name="co3" table:number-columns-repeated="998" table:default-cell-style-name="Default"/>
        <table:table-row table:style-name="ro1">
          <table:table-cell office:value-type="string" calcext:value-type="string">
            <text:p>T</text:p>
          </table:table-cell>
          <table:table-cell table:formula="of:=24.4+273" office:value-type="float" office:value="297.4" calcext:value-type="float">
            <text:p>297.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3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5" table:formula="of:=(([.$E$1]/[.$B$1])^2)*EXP(-([.$H$1]/(2*[.$K$1]))*((1/[.$E$1])-(1/[.$B$1])))" office:value-type="float" office:value="0.743785045514191" calcext:value-type="float">
            <text:p>0.7437850455141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style-name="ce4" table:formula="of:=(([.$E$1]^2)/([.$B$1]^3))*EXP(-(([.$H$1])/(2*[.$K$1]))*((1/[.$E$1])-(1/[.$B$1])))*(2+([.$H$1]/(2*[.$K$1]*[.$B$1])))*[.$B$2]" office:value-type="float" office:value="0.00640421616211661" calcext:value-type="float">
            <text:p>6.40E-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 (v)</text:p>
          </table:table-cell>
          <table:table-cell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14.281S" calcext:value-type="time">
            <text:p>15:51:14.28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office:value-type="float" office:value="-0.0000000008675463" calcext:value-type="float">
            <text:p>-8.68E-10</text:p>
          </table:table-cell>
          <table:table-cell table:style-name="ce4" table:formula="of:=[.C4]*10^9" office:value-type="float" office:value="-0.8675463" calcext:value-type="float">
            <text:p>-8.68E-01</text:p>
          </table:table-cell>
          <table:table-cell table:style-name="ce4" table:formula="of:=[.$N$1]*[.D4]" office:value-type="float" office:value="-0.645267964231168" calcext:value-type="float">
            <text:p>-6.45E-01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14.657S" calcext:value-type="time">
            <text:p>15:51:14.66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office:value-type="float" office:value="-0.000000001070825" calcext:value-type="float">
            <text:p>-1.07E-09</text:p>
          </table:table-cell>
          <table:table-cell table:style-name="ce4" table:formula="of:=[.C5]*10^9" office:value-type="float" office:value="-1.070825" calcext:value-type="float">
            <text:p>-1.07E+00</text:p>
          </table:table-cell>
          <table:table-cell table:style-name="ce4" table:formula="of:=[.$N$1]*[.D5]" office:value-type="float" office:value="-0.796463621362734" calcext:value-type="float">
            <text:p>-7.96E-01</text:p>
          </table:table-cell>
          <table:table-cell/>
          <table:table-cell office:value-type="float" office:value="0" calcext:value-type="float">
            <text:p>0</text:p>
          </table:table-cell>
          <table:table-cell table:style-name="ce4" table:formula="of:=AVERAGE([.E4:.E8])" office:value-type="float" office:value="-0.704378718774813" calcext:value-type="float">
            <text:p>-7.04E-01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056409193748646" calcext:value-type="float">
            <text:p>0.056409193748646</text:p>
          </table:table-cell>
          <table:table-cell/>
          <table:table-cell table:style-name="ce4" table:formula="of:=(MAX([.E4:.E8])-MIN([.E4:.E8]))/2" office:value-type="float" office:value="0.0755978285657827" calcext:value-type="float">
            <text:p>7.56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15.041S" calcext:value-type="time">
            <text:p>15:51:15.04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office:value-type="float" office:value="-0.0000000008858462" calcext:value-type="float">
            <text:p>-8.86E-10</text:p>
          </table:table-cell>
          <table:table-cell table:style-name="ce4" table:formula="of:=[.C6]*10^9" office:value-type="float" office:value="-0.8858462" calcext:value-type="float">
            <text:p>-8.86E-01</text:p>
          </table:table-cell>
          <table:table-cell table:style-name="ce4" table:formula="of:=[.$N$1]*[.D6]" office:value-type="float" office:value="-0.658879156185573" calcext:value-type="float">
            <text:p>-6.59E-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15.416S" calcext:value-type="time">
            <text:p>15:51:15.42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office:value-type="float" office:value="-0.0000000009050115" calcext:value-type="float">
            <text:p>-9.05E-10</text:p>
          </table:table-cell>
          <table:table-cell table:style-name="ce4" table:formula="of:=[.C7]*10^9" office:value-type="float" office:value="-0.9050115" calcext:value-type="float">
            <text:p>-9.05E-01</text:p>
          </table:table-cell>
          <table:table-cell table:style-name="ce4" table:formula="of:=[.$N$1]*[.D7]" office:value-type="float" office:value="-0.673134019718366" calcext:value-type="float">
            <text:p>-6.73E-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15.785S" calcext:value-type="time">
            <text:p>15:51:15.79</text:p>
          </table:table-cell>
          <table:table-cell table:style-name="ce2" office:value-type="float" office:value="0" calcext:value-type="float">
            <text:p>0.00E+00</text:p>
          </table:table-cell>
          <table:table-cell table:style-name="ce3" office:value-type="float" office:value="-0.000000001005867" calcext:value-type="float">
            <text:p>-1.01E-09</text:p>
          </table:table-cell>
          <table:table-cell table:style-name="ce4" table:formula="of:=[.C8]*10^9" office:value-type="float" office:value="-1.005867" calcext:value-type="float">
            <text:p>-1.01E+00</text:p>
          </table:table-cell>
          <table:table-cell table:style-name="ce4" table:formula="of:=[.$N$1]*[.D8]" office:value-type="float" office:value="-0.748148832376223" calcext:value-type="float">
            <text:p>-7.48E-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16.163S" calcext:value-type="time">
            <text:p>15:51:16.16</text:p>
          </table:table-cell>
          <table:table-cell table:style-name="ce2" office:value-type="float" office:value="-5" calcext:value-type="float">
            <text:p>-5.00E+00</text:p>
          </table:table-cell>
          <table:table-cell table:style-name="ce3" office:value-type="float" office:value="-0.000000008943317" calcext:value-type="float">
            <text:p>-8.94E-09</text:p>
          </table:table-cell>
          <table:table-cell table:style-name="ce4" table:formula="of:=[.C9]*10^9" office:value-type="float" office:value="-8.943317" calcext:value-type="float">
            <text:p>-8.94E+00</text:p>
          </table:table-cell>
          <table:table-cell table:style-name="ce4" table:formula="of:=[.$N$1]*[.D9]" office:value-type="float" office:value="-6.65190544189284" calcext:value-type="float">
            <text:p>-6.65E+00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16.544S" calcext:value-type="time">
            <text:p>15:51:16.54</text:p>
          </table:table-cell>
          <table:table-cell table:style-name="ce2" office:value-type="float" office:value="-5" calcext:value-type="float">
            <text:p>-5.00E+00</text:p>
          </table:table-cell>
          <table:table-cell table:style-name="ce3" office:value-type="float" office:value="-0.000000008954416" calcext:value-type="float">
            <text:p>-8.95E-09</text:p>
          </table:table-cell>
          <table:table-cell table:style-name="ce4" table:formula="of:=[.C10]*10^9" office:value-type="float" office:value="-8.954416" calcext:value-type="float">
            <text:p>-8.95E+00</text:p>
          </table:table-cell>
          <table:table-cell table:style-name="ce4" table:formula="of:=[.$N$1]*[.D10]" office:value-type="float" office:value="-6.660160712113" calcext:value-type="float">
            <text:p>-6.66E+00</text:p>
          </table:table-cell>
          <table:table-cell/>
          <table:table-cell office:value-type="float" office:value="-5" calcext:value-type="float">
            <text:p>-5</text:p>
          </table:table-cell>
          <table:table-cell table:style-name="ce4" table:formula="of:=AVERAGE([.E9:.E13])" office:value-type="float" office:value="-6.65580272677433" calcext:value-type="float">
            <text:p>-6.66E+00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0955830523666404" calcext:value-type="float">
            <text:p>0.09558305236664</text:p>
          </table:table-cell>
          <table:table-cell/>
          <table:table-cell table:style-name="ce4" table:formula="of:=(MAX([.E9:.E13])-MIN([.E9:.E13]))/2" office:value-type="float" office:value="0.115023010256065" calcext:value-type="float">
            <text:p>1.15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16.928S" calcext:value-type="time">
            <text:p>15:51:16.93</text:p>
          </table:table-cell>
          <table:table-cell table:style-name="ce2" office:value-type="float" office:value="-5" calcext:value-type="float">
            <text:p>-5.00E+00</text:p>
          </table:table-cell>
          <table:table-cell table:style-name="ce3" office:value-type="float" office:value="-0.000000009118385" calcext:value-type="float">
            <text:p>-9.12E-09</text:p>
          </table:table-cell>
          <table:table-cell table:style-name="ce4" table:formula="of:=[.C11]*10^9" office:value-type="float" office:value="-9.118385" calcext:value-type="float">
            <text:p>-9.12E+00</text:p>
          </table:table-cell>
          <table:table-cell table:style-name="ce4" table:formula="of:=[.$N$1]*[.D11]" office:value-type="float" office:value="-6.78211840224092" calcext:value-type="float">
            <text:p>-6.78E+00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17.312S" calcext:value-type="time">
            <text:p>15:51:17.31</text:p>
          </table:table-cell>
          <table:table-cell table:style-name="ce2" office:value-type="float" office:value="-5" calcext:value-type="float">
            <text:p>-5.00E+00</text:p>
          </table:table-cell>
          <table:table-cell table:style-name="ce3" office:value-type="float" office:value="-0.000000008917572" calcext:value-type="float">
            <text:p>-8.92E-09</text:p>
          </table:table-cell>
          <table:table-cell table:style-name="ce4" table:formula="of:=[.C12]*10^9" office:value-type="float" office:value="-8.917572" calcext:value-type="float">
            <text:p>-8.92E+00</text:p>
          </table:table-cell>
          <table:table-cell table:style-name="ce4" table:formula="of:=[.$N$1]*[.D12]" office:value-type="float" office:value="-6.63275669589608" calcext:value-type="float">
            <text:p>-6.63E+00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17.696S" calcext:value-type="time">
            <text:p>15:51:17.70</text:p>
          </table:table-cell>
          <table:table-cell table:style-name="ce2" office:value-type="float" office:value="-5" calcext:value-type="float">
            <text:p>-5.00E+00</text:p>
          </table:table-cell>
          <table:table-cell table:style-name="ce3" office:value-type="float" office:value="-0.000000008809094" calcext:value-type="float">
            <text:p>-8.81E-09</text:p>
          </table:table-cell>
          <table:table-cell table:style-name="ce4" table:formula="of:=[.C13]*10^9" office:value-type="float" office:value="-8.809094" calcext:value-type="float">
            <text:p>-8.81E+00</text:p>
          </table:table-cell>
          <table:table-cell table:style-name="ce4" table:formula="of:=[.$N$1]*[.D13]" office:value-type="float" office:value="-6.55207238172879" calcext:value-type="float">
            <text:p>-6.55E+00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18.082S" calcext:value-type="time">
            <text:p>15:51:18.08</text:p>
          </table:table-cell>
          <table:table-cell table:style-name="ce2" office:value-type="float" office:value="-10" calcext:value-type="float">
            <text:p>-1.00E+01</text:p>
          </table:table-cell>
          <table:table-cell table:style-name="ce3" office:value-type="float" office:value="-0.00000001264441" calcext:value-type="float">
            <text:p>-1.26E-08</text:p>
          </table:table-cell>
          <table:table-cell table:style-name="ce4" table:formula="of:=[.C14]*10^9" office:value-type="float" office:value="-12.64441" calcext:value-type="float">
            <text:p>-1.26E+01</text:p>
          </table:table-cell>
          <table:table-cell table:style-name="ce4" table:formula="of:=[.$N$1]*[.D14]" office:value-type="float" office:value="-9.40472306735009" calcext:value-type="float">
            <text:p>-9.40E+00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18.463S" calcext:value-type="time">
            <text:p>15:51:18.46</text:p>
          </table:table-cell>
          <table:table-cell table:style-name="ce2" office:value-type="float" office:value="-10" calcext:value-type="float">
            <text:p>-1.00E+01</text:p>
          </table:table-cell>
          <table:table-cell table:style-name="ce3" office:value-type="float" office:value="-0.00000001261738" calcext:value-type="float">
            <text:p>-1.26E-08</text:p>
          </table:table-cell>
          <table:table-cell table:style-name="ce4" table:formula="of:=[.C15]*10^9" office:value-type="float" office:value="-12.61738" calcext:value-type="float">
            <text:p>-1.26E+01</text:p>
          </table:table-cell>
          <table:table-cell table:style-name="ce4" table:formula="of:=[.$N$1]*[.D15]" office:value-type="float" office:value="-9.38461855756985" calcext:value-type="float">
            <text:p>-9.38E+00</text:p>
          </table:table-cell>
          <table:table-cell/>
          <table:table-cell office:value-type="float" office:value="-10" calcext:value-type="float">
            <text:p>-10</text:p>
          </table:table-cell>
          <table:table-cell table:style-name="ce4" table:formula="of:=AVERAGE([.E14:.E18])" office:value-type="float" office:value="-9.32299150383872" calcext:value-type="float">
            <text:p>-9.32E+00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0902586823932323" calcext:value-type="float">
            <text:p>0.090258682393232</text:p>
          </table:table-cell>
          <table:table-cell/>
          <table:table-cell table:style-name="ce4" table:formula="of:=(MAX([.E14:.E18])-MIN([.E14:.E18]))/2" office:value-type="float" office:value="0.0910058192438878" calcext:value-type="float">
            <text:p>9.10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18.847S" calcext:value-type="time">
            <text:p>15:51:18.85</text:p>
          </table:table-cell>
          <table:table-cell table:style-name="ce2" office:value-type="float" office:value="-10" calcext:value-type="float">
            <text:p>-1.00E+01</text:p>
          </table:table-cell>
          <table:table-cell table:style-name="ce3" office:value-type="float" office:value="-0.0000000123997" calcext:value-type="float">
            <text:p>-1.24E-08</text:p>
          </table:table-cell>
          <table:table-cell table:style-name="ce4" table:formula="of:=[.C16]*10^9" office:value-type="float" office:value="-12.3997" calcext:value-type="float">
            <text:p>-1.24E+01</text:p>
          </table:table-cell>
          <table:table-cell table:style-name="ce4" table:formula="of:=[.$N$1]*[.D16]" office:value-type="float" office:value="-9.22271142886232" calcext:value-type="float">
            <text:p>-9.22E+00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19.231S" calcext:value-type="time">
            <text:p>15:51:19.23</text:p>
          </table:table-cell>
          <table:table-cell table:style-name="ce2" office:value-type="float" office:value="-10" calcext:value-type="float">
            <text:p>-1.00E+01</text:p>
          </table:table-cell>
          <table:table-cell table:style-name="ce3" office:value-type="float" office:value="-0.00000001242046" calcext:value-type="float">
            <text:p>-1.24E-08</text:p>
          </table:table-cell>
          <table:table-cell table:style-name="ce4" table:formula="of:=[.C17]*10^9" office:value-type="float" office:value="-12.42046" calcext:value-type="float">
            <text:p>-1.24E+01</text:p>
          </table:table-cell>
          <table:table-cell table:style-name="ce4" table:formula="of:=[.$N$1]*[.D17]" office:value-type="float" office:value="-9.23815240640719" calcext:value-type="float">
            <text:p>-9.24E+00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19.615S" calcext:value-type="time">
            <text:p>15:51:19.62</text:p>
          </table:table-cell>
          <table:table-cell table:style-name="ce2" office:value-type="float" office:value="-10" calcext:value-type="float">
            <text:p>-1.00E+01</text:p>
          </table:table-cell>
          <table:table-cell table:style-name="ce3" office:value-type="float" office:value="-0.00000001259067" calcext:value-type="float">
            <text:p>-1.26E-08</text:p>
          </table:table-cell>
          <table:table-cell table:style-name="ce4" table:formula="of:=[.C18]*10^9" office:value-type="float" office:value="-12.59067" calcext:value-type="float">
            <text:p>-1.26E+01</text:p>
          </table:table-cell>
          <table:table-cell table:style-name="ce4" table:formula="of:=[.$N$1]*[.D18]" office:value-type="float" office:value="-9.36475205900416" calcext:value-type="float">
            <text:p>-9.36E+00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0.002S" calcext:value-type="time">
            <text:p>15:51:20.00</text:p>
          </table:table-cell>
          <table:table-cell table:style-name="ce2" office:value-type="float" office:value="-15" calcext:value-type="float">
            <text:p>-1.50E+01</text:p>
          </table:table-cell>
          <table:table-cell table:style-name="ce3" office:value-type="float" office:value="-0.0000000152866" calcext:value-type="float">
            <text:p>-1.53E-08</text:p>
          </table:table-cell>
          <table:table-cell table:style-name="ce4" table:formula="of:=[.C19]*10^9" office:value-type="float" office:value="-15.2866" calcext:value-type="float">
            <text:p>-1.53E+01</text:p>
          </table:table-cell>
          <table:table-cell table:style-name="ce4" table:formula="of:=[.$N$1]*[.D19]" office:value-type="float" office:value="-11.3699444767572" calcext:value-type="float">
            <text:p>-1.1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0.382S" calcext:value-type="time">
            <text:p>15:51:20.38</text:p>
          </table:table-cell>
          <table:table-cell table:style-name="ce2" office:value-type="float" office:value="-15" calcext:value-type="float">
            <text:p>-1.50E+01</text:p>
          </table:table-cell>
          <table:table-cell table:style-name="ce3" office:value-type="float" office:value="-0.00000001517505" calcext:value-type="float">
            <text:p>-1.52E-08</text:p>
          </table:table-cell>
          <table:table-cell table:style-name="ce4" table:formula="of:=[.C20]*10^9" office:value-type="float" office:value="-15.17505" calcext:value-type="float">
            <text:p>-1.52E+01</text:p>
          </table:table-cell>
          <table:table-cell table:style-name="ce4" table:formula="of:=[.$N$1]*[.D20]" office:value-type="float" office:value="-11.2869752549301" calcext:value-type="float">
            <text:p>-1.13E+01</text:p>
          </table:table-cell>
          <table:table-cell/>
          <table:table-cell office:value-type="float" office:value="-15" calcext:value-type="float">
            <text:p>-15</text:p>
          </table:table-cell>
          <table:table-cell table:style-name="ce4" table:formula="of:=AVERAGE([.E19:.E23])" office:value-type="float" office:value="-11.3622953913492" calcext:value-type="float">
            <text:p>-1.14E+01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0919195559591352" calcext:value-type="float">
            <text:p>0.091919555959135</text:p>
          </table:table-cell>
          <table:table-cell/>
          <table:table-cell table:style-name="ce4" table:formula="of:=(MAX([.E19:.E23])-MIN([.E19:.E23]))/2" office:value-type="float" office:value="0.0755090578206001" calcext:value-type="float">
            <text:p>7.55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20.757S" calcext:value-type="time">
            <text:p>15:51:20.76</text:p>
          </table:table-cell>
          <table:table-cell table:style-name="ce2" office:value-type="float" office:value="-15" calcext:value-type="float">
            <text:p>-1.50E+01</text:p>
          </table:table-cell>
          <table:table-cell table:style-name="ce3" office:value-type="float" office:value="-0.00000001524721" calcext:value-type="float">
            <text:p>-1.52E-08</text:p>
          </table:table-cell>
          <table:table-cell table:style-name="ce4" table:formula="of:=[.C21]*10^9" office:value-type="float" office:value="-15.24721" calcext:value-type="float">
            <text:p>-1.52E+01</text:p>
          </table:table-cell>
          <table:table-cell table:style-name="ce4" table:formula="of:=[.$N$1]*[.D21]" office:value-type="float" office:value="-11.3406467838144" calcext:value-type="float">
            <text:p>-1.1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1.134S" calcext:value-type="time">
            <text:p>15:51:21.13</text:p>
          </table:table-cell>
          <table:table-cell table:style-name="ce2" office:value-type="float" office:value="-15" calcext:value-type="float">
            <text:p>-1.50E+01</text:p>
          </table:table-cell>
          <table:table-cell table:style-name="ce3" office:value-type="float" office:value="-0.00000001537809" calcext:value-type="float">
            <text:p>-1.54E-08</text:p>
          </table:table-cell>
          <table:table-cell table:style-name="ce4" table:formula="of:=[.C22]*10^9" office:value-type="float" office:value="-15.37809" calcext:value-type="float">
            <text:p>-1.54E+01</text:p>
          </table:table-cell>
          <table:table-cell table:style-name="ce4" table:formula="of:=[.$N$1]*[.D22]" office:value-type="float" office:value="-11.4379933705713" calcext:value-type="float">
            <text:p>-1.1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1.518S" calcext:value-type="time">
            <text:p>15:51:21.52</text:p>
          </table:table-cell>
          <table:table-cell table:style-name="ce2" office:value-type="float" office:value="-15" calcext:value-type="float">
            <text:p>-1.50E+01</text:p>
          </table:table-cell>
          <table:table-cell table:style-name="ce3" office:value-type="float" office:value="-0.00000001529463" calcext:value-type="float">
            <text:p>-1.53E-08</text:p>
          </table:table-cell>
          <table:table-cell table:style-name="ce4" table:formula="of:=[.C23]*10^9" office:value-type="float" office:value="-15.29463" calcext:value-type="float">
            <text:p>-1.53E+01</text:p>
          </table:table-cell>
          <table:table-cell table:style-name="ce4" table:formula="of:=[.$N$1]*[.D23]" office:value-type="float" office:value="-11.3759170706727" calcext:value-type="float">
            <text:p>-1.1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1.904S" calcext:value-type="time">
            <text:p>15:51:21.90</text:p>
          </table:table-cell>
          <table:table-cell table:style-name="ce2" office:value-type="float" office:value="-20" calcext:value-type="float">
            <text:p>-2.00E+01</text:p>
          </table:table-cell>
          <table:table-cell table:style-name="ce3" office:value-type="float" office:value="-0.00000001762348" calcext:value-type="float">
            <text:p>-1.76E-08</text:p>
          </table:table-cell>
          <table:table-cell table:style-name="ce4" table:formula="of:=[.C24]*10^9" office:value-type="float" office:value="-17.62348" calcext:value-type="float">
            <text:p>-1.76E+01</text:p>
          </table:table-cell>
          <table:table-cell table:style-name="ce4" table:formula="of:=[.$N$1]*[.D24]" office:value-type="float" office:value="-13.1080808739184" calcext:value-type="float">
            <text:p>-1.31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2.284S" calcext:value-type="time">
            <text:p>15:51:22.28</text:p>
          </table:table-cell>
          <table:table-cell table:style-name="ce2" office:value-type="float" office:value="-20" calcext:value-type="float">
            <text:p>-2.00E+01</text:p>
          </table:table-cell>
          <table:table-cell table:style-name="ce3" office:value-type="float" office:value="-0.00000001778536" calcext:value-type="float">
            <text:p>-1.78E-08</text:p>
          </table:table-cell>
          <table:table-cell table:style-name="ce4" table:formula="of:=[.C25]*10^9" office:value-type="float" office:value="-17.78536" calcext:value-type="float">
            <text:p>-1.78E+01</text:p>
          </table:table-cell>
          <table:table-cell table:style-name="ce4" table:formula="of:=[.$N$1]*[.D25]" office:value-type="float" office:value="-13.2284847970863" calcext:value-type="float">
            <text:p>-1.32E+01</text:p>
          </table:table-cell>
          <table:table-cell/>
          <table:table-cell office:value-type="float" office:value="-20" calcext:value-type="float">
            <text:p>-20</text:p>
          </table:table-cell>
          <table:table-cell table:style-name="ce4" table:formula="of:=AVERAGE([.E24:.E28])" office:value-type="float" office:value="-13.1163279625031" calcext:value-type="float">
            <text:p>-1.31E+01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112589214197459" calcext:value-type="float">
            <text:p>0.112589214197459</text:p>
          </table:table-cell>
          <table:table-cell/>
          <table:table-cell table:style-name="ce4" table:formula="of:=(MAX([.E24:.E28])-MIN([.E24:.E28]))/2" office:value-type="float" office:value="0.100794030442855" calcext:value-type="float">
            <text:p>1.01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22.66S" calcext:value-type="time">
            <text:p>15:51:22.66</text:p>
          </table:table-cell>
          <table:table-cell table:style-name="ce2" office:value-type="float" office:value="-20" calcext:value-type="float">
            <text:p>-2.00E+01</text:p>
          </table:table-cell>
          <table:table-cell table:style-name="ce3" office:value-type="float" office:value="-0.00000001752248" calcext:value-type="float">
            <text:p>-1.75E-08</text:p>
          </table:table-cell>
          <table:table-cell table:style-name="ce4" table:formula="of:=[.C26]*10^9" office:value-type="float" office:value="-17.52248" calcext:value-type="float">
            <text:p>-1.75E+01</text:p>
          </table:table-cell>
          <table:table-cell table:style-name="ce4" table:formula="of:=[.$N$1]*[.D26]" office:value-type="float" office:value="-13.0329585843215" calcext:value-type="float">
            <text:p>-1.30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3.037S" calcext:value-type="time">
            <text:p>15:51:23.04</text:p>
          </table:table-cell>
          <table:table-cell table:style-name="ce2" office:value-type="float" office:value="-20" calcext:value-type="float">
            <text:p>-2.00E+01</text:p>
          </table:table-cell>
          <table:table-cell table:style-name="ce3" office:value-type="float" office:value="-0.00000001751433" calcext:value-type="float">
            <text:p>-1.75E-08</text:p>
          </table:table-cell>
          <table:table-cell table:style-name="ce4" table:formula="of:=[.C27]*10^9" office:value-type="float" office:value="-17.51433" calcext:value-type="float">
            <text:p>-1.75E+01</text:p>
          </table:table-cell>
          <table:table-cell table:style-name="ce4" table:formula="of:=[.$N$1]*[.D27]" office:value-type="float" office:value="-13.0268967362006" calcext:value-type="float">
            <text:p>-1.30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3.42S" calcext:value-type="time">
            <text:p>15:51:23.42</text:p>
          </table:table-cell>
          <table:table-cell table:style-name="ce2" office:value-type="float" office:value="-20" calcext:value-type="float">
            <text:p>-2.00E+01</text:p>
          </table:table-cell>
          <table:table-cell table:style-name="ce3" office:value-type="float" office:value="-0.00000001772719" calcext:value-type="float">
            <text:p>-1.77E-08</text:p>
          </table:table-cell>
          <table:table-cell table:style-name="ce4" table:formula="of:=[.C28]*10^9" office:value-type="float" office:value="-17.72719" calcext:value-type="float">
            <text:p>-1.77E+01</text:p>
          </table:table-cell>
          <table:table-cell table:style-name="ce4" table:formula="of:=[.$N$1]*[.D28]" office:value-type="float" office:value="-13.1852188209887" calcext:value-type="float">
            <text:p>-1.32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3.806S" calcext:value-type="time">
            <text:p>15:51:23.81</text:p>
          </table:table-cell>
          <table:table-cell table:style-name="ce2" office:value-type="float" office:value="-25" calcext:value-type="float">
            <text:p>-2.50E+01</text:p>
          </table:table-cell>
          <table:table-cell table:style-name="ce3" office:value-type="float" office:value="-0.00000001971526" calcext:value-type="float">
            <text:p>-1.97E-08</text:p>
          </table:table-cell>
          <table:table-cell table:style-name="ce4" table:formula="of:=[.C29]*10^9" office:value-type="float" office:value="-19.71526" calcext:value-type="float">
            <text:p>-1.97E+01</text:p>
          </table:table-cell>
          <table:table-cell table:style-name="ce4" table:formula="of:=[.$N$1]*[.D29]" office:value-type="float" office:value="-14.6639155564241" calcext:value-type="float">
            <text:p>-1.47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4.187S" calcext:value-type="time">
            <text:p>15:51:24.19</text:p>
          </table:table-cell>
          <table:table-cell table:style-name="ce2" office:value-type="float" office:value="-25" calcext:value-type="float">
            <text:p>-2.50E+01</text:p>
          </table:table-cell>
          <table:table-cell table:style-name="ce3" office:value-type="float" office:value="-0.00000001977625" calcext:value-type="float">
            <text:p>-1.98E-08</text:p>
          </table:table-cell>
          <table:table-cell table:style-name="ce4" table:formula="of:=[.C30]*10^9" office:value-type="float" office:value="-19.77625" calcext:value-type="float">
            <text:p>-1.98E+01</text:p>
          </table:table-cell>
          <table:table-cell table:style-name="ce4" table:formula="of:=[.$N$1]*[.D30]" office:value-type="float" office:value="-14.70927900635" calcext:value-type="float">
            <text:p>-1.47E+01</text:p>
          </table:table-cell>
          <table:table-cell/>
          <table:table-cell office:value-type="float" office:value="-25" calcext:value-type="float">
            <text:p>-25</text:p>
          </table:table-cell>
          <table:table-cell table:style-name="ce4" table:formula="of:=AVERAGE([.E29:.E33])" office:value-type="float" office:value="-14.6800794930332" calcext:value-type="float">
            <text:p>-1.47E+01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14873825438121" calcext:value-type="float">
            <text:p>0.114873825438121</text:p>
          </table:table-cell>
          <table:table-cell/>
          <table:table-cell table:style-name="ce4" table:formula="of:=(MAX([.E29:.E33])-MIN([.E29:.E33]))/2" office:value-type="float" office:value="0.088748431630755" calcext:value-type="float">
            <text:p>8.87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24.571S" calcext:value-type="time">
            <text:p>15:51:24.57</text:p>
          </table:table-cell>
          <table:table-cell table:style-name="ce2" office:value-type="float" office:value="-25" calcext:value-type="float">
            <text:p>-2.50E+01</text:p>
          </table:table-cell>
          <table:table-cell table:style-name="ce3" office:value-type="float" office:value="-0.0000000198209" calcext:value-type="float">
            <text:p>-1.98E-08</text:p>
          </table:table-cell>
          <table:table-cell table:style-name="ce4" table:formula="of:=[.C31]*10^9" office:value-type="float" office:value="-19.8209" calcext:value-type="float">
            <text:p>-1.98E+01</text:p>
          </table:table-cell>
          <table:table-cell table:style-name="ce4" table:formula="of:=[.$N$1]*[.D31]" office:value-type="float" office:value="-14.7424890086322" calcext:value-type="float">
            <text:p>-1.47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4.955S" calcext:value-type="time">
            <text:p>15:51:24.96</text:p>
          </table:table-cell>
          <table:table-cell table:style-name="ce2" office:value-type="float" office:value="-25" calcext:value-type="float">
            <text:p>-2.50E+01</text:p>
          </table:table-cell>
          <table:table-cell table:style-name="ce3" office:value-type="float" office:value="-0.00000001958226" calcext:value-type="float">
            <text:p>-1.96E-08</text:p>
          </table:table-cell>
          <table:table-cell table:style-name="ce4" table:formula="of:=[.C32]*10^9" office:value-type="float" office:value="-19.58226" calcext:value-type="float">
            <text:p>-1.96E+01</text:p>
          </table:table-cell>
          <table:table-cell table:style-name="ce4" table:formula="of:=[.$N$1]*[.D32]" office:value-type="float" office:value="-14.5649921453707" calcext:value-type="float">
            <text:p>-1.46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5.33S" calcext:value-type="time">
            <text:p>15:51:25.33</text:p>
          </table:table-cell>
          <table:table-cell table:style-name="ce2" office:value-type="float" office:value="-25" calcext:value-type="float">
            <text:p>-2.50E+01</text:p>
          </table:table-cell>
          <table:table-cell table:style-name="ce3" office:value-type="float" office:value="-0.00000001979029" calcext:value-type="float">
            <text:p>-1.98E-08</text:p>
          </table:table-cell>
          <table:table-cell table:style-name="ce4" table:formula="of:=[.C33]*10^9" office:value-type="float" office:value="-19.79029" calcext:value-type="float">
            <text:p>-1.98E+01</text:p>
          </table:table-cell>
          <table:table-cell table:style-name="ce4" table:formula="of:=[.$N$1]*[.D33]" office:value-type="float" office:value="-14.719721748389" calcext:value-type="float">
            <text:p>-1.47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5.71S" calcext:value-type="time">
            <text:p>15:51:25.71</text:p>
          </table:table-cell>
          <table:table-cell table:style-name="ce2" office:value-type="float" office:value="-30" calcext:value-type="float">
            <text:p>-3.00E+01</text:p>
          </table:table-cell>
          <table:table-cell table:style-name="ce3" office:value-type="float" office:value="-0.00000002159001" calcext:value-type="float">
            <text:p>-2.16E-08</text:p>
          </table:table-cell>
          <table:table-cell table:style-name="ce4" table:formula="of:=[.C34]*10^9" office:value-type="float" office:value="-21.59001" calcext:value-type="float">
            <text:p>-2.16E+01</text:p>
          </table:table-cell>
          <table:table-cell table:style-name="ce4" table:formula="of:=[.$N$1]*[.D34]" office:value-type="float" office:value="-16.0583265705018" calcext:value-type="float">
            <text:p>-1.61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6.091S" calcext:value-type="time">
            <text:p>15:51:26.09</text:p>
          </table:table-cell>
          <table:table-cell table:style-name="ce2" office:value-type="float" office:value="-30" calcext:value-type="float">
            <text:p>-3.00E+01</text:p>
          </table:table-cell>
          <table:table-cell table:style-name="ce3" office:value-type="float" office:value="-0.00000002153618" calcext:value-type="float">
            <text:p>-2.15E-08</text:p>
          </table:table-cell>
          <table:table-cell table:style-name="ce4" table:formula="of:=[.C35]*10^9" office:value-type="float" office:value="-21.53618" calcext:value-type="float">
            <text:p>-2.15E+01</text:p>
          </table:table-cell>
          <table:table-cell table:style-name="ce4" table:formula="of:=[.$N$1]*[.D35]" office:value-type="float" office:value="-16.0182886215018" calcext:value-type="float">
            <text:p>-1.60E+01</text:p>
          </table:table-cell>
          <table:table-cell/>
          <table:table-cell office:value-type="float" office:value="-30" calcext:value-type="float">
            <text:p>-30</text:p>
          </table:table-cell>
          <table:table-cell table:style-name="ce4" table:formula="of:=AVERAGE([.E34:.E38])" office:value-type="float" office:value="-16.0644122197442" calcext:value-type="float">
            <text:p>-1.61E+01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108213041358112" calcext:value-type="float">
            <text:p>0.108213041358112</text:p>
          </table:table-cell>
          <table:table-cell/>
          <table:table-cell table:style-name="ce4" table:formula="of:=(MAX([.E34:.E38])-MIN([.E34:.E38]))/2" office:value-type="float" office:value="0.0451105630104358" calcext:value-type="float">
            <text:p>4.51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26.474S" calcext:value-type="time">
            <text:p>15:51:26.47</text:p>
          </table:table-cell>
          <table:table-cell table:style-name="ce2" office:value-type="float" office:value="-30" calcext:value-type="float">
            <text:p>-3.00E+01</text:p>
          </table:table-cell>
          <table:table-cell table:style-name="ce3" office:value-type="float" office:value="-0.00000002165748" calcext:value-type="float">
            <text:p>-2.17E-08</text:p>
          </table:table-cell>
          <table:table-cell table:style-name="ce4" table:formula="of:=[.C36]*10^9" office:value-type="float" office:value="-21.65748" calcext:value-type="float">
            <text:p>-2.17E+01</text:p>
          </table:table-cell>
          <table:table-cell table:style-name="ce4" table:formula="of:=[.$N$1]*[.D36]" office:value-type="float" office:value="-16.1085097475227" calcext:value-type="float">
            <text:p>-1.61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6.858S" calcext:value-type="time">
            <text:p>15:51:26.86</text:p>
          </table:table-cell>
          <table:table-cell table:style-name="ce2" office:value-type="float" office:value="-30" calcext:value-type="float">
            <text:p>-3.00E+01</text:p>
          </table:table-cell>
          <table:table-cell table:style-name="ce3" office:value-type="float" office:value="-0.00000002165723" calcext:value-type="float">
            <text:p>-2.17E-08</text:p>
          </table:table-cell>
          <table:table-cell table:style-name="ce4" table:formula="of:=[.C37]*10^9" office:value-type="float" office:value="-21.65723" calcext:value-type="float">
            <text:p>-2.17E+01</text:p>
          </table:table-cell>
          <table:table-cell table:style-name="ce4" table:formula="of:=[.$N$1]*[.D37]" office:value-type="float" office:value="-16.1083238012613" calcext:value-type="float">
            <text:p>-1.61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7.233S" calcext:value-type="time">
            <text:p>15:51:27.23</text:p>
          </table:table-cell>
          <table:table-cell table:style-name="ce2" office:value-type="float" office:value="-30" calcext:value-type="float">
            <text:p>-3.00E+01</text:p>
          </table:table-cell>
          <table:table-cell table:style-name="ce3" office:value-type="float" office:value="-0.00000002155006" calcext:value-type="float">
            <text:p>-2.16E-08</text:p>
          </table:table-cell>
          <table:table-cell table:style-name="ce4" table:formula="of:=[.C38]*10^9" office:value-type="float" office:value="-21.55006" calcext:value-type="float">
            <text:p>-2.16E+01</text:p>
          </table:table-cell>
          <table:table-cell table:style-name="ce4" table:formula="of:=[.$N$1]*[.D38]" office:value-type="float" office:value="-16.0286123579335" calcext:value-type="float">
            <text:p>-1.60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7.613S" calcext:value-type="time">
            <text:p>15:51:27.61</text:p>
          </table:table-cell>
          <table:table-cell table:style-name="ce2" office:value-type="float" office:value="-35" calcext:value-type="float">
            <text:p>-3.50E+01</text:p>
          </table:table-cell>
          <table:table-cell table:style-name="ce3" office:value-type="float" office:value="-0.00000002343043" calcext:value-type="float">
            <text:p>-2.34E-08</text:p>
          </table:table-cell>
          <table:table-cell table:style-name="ce4" table:formula="of:=[.C39]*10^9" office:value-type="float" office:value="-23.43043" calcext:value-type="float">
            <text:p>-2.34E+01</text:p>
          </table:table-cell>
          <table:table-cell table:style-name="ce4" table:formula="of:=[.$N$1]*[.D39]" office:value-type="float" office:value="-17.4272034439671" calcext:value-type="float">
            <text:p>-1.7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7.994S" calcext:value-type="time">
            <text:p>15:51:27.99</text:p>
          </table:table-cell>
          <table:table-cell table:style-name="ce2" office:value-type="float" office:value="-35" calcext:value-type="float">
            <text:p>-3.50E+01</text:p>
          </table:table-cell>
          <table:table-cell table:style-name="ce3" office:value-type="float" office:value="-0.00000002341672" calcext:value-type="float">
            <text:p>-2.34E-08</text:p>
          </table:table-cell>
          <table:table-cell table:style-name="ce4" table:formula="of:=[.C40]*10^9" office:value-type="float" office:value="-23.41672" calcext:value-type="float">
            <text:p>-2.34E+01</text:p>
          </table:table-cell>
          <table:table-cell table:style-name="ce4" table:formula="of:=[.$N$1]*[.D40]" office:value-type="float" office:value="-17.4170061509931" calcext:value-type="float">
            <text:p>-1.74E+01</text:p>
          </table:table-cell>
          <table:table-cell/>
          <table:table-cell office:value-type="float" office:value="-35" calcext:value-type="float">
            <text:p>-35</text:p>
          </table:table-cell>
          <table:table-cell table:style-name="ce4" table:formula="of:=AVERAGE([.E39:.E43])" office:value-type="float" office:value="-17.4071807505418" calcext:value-type="float">
            <text:p>-1.74E+01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121041672818242" calcext:value-type="float">
            <text:p>0.121041672818242</text:p>
          </table:table-cell>
          <table:table-cell/>
          <table:table-cell table:style-name="ce4" table:formula="of:=(MAX([.E39:.E43])-MIN([.E39:.E43]))/2" office:value-type="float" office:value="0.0633965183544039" calcext:value-type="float">
            <text:p>6.34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28.377S" calcext:value-type="time">
            <text:p>15:51:28.38</text:p>
          </table:table-cell>
          <table:table-cell table:style-name="ce2" office:value-type="float" office:value="-35" calcext:value-type="float">
            <text:p>-3.50E+01</text:p>
          </table:table-cell>
          <table:table-cell table:style-name="ce3" office:value-type="float" office:value="-0.00000002342489" calcext:value-type="float">
            <text:p>-2.34E-08</text:p>
          </table:table-cell>
          <table:table-cell table:style-name="ce4" table:formula="of:=[.C41]*10^9" office:value-type="float" office:value="-23.42489" calcext:value-type="float">
            <text:p>-2.34E+01</text:p>
          </table:table-cell>
          <table:table-cell table:style-name="ce4" table:formula="of:=[.$N$1]*[.D41]" office:value-type="float" office:value="-17.4230828748149" calcext:value-type="float">
            <text:p>-1.7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8.76S" calcext:value-type="time">
            <text:p>15:51:28.76</text:p>
          </table:table-cell>
          <table:table-cell table:style-name="ce2" office:value-type="float" office:value="-35" calcext:value-type="float">
            <text:p>-3.50E+01</text:p>
          </table:table-cell>
          <table:table-cell table:style-name="ce3" office:value-type="float" office:value="-0.00000002345799" calcext:value-type="float">
            <text:p>-2.35E-08</text:p>
          </table:table-cell>
          <table:table-cell table:style-name="ce4" table:formula="of:=[.C42]*10^9" office:value-type="float" office:value="-23.45799" calcext:value-type="float">
            <text:p>-2.35E+01</text:p>
          </table:table-cell>
          <table:table-cell table:style-name="ce4" table:formula="of:=[.$N$1]*[.D42]" office:value-type="float" office:value="-17.4477021598214" calcext:value-type="float">
            <text:p>-1.7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9.144S" calcext:value-type="time">
            <text:p>15:51:29.14</text:p>
          </table:table-cell>
          <table:table-cell table:style-name="ce2" office:value-type="float" office:value="-35" calcext:value-type="float">
            <text:p>-3.50E+01</text:p>
          </table:table-cell>
          <table:table-cell table:style-name="ce3" office:value-type="float" office:value="-0.00000002328752" calcext:value-type="float">
            <text:p>-2.33E-08</text:p>
          </table:table-cell>
          <table:table-cell table:style-name="ce4" table:formula="of:=[.C43]*10^9" office:value-type="float" office:value="-23.28752" calcext:value-type="float">
            <text:p>-2.33E+01</text:p>
          </table:table-cell>
          <table:table-cell table:style-name="ce4" table:formula="of:=[.$N$1]*[.D43]" office:value-type="float" office:value="-17.3209091231126" calcext:value-type="float">
            <text:p>-1.7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9.531S" calcext:value-type="time">
            <text:p>15:51:29.53</text:p>
          </table:table-cell>
          <table:table-cell table:style-name="ce2" office:value-type="float" office:value="-40" calcext:value-type="float">
            <text:p>-4.00E+01</text:p>
          </table:table-cell>
          <table:table-cell table:style-name="ce3" office:value-type="float" office:value="-0.00000002518223" calcext:value-type="float">
            <text:p>-2.52E-08</text:p>
          </table:table-cell>
          <table:table-cell table:style-name="ce4" table:formula="of:=[.C44]*10^9" office:value-type="float" office:value="-25.18223" calcext:value-type="float">
            <text:p>-2.52E+01</text:p>
          </table:table-cell>
          <table:table-cell table:style-name="ce4" table:formula="of:=[.$N$1]*[.D44]" office:value-type="float" office:value="-18.7301660866988" calcext:value-type="float">
            <text:p>-1.87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29.912S" calcext:value-type="time">
            <text:p>15:51:29.91</text:p>
          </table:table-cell>
          <table:table-cell table:style-name="ce2" office:value-type="float" office:value="-40" calcext:value-type="float">
            <text:p>-4.00E+01</text:p>
          </table:table-cell>
          <table:table-cell table:style-name="ce3" office:value-type="float" office:value="-0.0000000250263" calcext:value-type="float">
            <text:p>-2.50E-08</text:p>
          </table:table-cell>
          <table:table-cell table:style-name="ce4" table:formula="of:=[.C45]*10^9" office:value-type="float" office:value="-25.0263" calcext:value-type="float">
            <text:p>-2.50E+01</text:p>
          </table:table-cell>
          <table:table-cell table:style-name="ce4" table:formula="of:=[.$N$1]*[.D45]" office:value-type="float" office:value="-18.6141876845518" calcext:value-type="float">
            <text:p>-1.86E+01</text:p>
          </table:table-cell>
          <table:table-cell/>
          <table:table-cell office:value-type="float" office:value="-40" calcext:value-type="float">
            <text:p>-40</text:p>
          </table:table-cell>
          <table:table-cell table:style-name="ce4" table:formula="of:=AVERAGE([.E44:.E48])" office:value-type="float" office:value="-18.6383785493721" calcext:value-type="float">
            <text:p>-1.86E+01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13718001177918" calcext:value-type="float">
            <text:p>0.13718001177918</text:p>
          </table:table-cell>
          <table:table-cell/>
          <table:table-cell table:style-name="ce4" table:formula="of:=(MAX([.E44:.E48])-MIN([.E44:.E48]))/2" office:value-type="float" office:value="0.0908942514870628" calcext:value-type="float">
            <text:p>9.09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30.296S" calcext:value-type="time">
            <text:p>15:51:30.30</text:p>
          </table:table-cell>
          <table:table-cell table:style-name="ce2" office:value-type="float" office:value="-40" calcext:value-type="float">
            <text:p>-4.00E+01</text:p>
          </table:table-cell>
          <table:table-cell table:style-name="ce3" office:value-type="float" office:value="-0.00000002493782" calcext:value-type="float">
            <text:p>-2.49E-08</text:p>
          </table:table-cell>
          <table:table-cell table:style-name="ce4" table:formula="of:=[.C46]*10^9" office:value-type="float" office:value="-24.93782" calcext:value-type="float">
            <text:p>-2.49E+01</text:p>
          </table:table-cell>
          <table:table-cell table:style-name="ce4" table:formula="of:=[.$N$1]*[.D46]" office:value-type="float" office:value="-18.5483775837247" calcext:value-type="float">
            <text:p>-1.85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0.671S" calcext:value-type="time">
            <text:p>15:51:30.67</text:p>
          </table:table-cell>
          <table:table-cell table:style-name="ce2" office:value-type="float" office:value="-40" calcext:value-type="float">
            <text:p>-4.00E+01</text:p>
          </table:table-cell>
          <table:table-cell table:style-name="ce3" office:value-type="float" office:value="-0.00000002516757" calcext:value-type="float">
            <text:p>-2.52E-08</text:p>
          </table:table-cell>
          <table:table-cell table:style-name="ce4" table:formula="of:=[.C47]*10^9" office:value-type="float" office:value="-25.16757" calcext:value-type="float">
            <text:p>-2.52E+01</text:p>
          </table:table-cell>
          <table:table-cell table:style-name="ce4" table:formula="of:=[.$N$1]*[.D47]" office:value-type="float" office:value="-18.7192621979316" calcext:value-type="float">
            <text:p>-1.87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1.047S" calcext:value-type="time">
            <text:p>15:51:31.05</text:p>
          </table:table-cell>
          <table:table-cell table:style-name="ce2" office:value-type="float" office:value="-40" calcext:value-type="float">
            <text:p>-4.00E+01</text:p>
          </table:table-cell>
          <table:table-cell table:style-name="ce3" office:value-type="float" office:value="-0.0000000249802" calcext:value-type="float">
            <text:p>-2.50E-08</text:p>
          </table:table-cell>
          <table:table-cell table:style-name="ce4" table:formula="of:=[.C48]*10^9" office:value-type="float" office:value="-24.9802" calcext:value-type="float">
            <text:p>-2.50E+01</text:p>
          </table:table-cell>
          <table:table-cell table:style-name="ce4" table:formula="of:=[.$N$1]*[.D48]" office:value-type="float" office:value="-18.5798991939536" calcext:value-type="float">
            <text:p>-1.86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1.434S" calcext:value-type="time">
            <text:p>15:51:31.43</text:p>
          </table:table-cell>
          <table:table-cell table:style-name="ce2" office:value-type="float" office:value="-45" calcext:value-type="float">
            <text:p>-4.50E+01</text:p>
          </table:table-cell>
          <table:table-cell table:style-name="ce3" office:value-type="float" office:value="-0.0000000266844" calcext:value-type="float">
            <text:p>-2.67E-08</text:p>
          </table:table-cell>
          <table:table-cell table:style-name="ce4" table:formula="of:=[.C49]*10^9" office:value-type="float" office:value="-26.6844" calcext:value-type="float">
            <text:p>-2.67E+01</text:p>
          </table:table-cell>
          <table:table-cell table:style-name="ce4" table:formula="of:=[.$N$1]*[.D49]" office:value-type="float" office:value="-19.8474576685189" calcext:value-type="float">
            <text:p>-1.9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1.815S" calcext:value-type="time">
            <text:p>15:51:31.82</text:p>
          </table:table-cell>
          <table:table-cell table:style-name="ce2" office:value-type="float" office:value="-45" calcext:value-type="float">
            <text:p>-4.50E+01</text:p>
          </table:table-cell>
          <table:table-cell table:style-name="ce3" office:value-type="float" office:value="-0.00000002670003" calcext:value-type="float">
            <text:p>-2.67E-08</text:p>
          </table:table-cell>
          <table:table-cell table:style-name="ce4" table:formula="of:=[.C50]*10^9" office:value-type="float" office:value="-26.70003" calcext:value-type="float">
            <text:p>-2.67E+01</text:p>
          </table:table-cell>
          <table:table-cell table:style-name="ce4" table:formula="of:=[.$N$1]*[.D50]" office:value-type="float" office:value="-19.8590830287803" calcext:value-type="float">
            <text:p>-1.99E+01</text:p>
          </table:table-cell>
          <table:table-cell/>
          <table:table-cell office:value-type="float" office:value="-45" calcext:value-type="float">
            <text:p>-45</text:p>
          </table:table-cell>
          <table:table-cell table:style-name="ce4" table:formula="of:=AVERAGE([.E49:.E53])" office:value-type="float" office:value="-19.8124447312863" calcext:value-type="float">
            <text:p>-1.98E+01</text:p>
          </table:table-cell>
          <table:table-cell table:style-name="ce5" office:value-type="float" office:value="0.05" calcext:value-type="float">
            <text:p>0.05</text:p>
          </table:table-cell>
          <table:table-cell table:formula="of:=SQRT(([.H50]*[.$N$2])^2+([.$N$1]*[.L50])^2)" office:value-type="float" office:value="0.144234599320368" calcext:value-type="float">
            <text:p>0.144234599320368</text:p>
          </table:table-cell>
          <table:table-cell/>
          <table:table-cell table:style-name="ce4" table:formula="of:=(MAX([.E49:.E53])-MIN([.E49:.E53]))/2" office:value-type="float" office:value="0.0922144699428493" calcext:value-type="float">
            <text:p>9.22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32.199S" calcext:value-type="time">
            <text:p>15:51:32.20</text:p>
          </table:table-cell>
          <table:table-cell table:style-name="ce2" office:value-type="float" office:value="-45" calcext:value-type="float">
            <text:p>-4.50E+01</text:p>
          </table:table-cell>
          <table:table-cell table:style-name="ce3" office:value-type="float" office:value="-0.00000002645207" calcext:value-type="float">
            <text:p>-2.65E-08</text:p>
          </table:table-cell>
          <table:table-cell table:style-name="ce4" table:formula="of:=[.C51]*10^9" office:value-type="float" office:value="-26.45207" calcext:value-type="float">
            <text:p>-2.65E+01</text:p>
          </table:table-cell>
          <table:table-cell table:style-name="ce4" table:formula="of:=[.$N$1]*[.D51]" office:value-type="float" office:value="-19.6746540888946" calcext:value-type="float">
            <text:p>-1.97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2.582S" calcext:value-type="time">
            <text:p>15:51:32.58</text:p>
          </table:table-cell>
          <table:table-cell table:style-name="ce2" office:value-type="float" office:value="-45" calcext:value-type="float">
            <text:p>-4.50E+01</text:p>
          </table:table-cell>
          <table:table-cell table:style-name="ce3" office:value-type="float" office:value="-0.00000002668364" calcext:value-type="float">
            <text:p>-2.67E-08</text:p>
          </table:table-cell>
          <table:table-cell table:style-name="ce4" table:formula="of:=[.C52]*10^9" office:value-type="float" office:value="-26.68364" calcext:value-type="float">
            <text:p>-2.67E+01</text:p>
          </table:table-cell>
          <table:table-cell table:style-name="ce4" table:formula="of:=[.$N$1]*[.D52]" office:value-type="float" office:value="-19.8468923918843" calcext:value-type="float">
            <text:p>-1.9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2.966S" calcext:value-type="time">
            <text:p>15:51:32.97</text:p>
          </table:table-cell>
          <table:table-cell table:style-name="ce2" office:value-type="float" office:value="-45" calcext:value-type="float">
            <text:p>-4.50E+01</text:p>
          </table:table-cell>
          <table:table-cell table:style-name="ce3" office:value-type="float" office:value="-0.00000002666649" calcext:value-type="float">
            <text:p>-2.67E-08</text:p>
          </table:table-cell>
          <table:table-cell table:style-name="ce4" table:formula="of:=[.C53]*10^9" office:value-type="float" office:value="-26.66649" calcext:value-type="float">
            <text:p>-2.67E+01</text:p>
          </table:table-cell>
          <table:table-cell table:style-name="ce4" table:formula="of:=[.$N$1]*[.D53]" office:value-type="float" office:value="-19.8341364783537" calcext:value-type="float">
            <text:p>-1.9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3.353S" calcext:value-type="time">
            <text:p>15:51:33.35</text:p>
          </table:table-cell>
          <table:table-cell table:style-name="ce2" office:value-type="float" office:value="-50" calcext:value-type="float">
            <text:p>-5.00E+01</text:p>
          </table:table-cell>
          <table:table-cell table:style-name="ce3" office:value-type="float" office:value="-0.0000000281806" calcext:value-type="float">
            <text:p>-2.82E-08</text:p>
          </table:table-cell>
          <table:table-cell table:style-name="ce4" table:formula="of:=[.C54]*10^9" office:value-type="float" office:value="-28.1806" calcext:value-type="float">
            <text:p>-2.82E+01</text:p>
          </table:table-cell>
          <table:table-cell table:style-name="ce4" table:formula="of:=[.$N$1]*[.D54]" office:value-type="float" office:value="-20.9603088536172" calcext:value-type="float">
            <text:p>-2.10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3.735S" calcext:value-type="time">
            <text:p>15:51:33.74</text:p>
          </table:table-cell>
          <table:table-cell table:style-name="ce2" office:value-type="float" office:value="-50" calcext:value-type="float">
            <text:p>-5.00E+01</text:p>
          </table:table-cell>
          <table:table-cell table:style-name="ce3" office:value-type="float" office:value="-0.00000002821322" calcext:value-type="float">
            <text:p>-2.82E-08</text:p>
          </table:table-cell>
          <table:table-cell table:style-name="ce4" table:formula="of:=[.C55]*10^9" office:value-type="float" office:value="-28.21322" calcext:value-type="float">
            <text:p>-2.82E+01</text:p>
          </table:table-cell>
          <table:table-cell table:style-name="ce4" table:formula="of:=[.$N$1]*[.D55]" office:value-type="float" office:value="-20.9845711218019" calcext:value-type="float">
            <text:p>-2.10E+01</text:p>
          </table:table-cell>
          <table:table-cell/>
          <table:table-cell office:value-type="float" office:value="-50" calcext:value-type="float">
            <text:p>-50</text:p>
          </table:table-cell>
          <table:table-cell table:style-name="ce4" table:formula="of:=AVERAGE([.E54:.E58])" office:value-type="float" office:value="-20.9316805672154" calcext:value-type="float">
            <text:p>-2.09E+01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14666757732958" calcext:value-type="float">
            <text:p>0.14666757732958</text:p>
          </table:table-cell>
          <table:table-cell/>
          <table:table-cell table:style-name="ce4" table:formula="of:=(MAX([.E54:.E58])-MIN([.E54:.E58]))/2" office:value-type="float" office:value="0.0800126762711901" calcext:value-type="float">
            <text:p>8.00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34.118S" calcext:value-type="time">
            <text:p>15:51:34.12</text:p>
          </table:table-cell>
          <table:table-cell table:style-name="ce2" office:value-type="float" office:value="-50" calcext:value-type="float">
            <text:p>-5.00E+01</text:p>
          </table:table-cell>
          <table:table-cell table:style-name="ce3" office:value-type="float" office:value="-0.00000002817567" calcext:value-type="float">
            <text:p>-2.82E-08</text:p>
          </table:table-cell>
          <table:table-cell table:style-name="ce4" table:formula="of:=[.C56]*10^9" office:value-type="float" office:value="-28.17567" calcext:value-type="float">
            <text:p>-2.82E+01</text:p>
          </table:table-cell>
          <table:table-cell table:style-name="ce4" table:formula="of:=[.$N$1]*[.D56]" office:value-type="float" office:value="-20.9566419933428" calcext:value-type="float">
            <text:p>-2.10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4.502S" calcext:value-type="time">
            <text:p>15:51:34.50</text:p>
          </table:table-cell>
          <table:table-cell table:style-name="ce2" office:value-type="float" office:value="-50" calcext:value-type="float">
            <text:p>-5.00E+01</text:p>
          </table:table-cell>
          <table:table-cell table:style-name="ce3" office:value-type="float" office:value="-0.00000002799807" calcext:value-type="float">
            <text:p>-2.80E-08</text:p>
          </table:table-cell>
          <table:table-cell table:style-name="ce4" table:formula="of:=[.C57]*10^9" office:value-type="float" office:value="-27.99807" calcext:value-type="float">
            <text:p>-2.80E+01</text:p>
          </table:table-cell>
          <table:table-cell table:style-name="ce4" table:formula="of:=[.$N$1]*[.D57]" office:value-type="float" office:value="-20.8245457692595" calcext:value-type="float">
            <text:p>-2.0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4.885S" calcext:value-type="time">
            <text:p>15:51:34.89</text:p>
          </table:table-cell>
          <table:table-cell table:style-name="ce2" office:value-type="float" office:value="-50" calcext:value-type="float">
            <text:p>-5.00E+01</text:p>
          </table:table-cell>
          <table:table-cell table:style-name="ce3" office:value-type="float" office:value="-0.00000002814299" calcext:value-type="float">
            <text:p>-2.81E-08</text:p>
          </table:table-cell>
          <table:table-cell table:style-name="ce4" table:formula="of:=[.C58]*10^9" office:value-type="float" office:value="-28.14299" calcext:value-type="float">
            <text:p>-2.81E+01</text:p>
          </table:table-cell>
          <table:table-cell table:style-name="ce4" table:formula="of:=[.$N$1]*[.D58]" office:value-type="float" office:value="-20.9323350980554" calcext:value-type="float">
            <text:p>-2.0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5.273S" calcext:value-type="time">
            <text:p>15:51:35.27</text:p>
          </table:table-cell>
          <table:table-cell table:style-name="ce2" office:value-type="float" office:value="-55" calcext:value-type="float">
            <text:p>-5.50E+01</text:p>
          </table:table-cell>
          <table:table-cell table:style-name="ce3" office:value-type="float" office:value="-0.00000002945525" calcext:value-type="float">
            <text:p>-2.95E-08</text:p>
          </table:table-cell>
          <table:table-cell table:style-name="ce4" table:formula="of:=[.C59]*10^9" office:value-type="float" office:value="-29.45525" calcext:value-type="float">
            <text:p>-2.95E+01</text:p>
          </table:table-cell>
          <table:table-cell table:style-name="ce4" table:formula="of:=[.$N$1]*[.D59]" office:value-type="float" office:value="-21.9083744618819" calcext:value-type="float">
            <text:p>-2.1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5.654S" calcext:value-type="time">
            <text:p>15:51:35.65</text:p>
          </table:table-cell>
          <table:table-cell table:style-name="ce2" office:value-type="float" office:value="-55" calcext:value-type="float">
            <text:p>-5.50E+01</text:p>
          </table:table-cell>
          <table:table-cell table:style-name="ce3" office:value-type="float" office:value="-0.00000002940891" calcext:value-type="float">
            <text:p>-2.94E-08</text:p>
          </table:table-cell>
          <table:table-cell table:style-name="ce4" table:formula="of:=[.C60]*10^9" office:value-type="float" office:value="-29.40891" calcext:value-type="float">
            <text:p>-2.94E+01</text:p>
          </table:table-cell>
          <table:table-cell table:style-name="ce4" table:formula="of:=[.$N$1]*[.D60]" office:value-type="float" office:value="-21.8739074628727" calcext:value-type="float">
            <text:p>-2.19E+01</text:p>
          </table:table-cell>
          <table:table-cell/>
          <table:table-cell office:value-type="float" office:value="-55" calcext:value-type="float">
            <text:p>-55</text:p>
          </table:table-cell>
          <table:table-cell table:style-name="ce4" table:formula="of:=AVERAGE([.E59:.E63])" office:value-type="float" office:value="-21.940308129026" calcext:value-type="float">
            <text:p>-2.19E+01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154448310416886" calcext:value-type="float">
            <text:p>0.154448310416886</text:p>
          </table:table-cell>
          <table:table-cell/>
          <table:table-cell table:style-name="ce4" table:formula="of:=(MAX([.E59:.E63])-MIN([.E59:.E63]))/2" office:value-type="float" office:value="0.0862046867750976" calcext:value-type="float">
            <text:p>8.62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36.038S" calcext:value-type="time">
            <text:p>15:51:36.04</text:p>
          </table:table-cell>
          <table:table-cell table:style-name="ce2" office:value-type="float" office:value="-55" calcext:value-type="float">
            <text:p>-5.50E+01</text:p>
          </table:table-cell>
          <table:table-cell table:style-name="ce3" office:value-type="float" office:value="-0.00000002956074" calcext:value-type="float">
            <text:p>-2.96E-08</text:p>
          </table:table-cell>
          <table:table-cell table:style-name="ce4" table:formula="of:=[.C61]*10^9" office:value-type="float" office:value="-29.56074" calcext:value-type="float">
            <text:p>-2.96E+01</text:p>
          </table:table-cell>
          <table:table-cell table:style-name="ce4" table:formula="of:=[.$N$1]*[.D61]" office:value-type="float" office:value="-21.9868363463332" calcext:value-type="float">
            <text:p>-2.20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6.422S" calcext:value-type="time">
            <text:p>15:51:36.42</text:p>
          </table:table-cell>
          <table:table-cell table:style-name="ce2" office:value-type="float" office:value="-55" calcext:value-type="float">
            <text:p>-5.50E+01</text:p>
          </table:table-cell>
          <table:table-cell table:style-name="ce3" office:value-type="float" office:value="-0.00000002964071" calcext:value-type="float">
            <text:p>-2.96E-08</text:p>
          </table:table-cell>
          <table:table-cell table:style-name="ce4" table:formula="of:=[.C62]*10^9" office:value-type="float" office:value="-29.64071" calcext:value-type="float">
            <text:p>-2.96E+01</text:p>
          </table:table-cell>
          <table:table-cell table:style-name="ce4" table:formula="of:=[.$N$1]*[.D62]" office:value-type="float" office:value="-22.0463168364229" calcext:value-type="float">
            <text:p>-2.20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6.805S" calcext:value-type="time">
            <text:p>15:51:36.81</text:p>
          </table:table-cell>
          <table:table-cell table:style-name="ce2" office:value-type="float" office:value="-55" calcext:value-type="float">
            <text:p>-5.50E+01</text:p>
          </table:table-cell>
          <table:table-cell table:style-name="ce3" office:value-type="float" office:value="-0.00000002942531" calcext:value-type="float">
            <text:p>-2.94E-08</text:p>
          </table:table-cell>
          <table:table-cell table:style-name="ce4" table:formula="of:=[.C63]*10^9" office:value-type="float" office:value="-29.42531" calcext:value-type="float">
            <text:p>-2.94E+01</text:p>
          </table:table-cell>
          <table:table-cell table:style-name="ce4" table:formula="of:=[.$N$1]*[.D63]" office:value-type="float" office:value="-21.8861055376192" calcext:value-type="float">
            <text:p>-2.1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7.192S" calcext:value-type="time">
            <text:p>15:51:37.19</text:p>
          </table:table-cell>
          <table:table-cell table:style-name="ce2" office:value-type="float" office:value="-60" calcext:value-type="float">
            <text:p>-6.00E+01</text:p>
          </table:table-cell>
          <table:table-cell table:style-name="ce3" office:value-type="float" office:value="-0.00000003117416" calcext:value-type="float">
            <text:p>-3.12E-08</text:p>
          </table:table-cell>
          <table:table-cell table:style-name="ce4" table:formula="of:=[.C64]*10^9" office:value-type="float" office:value="-31.17416" calcext:value-type="float">
            <text:p>-3.12E+01</text:p>
          </table:table-cell>
          <table:table-cell table:style-name="ce4" table:formula="of:=[.$N$1]*[.D64]" office:value-type="float" office:value="-23.1868740144667" calcext:value-type="float">
            <text:p>-2.32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7.573S" calcext:value-type="time">
            <text:p>15:51:37.57</text:p>
          </table:table-cell>
          <table:table-cell table:style-name="ce2" office:value-type="float" office:value="-60" calcext:value-type="float">
            <text:p>-6.00E+01</text:p>
          </table:table-cell>
          <table:table-cell table:style-name="ce3" office:value-type="float" office:value="-0.00000003100989" calcext:value-type="float">
            <text:p>-3.10E-08</text:p>
          </table:table-cell>
          <table:table-cell table:style-name="ce4" table:formula="of:=[.C65]*10^9" office:value-type="float" office:value="-31.00989" calcext:value-type="float">
            <text:p>-3.10E+01</text:p>
          </table:table-cell>
          <table:table-cell table:style-name="ce4" table:formula="of:=[.$N$1]*[.D65]" office:value-type="float" office:value="-23.0646924450401" calcext:value-type="float">
            <text:p>-2.31E+01</text:p>
          </table:table-cell>
          <table:table-cell/>
          <table:table-cell office:value-type="float" office:value="-60" calcext:value-type="float">
            <text:p>-60</text:p>
          </table:table-cell>
          <table:table-cell table:style-name="ce4" table:formula="of:=AVERAGE([.E64:.E68])" office:value-type="float" office:value="-23.0471777947883" calcext:value-type="float">
            <text:p>-2.30E+01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178894951727662" calcext:value-type="float">
            <text:p>0.178894951727662</text:p>
          </table:table-cell>
          <table:table-cell/>
          <table:table-cell table:style-name="ce4" table:formula="of:=(MAX([.E64:.E68])-MIN([.E64:.E68]))/2" office:value-type="float" office:value="0.135904403516355" calcext:value-type="float">
            <text:p>1.36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37.957S" calcext:value-type="time">
            <text:p>15:51:37.96</text:p>
          </table:table-cell>
          <table:table-cell table:style-name="ce2" office:value-type="float" office:value="-60" calcext:value-type="float">
            <text:p>-6.00E+01</text:p>
          </table:table-cell>
          <table:table-cell table:style-name="ce3" office:value-type="float" office:value="-0.00000003090184" calcext:value-type="float">
            <text:p>-3.09E-08</text:p>
          </table:table-cell>
          <table:table-cell table:style-name="ce4" table:formula="of:=[.C66]*10^9" office:value-type="float" office:value="-30.90184" calcext:value-type="float">
            <text:p>-3.09E+01</text:p>
          </table:table-cell>
          <table:table-cell table:style-name="ce4" table:formula="of:=[.$N$1]*[.D66]" office:value-type="float" office:value="-22.9843264708722" calcext:value-type="float">
            <text:p>-2.30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8.34S" calcext:value-type="time">
            <text:p>15:51:38.34</text:p>
          </table:table-cell>
          <table:table-cell table:style-name="ce2" office:value-type="float" office:value="-60" calcext:value-type="float">
            <text:p>-6.00E+01</text:p>
          </table:table-cell>
          <table:table-cell table:style-name="ce3" office:value-type="float" office:value="-0.00000003080872" calcext:value-type="float">
            <text:p>-3.08E-08</text:p>
          </table:table-cell>
          <table:table-cell table:style-name="ce4" table:formula="of:=[.C67]*10^9" office:value-type="float" office:value="-30.80872" calcext:value-type="float">
            <text:p>-3.08E+01</text:p>
          </table:table-cell>
          <table:table-cell table:style-name="ce4" table:formula="of:=[.$N$1]*[.D67]" office:value-type="float" office:value="-22.915065207434" calcext:value-type="float">
            <text:p>-2.2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8.723S" calcext:value-type="time">
            <text:p>15:51:38.72</text:p>
          </table:table-cell>
          <table:table-cell table:style-name="ce2" office:value-type="float" office:value="-60" calcext:value-type="float">
            <text:p>-6.00E+01</text:p>
          </table:table-cell>
          <table:table-cell table:style-name="ce3" office:value-type="float" office:value="-0.0000000310371" calcext:value-type="float">
            <text:p>-3.10E-08</text:p>
          </table:table-cell>
          <table:table-cell table:style-name="ce4" table:formula="of:=[.C68]*10^9" office:value-type="float" office:value="-31.0371" calcext:value-type="float">
            <text:p>-3.10E+01</text:p>
          </table:table-cell>
          <table:table-cell table:style-name="ce4" table:formula="of:=[.$N$1]*[.D68]" office:value-type="float" office:value="-23.0849308361285" calcext:value-type="float">
            <text:p>-2.31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9.11S" calcext:value-type="time">
            <text:p>15:51:39.11</text:p>
          </table:table-cell>
          <table:table-cell table:style-name="ce2" office:value-type="float" office:value="-65" calcext:value-type="float">
            <text:p>-6.50E+01</text:p>
          </table:table-cell>
          <table:table-cell table:style-name="ce3" office:value-type="float" office:value="-0.00000003216829" calcext:value-type="float">
            <text:p>-3.22E-08</text:p>
          </table:table-cell>
          <table:table-cell table:style-name="ce4" table:formula="of:=[.C69]*10^9" office:value-type="float" office:value="-32.16829" calcext:value-type="float">
            <text:p>-3.22E+01</text:p>
          </table:table-cell>
          <table:table-cell table:style-name="ce4" table:formula="of:=[.$N$1]*[.D69]" office:value-type="float" office:value="-23.9262930417637" calcext:value-type="float">
            <text:p>-2.3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39.491S" calcext:value-type="time">
            <text:p>15:51:39.49</text:p>
          </table:table-cell>
          <table:table-cell table:style-name="ce2" office:value-type="float" office:value="-65" calcext:value-type="float">
            <text:p>-6.50E+01</text:p>
          </table:table-cell>
          <table:table-cell table:style-name="ce3" office:value-type="float" office:value="-0.00000003213925" calcext:value-type="float">
            <text:p>-3.21E-08</text:p>
          </table:table-cell>
          <table:table-cell table:style-name="ce4" table:formula="of:=[.C70]*10^9" office:value-type="float" office:value="-32.13925" calcext:value-type="float">
            <text:p>-3.21E+01</text:p>
          </table:table-cell>
          <table:table-cell table:style-name="ce4" table:formula="of:=[.$N$1]*[.D70]" office:value-type="float" office:value="-23.904693524042" calcext:value-type="float">
            <text:p>-2.39E+01</text:p>
          </table:table-cell>
          <table:table-cell/>
          <table:table-cell office:value-type="float" office:value="-65" calcext:value-type="float">
            <text:p>-65</text:p>
          </table:table-cell>
          <table:table-cell table:style-name="ce4" table:formula="of:=AVERAGE([.E69:.E73])" office:value-type="float" office:value="-23.9256637996152" calcext:value-type="float">
            <text:p>-2.39E+01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164387549682645" calcext:value-type="float">
            <text:p>0.164387549682645</text:p>
          </table:table-cell>
          <table:table-cell/>
          <table:table-cell table:style-name="ce4" table:formula="of:=(MAX([.E69:.E73])-MIN([.E69:.E73]))/2" office:value-type="float" office:value="0.0800535844486934" calcext:value-type="float">
            <text:p>8.01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39.875S" calcext:value-type="time">
            <text:p>15:51:39.88</text:p>
          </table:table-cell>
          <table:table-cell table:style-name="ce2" office:value-type="float" office:value="-65" calcext:value-type="float">
            <text:p>-6.50E+01</text:p>
          </table:table-cell>
          <table:table-cell table:style-name="ce3" office:value-type="float" office:value="-0.00000003210828" calcext:value-type="float">
            <text:p>-3.21E-08</text:p>
          </table:table-cell>
          <table:table-cell table:style-name="ce4" table:formula="of:=[.C71]*10^9" office:value-type="float" office:value="-32.10828" calcext:value-type="float">
            <text:p>-3.21E+01</text:p>
          </table:table-cell>
          <table:table-cell table:style-name="ce4" table:formula="of:=[.$N$1]*[.D71]" office:value-type="float" office:value="-23.8816585011824" calcext:value-type="float">
            <text:p>-2.3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0.259S" calcext:value-type="time">
            <text:p>15:51:40.26</text:p>
          </table:table-cell>
          <table:table-cell table:style-name="ce2" office:value-type="float" office:value="-65" calcext:value-type="float">
            <text:p>-6.50E+01</text:p>
          </table:table-cell>
          <table:table-cell table:style-name="ce3" office:value-type="float" office:value="-0.00000003210307" calcext:value-type="float">
            <text:p>-3.21E-08</text:p>
          </table:table-cell>
          <table:table-cell table:style-name="ce4" table:formula="of:=[.C72]*10^9" office:value-type="float" office:value="-32.10307" calcext:value-type="float">
            <text:p>-3.21E+01</text:p>
          </table:table-cell>
          <table:table-cell table:style-name="ce4" table:formula="of:=[.$N$1]*[.D72]" office:value-type="float" office:value="-23.8777833810953" calcext:value-type="float">
            <text:p>-2.3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0.642S" calcext:value-type="time">
            <text:p>15:51:40.64</text:p>
          </table:table-cell>
          <table:table-cell table:style-name="ce2" office:value-type="float" office:value="-65" calcext:value-type="float">
            <text:p>-6.50E+01</text:p>
          </table:table-cell>
          <table:table-cell table:style-name="ce3" office:value-type="float" office:value="-0.00000003231833" calcext:value-type="float">
            <text:p>-3.23E-08</text:p>
          </table:table-cell>
          <table:table-cell table:style-name="ce4" table:formula="of:=[.C73]*10^9" office:value-type="float" office:value="-32.31833" calcext:value-type="float">
            <text:p>-3.23E+01</text:p>
          </table:table-cell>
          <table:table-cell table:style-name="ce4" table:formula="of:=[.$N$1]*[.D73]" office:value-type="float" office:value="-24.0378905499926" calcext:value-type="float">
            <text:p>-2.40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1.029S" calcext:value-type="time">
            <text:p>15:51:41.03</text:p>
          </table:table-cell>
          <table:table-cell table:style-name="ce2" office:value-type="float" office:value="-70" calcext:value-type="float">
            <text:p>-7.00E+01</text:p>
          </table:table-cell>
          <table:table-cell table:style-name="ce3" office:value-type="float" office:value="-0.00000003341328" calcext:value-type="float">
            <text:p>-3.34E-08</text:p>
          </table:table-cell>
          <table:table-cell table:style-name="ce4" table:formula="of:=[.C74]*10^9" office:value-type="float" office:value="-33.41328" calcext:value-type="float">
            <text:p>-3.34E+01</text:p>
          </table:table-cell>
          <table:table-cell table:style-name="ce4" table:formula="of:=[.$N$1]*[.D74]" office:value-type="float" office:value="-24.8522979855784" calcext:value-type="float">
            <text:p>-2.4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1.402S" calcext:value-type="time">
            <text:p>15:51:41.40</text:p>
          </table:table-cell>
          <table:table-cell table:style-name="ce2" office:value-type="float" office:value="-70" calcext:value-type="float">
            <text:p>-7.00E+01</text:p>
          </table:table-cell>
          <table:table-cell table:style-name="ce3" office:value-type="float" office:value="-0.00000003333876" calcext:value-type="float">
            <text:p>-3.33E-08</text:p>
          </table:table-cell>
          <table:table-cell table:style-name="ce4" table:formula="of:=[.C75]*10^9" office:value-type="float" office:value="-33.33876" calcext:value-type="float">
            <text:p>-3.33E+01</text:p>
          </table:table-cell>
          <table:table-cell table:style-name="ce4" table:formula="of:=[.$N$1]*[.D75]" office:value-type="float" office:value="-24.7968711239867" calcext:value-type="float">
            <text:p>-2.48E+01</text:p>
          </table:table-cell>
          <table:table-cell/>
          <table:table-cell office:value-type="float" office:value="-70" calcext:value-type="float">
            <text:p>-70</text:p>
          </table:table-cell>
          <table:table-cell table:style-name="ce4" table:formula="of:=AVERAGE([.E74:.E78])" office:value-type="float" office:value="-24.858141160896" calcext:value-type="float">
            <text:p>-2.49E+01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164379768327698" calcext:value-type="float">
            <text:p>0.164379768327698</text:p>
          </table:table-cell>
          <table:table-cell/>
          <table:table-cell table:style-name="ce4" table:formula="of:=(MAX([.E74:.E78])-MIN([.E74:.E78]))/2" office:value-type="float" office:value="0.0550586879941868" calcext:value-type="float">
            <text:p>5.51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41.778S" calcext:value-type="time">
            <text:p>15:51:41.78</text:p>
          </table:table-cell>
          <table:table-cell table:style-name="ce2" office:value-type="float" office:value="-70" calcext:value-type="float">
            <text:p>-7.00E+01</text:p>
          </table:table-cell>
          <table:table-cell table:style-name="ce3" office:value-type="float" office:value="-0.00000003338396" calcext:value-type="float">
            <text:p>-3.34E-08</text:p>
          </table:table-cell>
          <table:table-cell table:style-name="ce4" table:formula="of:=[.C76]*10^9" office:value-type="float" office:value="-33.38396" calcext:value-type="float">
            <text:p>-3.34E+01</text:p>
          </table:table-cell>
          <table:table-cell table:style-name="ce4" table:formula="of:=[.$N$1]*[.D76]" office:value-type="float" office:value="-24.8304902080439" calcext:value-type="float">
            <text:p>-2.4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2.162S" calcext:value-type="time">
            <text:p>15:51:42.16</text:p>
          </table:table-cell>
          <table:table-cell table:style-name="ce2" office:value-type="float" office:value="-70" calcext:value-type="float">
            <text:p>-7.00E+01</text:p>
          </table:table-cell>
          <table:table-cell table:style-name="ce3" office:value-type="float" office:value="-0.00000003348681" calcext:value-type="float">
            <text:p>-3.35E-08</text:p>
          </table:table-cell>
          <table:table-cell table:style-name="ce4" table:formula="of:=[.C77]*10^9" office:value-type="float" office:value="-33.48681" calcext:value-type="float">
            <text:p>-3.35E+01</text:p>
          </table:table-cell>
          <table:table-cell table:style-name="ce4" table:formula="of:=[.$N$1]*[.D77]" office:value-type="float" office:value="-24.9069884999751" calcext:value-type="float">
            <text:p>-2.4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2.545S" calcext:value-type="time">
            <text:p>15:51:42.55</text:p>
          </table:table-cell>
          <table:table-cell table:style-name="ce2" office:value-type="float" office:value="-70" calcext:value-type="float">
            <text:p>-7.00E+01</text:p>
          </table:table-cell>
          <table:table-cell table:style-name="ce3" office:value-type="float" office:value="-0.00000003348287" calcext:value-type="float">
            <text:p>-3.35E-08</text:p>
          </table:table-cell>
          <table:table-cell table:style-name="ce4" table:formula="of:=[.C78]*10^9" office:value-type="float" office:value="-33.48287" calcext:value-type="float">
            <text:p>-3.35E+01</text:p>
          </table:table-cell>
          <table:table-cell table:style-name="ce4" table:formula="of:=[.$N$1]*[.D78]" office:value-type="float" office:value="-24.9040579868957" calcext:value-type="float">
            <text:p>-2.4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2.941S" calcext:value-type="time">
            <text:p>15:51:42.94</text:p>
          </table:table-cell>
          <table:table-cell table:style-name="ce2" office:value-type="float" office:value="-75" calcext:value-type="float">
            <text:p>-7.50E+01</text:p>
          </table:table-cell>
          <table:table-cell table:style-name="ce3" office:value-type="float" office:value="-0.00000003459681" calcext:value-type="float">
            <text:p>-3.46E-08</text:p>
          </table:table-cell>
          <table:table-cell table:style-name="ce4" table:formula="of:=[.C79]*10^9" office:value-type="float" office:value="-34.59681" calcext:value-type="float">
            <text:p>-3.46E+01</text:p>
          </table:table-cell>
          <table:table-cell table:style-name="ce4" table:formula="of:=[.$N$1]*[.D79]" office:value-type="float" office:value="-25.7325899004958" calcext:value-type="float">
            <text:p>-2.57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3.329S" calcext:value-type="time">
            <text:p>15:51:43.33</text:p>
          </table:table-cell>
          <table:table-cell table:style-name="ce2" office:value-type="float" office:value="-75" calcext:value-type="float">
            <text:p>-7.50E+01</text:p>
          </table:table-cell>
          <table:table-cell table:style-name="ce3" office:value-type="float" office:value="-0.00000003452337" calcext:value-type="float">
            <text:p>-3.45E-08</text:p>
          </table:table-cell>
          <table:table-cell table:style-name="ce4" table:formula="of:=[.C80]*10^9" office:value-type="float" office:value="-34.52337" calcext:value-type="float">
            <text:p>-3.45E+01</text:p>
          </table:table-cell>
          <table:table-cell table:style-name="ce4" table:formula="of:=[.$N$1]*[.D80]" office:value-type="float" office:value="-25.6779663267533" calcext:value-type="float">
            <text:p>-2.57E+01</text:p>
          </table:table-cell>
          <table:table-cell/>
          <table:table-cell office:value-type="float" office:value="-75" calcext:value-type="float">
            <text:p>-75</text:p>
          </table:table-cell>
          <table:table-cell table:style-name="ce4" table:formula="of:=AVERAGE([.E79:.E83])" office:value-type="float" office:value="-25.7725564461315" calcext:value-type="float">
            <text:p>-2.58E+01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177048415586546" calcext:value-type="float">
            <text:p>0.177048415586546</text:p>
          </table:table-cell>
          <table:table-cell/>
          <table:table-cell table:style-name="ce4" table:formula="of:=(MAX([.E79:.E83])-MIN([.E79:.E83]))/2" office:value-type="float" office:value="0.0861265893453176" calcext:value-type="float">
            <text:p>8.61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43.713S" calcext:value-type="time">
            <text:p>15:51:43.71</text:p>
          </table:table-cell>
          <table:table-cell table:style-name="ce2" office:value-type="float" office:value="-75" calcext:value-type="float">
            <text:p>-7.50E+01</text:p>
          </table:table-cell>
          <table:table-cell table:style-name="ce3" office:value-type="float" office:value="-0.00000003462956" calcext:value-type="float">
            <text:p>-3.46E-08</text:p>
          </table:table-cell>
          <table:table-cell table:style-name="ce4" table:formula="of:=[.C81]*10^9" office:value-type="float" office:value="-34.62956" calcext:value-type="float">
            <text:p>-3.46E+01</text:p>
          </table:table-cell>
          <table:table-cell table:style-name="ce4" table:formula="of:=[.$N$1]*[.D81]" office:value-type="float" office:value="-25.7569488607364" calcext:value-type="float">
            <text:p>-2.5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4.097S" calcext:value-type="time">
            <text:p>15:51:44.10</text:p>
          </table:table-cell>
          <table:table-cell table:style-name="ce2" office:value-type="float" office:value="-75" calcext:value-type="float">
            <text:p>-7.50E+01</text:p>
          </table:table-cell>
          <table:table-cell table:style-name="ce3" office:value-type="float" office:value="-0.00000003475496" calcext:value-type="float">
            <text:p>-3.48E-08</text:p>
          </table:table-cell>
          <table:table-cell table:style-name="ce4" table:formula="of:=[.C82]*10^9" office:value-type="float" office:value="-34.75496" calcext:value-type="float">
            <text:p>-3.48E+01</text:p>
          </table:table-cell>
          <table:table-cell table:style-name="ce4" table:formula="of:=[.$N$1]*[.D82]" office:value-type="float" office:value="-25.8502195054439" calcext:value-type="float">
            <text:p>-2.5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4.481S" calcext:value-type="time">
            <text:p>15:51:44.48</text:p>
          </table:table-cell>
          <table:table-cell table:style-name="ce2" office:value-type="float" office:value="-75" calcext:value-type="float">
            <text:p>-7.50E+01</text:p>
          </table:table-cell>
          <table:table-cell table:style-name="ce3" office:value-type="float" office:value="-0.00000003474802" calcext:value-type="float">
            <text:p>-3.47E-08</text:p>
          </table:table-cell>
          <table:table-cell table:style-name="ce4" table:formula="of:=[.C83]*10^9" office:value-type="float" office:value="-34.74802" calcext:value-type="float">
            <text:p>-3.47E+01</text:p>
          </table:table-cell>
          <table:table-cell table:style-name="ce4" table:formula="of:=[.$N$1]*[.D83]" office:value-type="float" office:value="-25.845057637228" calcext:value-type="float">
            <text:p>-2.5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4.868S" calcext:value-type="time">
            <text:p>15:51:44.87</text:p>
          </table:table-cell>
          <table:table-cell table:style-name="ce2" office:value-type="float" office:value="-80" calcext:value-type="float">
            <text:p>-8.00E+01</text:p>
          </table:table-cell>
          <table:table-cell table:style-name="ce3" office:value-type="float" office:value="-0.00000003568938" calcext:value-type="float">
            <text:p>-3.57E-08</text:p>
          </table:table-cell>
          <table:table-cell table:style-name="ce4" table:formula="of:=[.C84]*10^9" office:value-type="float" office:value="-35.68938" calcext:value-type="float">
            <text:p>-3.57E+01</text:p>
          </table:table-cell>
          <table:table-cell table:style-name="ce4" table:formula="of:=[.$N$1]*[.D84]" office:value-type="float" office:value="-26.5452271276733" calcext:value-type="float">
            <text:p>-2.65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5.249S" calcext:value-type="time">
            <text:p>15:51:45.25</text:p>
          </table:table-cell>
          <table:table-cell table:style-name="ce2" office:value-type="float" office:value="-80" calcext:value-type="float">
            <text:p>-8.00E+01</text:p>
          </table:table-cell>
          <table:table-cell table:style-name="ce3" office:value-type="float" office:value="-0.00000003563035" calcext:value-type="float">
            <text:p>-3.56E-08</text:p>
          </table:table-cell>
          <table:table-cell table:style-name="ce4" table:formula="of:=[.C85]*10^9" office:value-type="float" office:value="-35.63035" calcext:value-type="float">
            <text:p>-3.56E+01</text:p>
          </table:table-cell>
          <table:table-cell table:style-name="ce4" table:formula="of:=[.$N$1]*[.D85]" office:value-type="float" office:value="-26.5013214964366" calcext:value-type="float">
            <text:p>-2.65E+01</text:p>
          </table:table-cell>
          <table:table-cell/>
          <table:table-cell office:value-type="float" office:value="-80" calcext:value-type="float">
            <text:p>-80</text:p>
          </table:table-cell>
          <table:table-cell table:style-name="ce4" table:formula="of:=AVERAGE([.E84:.E88])" office:value-type="float" office:value="-26.6010481953391" calcext:value-type="float">
            <text:p>-2.66E+01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185372079752252" calcext:value-type="float">
            <text:p>0.185372079752252</text:p>
          </table:table-cell>
          <table:table-cell/>
          <table:table-cell table:style-name="ce4" table:formula="of:=(MAX([.E84:.E88])-MIN([.E84:.E88]))/2" office:value-type="float" office:value="0.0982540045124249" calcext:value-type="float">
            <text:p>9.83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45.633S" calcext:value-type="time">
            <text:p>15:51:45.63</text:p>
          </table:table-cell>
          <table:table-cell table:style-name="ce2" office:value-type="float" office:value="-80" calcext:value-type="float">
            <text:p>-8.00E+01</text:p>
          </table:table-cell>
          <table:table-cell table:style-name="ce3" office:value-type="float" office:value="-0.0000000358408" calcext:value-type="float">
            <text:p>-3.58E-08</text:p>
          </table:table-cell>
          <table:table-cell table:style-name="ce4" table:formula="of:=[.C86]*10^9" office:value-type="float" office:value="-35.8408" calcext:value-type="float">
            <text:p>-3.58E+01</text:p>
          </table:table-cell>
          <table:table-cell table:style-name="ce4" table:formula="of:=[.$N$1]*[.D86]" office:value-type="float" office:value="-26.657851059265" calcext:value-type="float">
            <text:p>-2.67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6.016S" calcext:value-type="time">
            <text:p>15:51:46.02</text:p>
          </table:table-cell>
          <table:table-cell table:style-name="ce2" office:value-type="float" office:value="-80" calcext:value-type="float">
            <text:p>-8.00E+01</text:p>
          </table:table-cell>
          <table:table-cell table:style-name="ce3" office:value-type="float" office:value="-0.00000003589455" calcext:value-type="float">
            <text:p>-3.59E-08</text:p>
          </table:table-cell>
          <table:table-cell table:style-name="ce4" table:formula="of:=[.C87]*10^9" office:value-type="float" office:value="-35.89455" calcext:value-type="float">
            <text:p>-3.59E+01</text:p>
          </table:table-cell>
          <table:table-cell table:style-name="ce4" table:formula="of:=[.$N$1]*[.D87]" office:value-type="float" office:value="-26.6978295054614" calcext:value-type="float">
            <text:p>-2.67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6.4S" calcext:value-type="time">
            <text:p>15:51:46.40</text:p>
          </table:table-cell>
          <table:table-cell table:style-name="ce2" office:value-type="float" office:value="-80" calcext:value-type="float">
            <text:p>-8.00E+01</text:p>
          </table:table-cell>
          <table:table-cell table:style-name="ce3" office:value-type="float" office:value="-0.00000003576707" calcext:value-type="float">
            <text:p>-3.58E-08</text:p>
          </table:table-cell>
          <table:table-cell table:style-name="ce4" table:formula="of:=[.C88]*10^9" office:value-type="float" office:value="-35.76707" calcext:value-type="float">
            <text:p>-3.58E+01</text:p>
          </table:table-cell>
          <table:table-cell table:style-name="ce4" table:formula="of:=[.$N$1]*[.D88]" office:value-type="float" office:value="-26.6030117878593" calcext:value-type="float">
            <text:p>-2.66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6.787S" calcext:value-type="time">
            <text:p>15:51:46.79</text:p>
          </table:table-cell>
          <table:table-cell table:style-name="ce2" office:value-type="float" office:value="-85" calcext:value-type="float">
            <text:p>-8.50E+01</text:p>
          </table:table-cell>
          <table:table-cell table:style-name="ce3" office:value-type="float" office:value="-0.00000003676911" calcext:value-type="float">
            <text:p>-3.68E-08</text:p>
          </table:table-cell>
          <table:table-cell table:style-name="ce4" table:formula="of:=[.C89]*10^9" office:value-type="float" office:value="-36.76911" calcext:value-type="float">
            <text:p>-3.68E+01</text:p>
          </table:table-cell>
          <table:table-cell table:style-name="ce4" table:formula="of:=[.$N$1]*[.D89]" office:value-type="float" office:value="-27.3483141548663" calcext:value-type="float">
            <text:p>-2.7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7.168S" calcext:value-type="time">
            <text:p>15:51:47.17</text:p>
          </table:table-cell>
          <table:table-cell table:style-name="ce2" office:value-type="float" office:value="-85" calcext:value-type="float">
            <text:p>-8.50E+01</text:p>
          </table:table-cell>
          <table:table-cell table:style-name="ce3" office:value-type="float" office:value="-0.00000003676736" calcext:value-type="float">
            <text:p>-3.68E-08</text:p>
          </table:table-cell>
          <table:table-cell table:style-name="ce4" table:formula="of:=[.C90]*10^9" office:value-type="float" office:value="-36.76736" calcext:value-type="float">
            <text:p>-3.68E+01</text:p>
          </table:table-cell>
          <table:table-cell table:style-name="ce4" table:formula="of:=[.$N$1]*[.D90]" office:value-type="float" office:value="-27.3470125310367" calcext:value-type="float">
            <text:p>-2.73E+01</text:p>
          </table:table-cell>
          <table:table-cell/>
          <table:table-cell office:value-type="float" office:value="-85" calcext:value-type="float">
            <text:p>-85</text:p>
          </table:table-cell>
          <table:table-cell table:style-name="ce4" table:formula="of:=AVERAGE([.E89:.E93])" office:value-type="float" office:value="-27.3822099269605" calcext:value-type="float">
            <text:p>-2.74E+01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186830002486996" calcext:value-type="float">
            <text:p>0.186830002486996</text:p>
          </table:table-cell>
          <table:table-cell/>
          <table:table-cell table:style-name="ce4" table:formula="of:=(MAX([.E89:.E93])-MIN([.E89:.E93]))/2" office:value-type="float" office:value="0.0866509578024051" calcext:value-type="float">
            <text:p>8.67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47.551S" calcext:value-type="time">
            <text:p>15:51:47.55</text:p>
          </table:table-cell>
          <table:table-cell table:style-name="ce2" office:value-type="float" office:value="-85" calcext:value-type="float">
            <text:p>-8.50E+01</text:p>
          </table:table-cell>
          <table:table-cell table:style-name="ce3" office:value-type="float" office:value="-0.00000003695816" calcext:value-type="float">
            <text:p>-3.70E-08</text:p>
          </table:table-cell>
          <table:table-cell table:style-name="ce4" table:formula="of:=[.C91]*10^9" office:value-type="float" office:value="-36.95816" calcext:value-type="float">
            <text:p>-3.70E+01</text:p>
          </table:table-cell>
          <table:table-cell table:style-name="ce4" table:formula="of:=[.$N$1]*[.D91]" office:value-type="float" office:value="-27.4889267177208" calcext:value-type="float">
            <text:p>-2.75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7.934S" calcext:value-type="time">
            <text:p>15:51:47.93</text:p>
          </table:table-cell>
          <table:table-cell table:style-name="ce2" office:value-type="float" office:value="-85" calcext:value-type="float">
            <text:p>-8.50E+01</text:p>
          </table:table-cell>
          <table:table-cell table:style-name="ce3" office:value-type="float" office:value="-0.00000003685362" calcext:value-type="float">
            <text:p>-3.69E-08</text:p>
          </table:table-cell>
          <table:table-cell table:style-name="ce4" table:formula="of:=[.C92]*10^9" office:value-type="float" office:value="-36.85362" calcext:value-type="float">
            <text:p>-3.69E+01</text:p>
          </table:table-cell>
          <table:table-cell table:style-name="ce4" table:formula="of:=[.$N$1]*[.D92]" office:value-type="float" office:value="-27.4111714290627" calcext:value-type="float">
            <text:p>-2.7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8.318S" calcext:value-type="time">
            <text:p>15:51:48.32</text:p>
          </table:table-cell>
          <table:table-cell table:style-name="ce2" office:value-type="float" office:value="-85" calcext:value-type="float">
            <text:p>-8.50E+01</text:p>
          </table:table-cell>
          <table:table-cell table:style-name="ce3" office:value-type="float" office:value="-0.00000003672516" calcext:value-type="float">
            <text:p>-3.67E-08</text:p>
          </table:table-cell>
          <table:table-cell table:style-name="ce4" table:formula="of:=[.C93]*10^9" office:value-type="float" office:value="-36.72516" calcext:value-type="float">
            <text:p>-3.67E+01</text:p>
          </table:table-cell>
          <table:table-cell table:style-name="ce4" table:formula="of:=[.$N$1]*[.D93]" office:value-type="float" office:value="-27.3156248021159" calcext:value-type="float">
            <text:p>-2.7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8.706S" calcext:value-type="time">
            <text:p>15:51:48.71</text:p>
          </table:table-cell>
          <table:table-cell table:style-name="ce2" office:value-type="float" office:value="-90" calcext:value-type="float">
            <text:p>-9.00E+01</text:p>
          </table:table-cell>
          <table:table-cell table:style-name="ce3" office:value-type="float" office:value="-0.000000038103" calcext:value-type="float">
            <text:p>-3.81E-08</text:p>
          </table:table-cell>
          <table:table-cell table:style-name="ce4" table:formula="of:=[.C94]*10^9" office:value-type="float" office:value="-38.103" calcext:value-type="float">
            <text:p>-3.81E+01</text:p>
          </table:table-cell>
          <table:table-cell table:style-name="ce4" table:formula="of:=[.$N$1]*[.D94]" office:value-type="float" office:value="-28.3404415892272" calcext:value-type="float">
            <text:p>-2.8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9.087S" calcext:value-type="time">
            <text:p>15:51:49.09</text:p>
          </table:table-cell>
          <table:table-cell table:style-name="ce2" office:value-type="float" office:value="-90" calcext:value-type="float">
            <text:p>-9.00E+01</text:p>
          </table:table-cell>
          <table:table-cell table:style-name="ce3" office:value-type="float" office:value="-0.00000003803134" calcext:value-type="float">
            <text:p>-3.80E-08</text:p>
          </table:table-cell>
          <table:table-cell table:style-name="ce4" table:formula="of:=[.C95]*10^9" office:value-type="float" office:value="-38.03134" calcext:value-type="float">
            <text:p>-3.80E+01</text:p>
          </table:table-cell>
          <table:table-cell table:style-name="ce4" table:formula="of:=[.$N$1]*[.D95]" office:value-type="float" office:value="-28.2871419528657" calcext:value-type="float">
            <text:p>-2.83E+01</text:p>
          </table:table-cell>
          <table:table-cell/>
          <table:table-cell office:value-type="float" office:value="-90" calcext:value-type="float">
            <text:p>-90</text:p>
          </table:table-cell>
          <table:table-cell table:style-name="ce4" table:formula="of:=AVERAGE([.E94:.E98])" office:value-type="float" office:value="-28.2417413136875" calcext:value-type="float">
            <text:p>-2.82E+01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192498430694633" calcext:value-type="float">
            <text:p>0.192498430694633</text:p>
          </table:table-cell>
          <table:table-cell/>
          <table:table-cell table:style-name="ce4" table:formula="of:=(MAX([.E94:.E98])-MIN([.E94:.E98]))/2" office:value-type="float" office:value="0.0886033935468777" calcext:value-type="float">
            <text:p>8.86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49.47S" calcext:value-type="time">
            <text:p>15:51:49.47</text:p>
          </table:table-cell>
          <table:table-cell table:style-name="ce2" office:value-type="float" office:value="-90" calcext:value-type="float">
            <text:p>-9.00E+01</text:p>
          </table:table-cell>
          <table:table-cell table:style-name="ce3" office:value-type="float" office:value="-0.00000003794576" calcext:value-type="float">
            <text:p>-3.79E-08</text:p>
          </table:table-cell>
          <table:table-cell table:style-name="ce4" table:formula="of:=[.C96]*10^9" office:value-type="float" office:value="-37.94576" calcext:value-type="float">
            <text:p>-3.79E+01</text:p>
          </table:table-cell>
          <table:table-cell table:style-name="ce4" table:formula="of:=[.$N$1]*[.D96]" office:value-type="float" office:value="-28.2234888286706" calcext:value-type="float">
            <text:p>-2.82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49.846S" calcext:value-type="time">
            <text:p>15:51:49.85</text:p>
          </table:table-cell>
          <table:table-cell table:style-name="ce2" office:value-type="float" office:value="-90" calcext:value-type="float">
            <text:p>-9.00E+01</text:p>
          </table:table-cell>
          <table:table-cell table:style-name="ce3" office:value-type="float" office:value="-0.00000003786475" calcext:value-type="float">
            <text:p>-3.79E-08</text:p>
          </table:table-cell>
          <table:table-cell table:style-name="ce4" table:formula="of:=[.C97]*10^9" office:value-type="float" office:value="-37.86475" calcext:value-type="float">
            <text:p>-3.79E+01</text:p>
          </table:table-cell>
          <table:table-cell table:style-name="ce4" table:formula="of:=[.$N$1]*[.D97]" office:value-type="float" office:value="-28.1632348021335" calcext:value-type="float">
            <text:p>-2.82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0.222S" calcext:value-type="time">
            <text:p>15:51:50.22</text:p>
          </table:table-cell>
          <table:table-cell table:style-name="ce2" office:value-type="float" office:value="-90" calcext:value-type="float">
            <text:p>-9.00E+01</text:p>
          </table:table-cell>
          <table:table-cell table:style-name="ce3" office:value-type="float" office:value="-0.00000003790665" calcext:value-type="float">
            <text:p>-3.79E-08</text:p>
          </table:table-cell>
          <table:table-cell table:style-name="ce4" table:formula="of:=[.C98]*10^9" office:value-type="float" office:value="-37.90665" calcext:value-type="float">
            <text:p>-3.79E+01</text:p>
          </table:table-cell>
          <table:table-cell table:style-name="ce4" table:formula="of:=[.$N$1]*[.D98]" office:value-type="float" office:value="-28.1943993955405" calcext:value-type="float">
            <text:p>-2.82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0.608S" calcext:value-type="time">
            <text:p>15:51:50.61</text:p>
          </table:table-cell>
          <table:table-cell table:style-name="ce2" office:value-type="float" office:value="-95" calcext:value-type="float">
            <text:p>-9.50E+01</text:p>
          </table:table-cell>
          <table:table-cell table:style-name="ce3" office:value-type="float" office:value="-0.00000003885699" calcext:value-type="float">
            <text:p>-3.89E-08</text:p>
          </table:table-cell>
          <table:table-cell table:style-name="ce4" table:formula="of:=[.C99]*10^9" office:value-type="float" office:value="-38.85699" calcext:value-type="float">
            <text:p>-3.89E+01</text:p>
          </table:table-cell>
          <table:table-cell table:style-name="ce4" table:formula="of:=[.$N$1]*[.D99]" office:value-type="float" office:value="-28.9012480756945" calcext:value-type="float">
            <text:p>-2.8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0.99S" calcext:value-type="time">
            <text:p>15:51:50.99</text:p>
          </table:table-cell>
          <table:table-cell table:style-name="ce2" office:value-type="float" office:value="-95" calcext:value-type="float">
            <text:p>-9.50E+01</text:p>
          </table:table-cell>
          <table:table-cell table:style-name="ce3" office:value-type="float" office:value="-0.00000003891115" calcext:value-type="float">
            <text:p>-3.89E-08</text:p>
          </table:table-cell>
          <table:table-cell table:style-name="ce4" table:formula="of:=[.C100]*10^9" office:value-type="float" office:value="-38.91115" calcext:value-type="float">
            <text:p>-3.89E+01</text:p>
          </table:table-cell>
          <table:table-cell table:style-name="ce4" table:formula="of:=[.$N$1]*[.D100]" office:value-type="float" office:value="-28.9415314737595" calcext:value-type="float">
            <text:p>-2.89E+01</text:p>
          </table:table-cell>
          <table:table-cell/>
          <table:table-cell office:value-type="float" office:value="-95" calcext:value-type="float">
            <text:p>-95</text:p>
          </table:table-cell>
          <table:table-cell table:style-name="ce4" table:formula="of:=AVERAGE([.E99:.E103])" office:value-type="float" office:value="-28.9631443796121" calcext:value-type="float">
            <text:p>-2.90E+01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193704081508303" calcext:value-type="float">
            <text:p>0.193704081508303</text:p>
          </table:table-cell>
          <table:table-cell/>
          <table:table-cell table:style-name="ce4" table:formula="of:=(MAX([.E99:.E103])-MIN([.E99:.E103]))/2" office:value-type="float" office:value="0.0750516300176134" calcext:value-type="float">
            <text:p>7.51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51.373S" calcext:value-type="time">
            <text:p>15:51:51.37</text:p>
          </table:table-cell>
          <table:table-cell table:style-name="ce2" office:value-type="float" office:value="-95" calcext:value-type="float">
            <text:p>-9.50E+01</text:p>
          </table:table-cell>
          <table:table-cell table:style-name="ce3" office:value-type="float" office:value="-0.00000003899552" calcext:value-type="float">
            <text:p>-3.90E-08</text:p>
          </table:table-cell>
          <table:table-cell table:style-name="ce4" table:formula="of:=[.C101]*10^9" office:value-type="float" office:value="-38.99552" calcext:value-type="float">
            <text:p>-3.90E+01</text:p>
          </table:table-cell>
          <table:table-cell table:style-name="ce4" table:formula="of:=[.$N$1]*[.D101]" office:value-type="float" office:value="-29.0042846180495" calcext:value-type="float">
            <text:p>-2.90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1.757S" calcext:value-type="time">
            <text:p>15:51:51.76</text:p>
          </table:table-cell>
          <table:table-cell table:style-name="ce2" office:value-type="float" office:value="-95" calcext:value-type="float">
            <text:p>-9.50E+01</text:p>
          </table:table-cell>
          <table:table-cell table:style-name="ce3" office:value-type="float" office:value="-0.0000000390588" calcext:value-type="float">
            <text:p>-3.91E-08</text:p>
          </table:table-cell>
          <table:table-cell table:style-name="ce4" table:formula="of:=[.C102]*10^9" office:value-type="float" office:value="-39.0588" calcext:value-type="float">
            <text:p>-3.91E+01</text:p>
          </table:table-cell>
          <table:table-cell table:style-name="ce4" table:formula="of:=[.$N$1]*[.D102]" office:value-type="float" office:value="-29.0513513357297" calcext:value-type="float">
            <text:p>-2.91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2.141S" calcext:value-type="time">
            <text:p>15:51:52.14</text:p>
          </table:table-cell>
          <table:table-cell table:style-name="ce2" office:value-type="float" office:value="-95" calcext:value-type="float">
            <text:p>-9.50E+01</text:p>
          </table:table-cell>
          <table:table-cell table:style-name="ce3" office:value-type="float" office:value="-0.00000003887858" calcext:value-type="float">
            <text:p>-3.89E-08</text:p>
          </table:table-cell>
          <table:table-cell table:style-name="ce4" table:formula="of:=[.C103]*10^9" office:value-type="float" office:value="-38.87858" calcext:value-type="float">
            <text:p>-3.89E+01</text:p>
          </table:table-cell>
          <table:table-cell table:style-name="ce4" table:formula="of:=[.$N$1]*[.D103]" office:value-type="float" office:value="-28.9173063948271" calcext:value-type="float">
            <text:p>-2.8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2.528S" calcext:value-type="time">
            <text:p>15:51:52.53</text:p>
          </table:table-cell>
          <table:table-cell table:style-name="ce2" office:value-type="float" office:value="-100" calcext:value-type="float">
            <text:p>-1.00E+02</text:p>
          </table:table-cell>
          <table:table-cell table:style-name="ce3" office:value-type="float" office:value="-0.00000003991348" calcext:value-type="float">
            <text:p>-3.99E-08</text:p>
          </table:table-cell>
          <table:table-cell table:style-name="ce4" table:formula="of:=[.C104]*10^9" office:value-type="float" office:value="-39.91348" calcext:value-type="float">
            <text:p>-3.99E+01</text:p>
          </table:table-cell>
          <table:table-cell table:style-name="ce4" table:formula="of:=[.$N$1]*[.D104]" office:value-type="float" office:value="-29.6870495384298" calcext:value-type="float">
            <text:p>-2.97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2.909S" calcext:value-type="time">
            <text:p>15:51:52.91</text:p>
          </table:table-cell>
          <table:table-cell table:style-name="ce2" office:value-type="float" office:value="-100" calcext:value-type="float">
            <text:p>-1.00E+02</text:p>
          </table:table-cell>
          <table:table-cell table:style-name="ce3" office:value-type="float" office:value="-0.00000003982506" calcext:value-type="float">
            <text:p>-3.98E-08</text:p>
          </table:table-cell>
          <table:table-cell table:style-name="ce4" table:formula="of:=[.C105]*10^9" office:value-type="float" office:value="-39.82506" calcext:value-type="float">
            <text:p>-3.98E+01</text:p>
          </table:table-cell>
          <table:table-cell table:style-name="ce4" table:formula="of:=[.$N$1]*[.D105]" office:value-type="float" office:value="-29.6212840647054" calcext:value-type="float">
            <text:p>-2.96E+01</text:p>
          </table:table-cell>
          <table:table-cell/>
          <table:table-cell office:value-type="float" office:value="-100" calcext:value-type="float">
            <text:p>-100</text:p>
          </table:table-cell>
          <table:table-cell table:style-name="ce4" table:formula="of:=AVERAGE([.E104:.E108])" office:value-type="float" office:value="-29.6223000750776" calcext:value-type="float">
            <text:p>-2.96E+01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19590693713048" calcext:value-type="float">
            <text:p>0.19590693713048</text:p>
          </table:table-cell>
          <table:table-cell/>
          <table:table-cell table:style-name="ce4" table:formula="of:=(MAX([.E104:.E108])-MIN([.E104:.E108]))/2" office:value-type="float" office:value="0.0657357223225432" calcext:value-type="float">
            <text:p>6.57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53.284S" calcext:value-type="time">
            <text:p>15:51:53.28</text:p>
          </table:table-cell>
          <table:table-cell table:style-name="ce2" office:value-type="float" office:value="-100" calcext:value-type="float">
            <text:p>-1.00E+02</text:p>
          </table:table-cell>
          <table:table-cell table:style-name="ce3" office:value-type="float" office:value="-0.00000003989343" calcext:value-type="float">
            <text:p>-3.99E-08</text:p>
          </table:table-cell>
          <table:table-cell table:style-name="ce4" table:formula="of:=[.C106]*10^9" office:value-type="float" office:value="-39.89343" calcext:value-type="float">
            <text:p>-3.99E+01</text:p>
          </table:table-cell>
          <table:table-cell table:style-name="ce4" table:formula="of:=[.$N$1]*[.D106]" office:value-type="float" office:value="-29.6721366482672" calcext:value-type="float">
            <text:p>-2.97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3.652S" calcext:value-type="time">
            <text:p>15:51:53.65</text:p>
          </table:table-cell>
          <table:table-cell table:style-name="ce2" office:value-type="float" office:value="-100" calcext:value-type="float">
            <text:p>-1.00E+02</text:p>
          </table:table-cell>
          <table:table-cell table:style-name="ce3" office:value-type="float" office:value="-0.00000003976344" calcext:value-type="float">
            <text:p>-3.98E-08</text:p>
          </table:table-cell>
          <table:table-cell table:style-name="ce4" table:formula="of:=[.C107]*10^9" office:value-type="float" office:value="-39.76344" calcext:value-type="float">
            <text:p>-3.98E+01</text:p>
          </table:table-cell>
          <table:table-cell table:style-name="ce4" table:formula="of:=[.$N$1]*[.D107]" office:value-type="float" office:value="-29.5754520302008" calcext:value-type="float">
            <text:p>-2.96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4.029S" calcext:value-type="time">
            <text:p>15:51:54.03</text:p>
          </table:table-cell>
          <table:table-cell table:style-name="ce2" office:value-type="float" office:value="-100" calcext:value-type="float">
            <text:p>-1.00E+02</text:p>
          </table:table-cell>
          <table:table-cell table:style-name="ce3" office:value-type="float" office:value="-0.00000003973672" calcext:value-type="float">
            <text:p>-3.97E-08</text:p>
          </table:table-cell>
          <table:table-cell table:style-name="ce4" table:formula="of:=[.C108]*10^9" office:value-type="float" office:value="-39.73672" calcext:value-type="float">
            <text:p>-3.97E+01</text:p>
          </table:table-cell>
          <table:table-cell table:style-name="ce4" table:formula="of:=[.$N$1]*[.D108]" office:value-type="float" office:value="-29.5555780937847" calcext:value-type="float">
            <text:p>-2.96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4.416S" calcext:value-type="time">
            <text:p>15:51:54.42</text:p>
          </table:table-cell>
          <table:table-cell table:style-name="ce2" office:value-type="float" office:value="-105" calcext:value-type="float">
            <text:p>-1.05E+02</text:p>
          </table:table-cell>
          <table:table-cell table:style-name="ce3" office:value-type="float" office:value="-0.00000004083652" calcext:value-type="float">
            <text:p>-4.08E-08</text:p>
          </table:table-cell>
          <table:table-cell table:style-name="ce4" table:formula="of:=[.C109]*10^9" office:value-type="float" office:value="-40.83652" calcext:value-type="float">
            <text:p>-4.08E+01</text:p>
          </table:table-cell>
          <table:table-cell table:style-name="ce4" table:formula="of:=[.$N$1]*[.D109]" office:value-type="float" office:value="-30.3735928868412" calcext:value-type="float">
            <text:p>-3.0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4.797S" calcext:value-type="time">
            <text:p>15:51:54.80</text:p>
          </table:table-cell>
          <table:table-cell table:style-name="ce2" office:value-type="float" office:value="-105" calcext:value-type="float">
            <text:p>-1.05E+02</text:p>
          </table:table-cell>
          <table:table-cell table:style-name="ce3" office:value-type="float" office:value="-0.00000004082642" calcext:value-type="float">
            <text:p>-4.08E-08</text:p>
          </table:table-cell>
          <table:table-cell table:style-name="ce4" table:formula="of:=[.C110]*10^9" office:value-type="float" office:value="-40.82642" calcext:value-type="float">
            <text:p>-4.08E+01</text:p>
          </table:table-cell>
          <table:table-cell table:style-name="ce4" table:formula="of:=[.$N$1]*[.D110]" office:value-type="float" office:value="-30.3660806578815" calcext:value-type="float">
            <text:p>-3.04E+01</text:p>
          </table:table-cell>
          <table:table-cell/>
          <table:table-cell office:value-type="float" office:value="-105" calcext:value-type="float">
            <text:p>-105</text:p>
          </table:table-cell>
          <table:table-cell table:style-name="ce4" table:formula="of:=AVERAGE([.E109:.E113])" office:value-type="float" office:value="-30.3336575801774" calcext:value-type="float">
            <text:p>-3.03E+01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200619454396398" calcext:value-type="float">
            <text:p>0.200619454396398</text:p>
          </table:table-cell>
          <table:table-cell/>
          <table:table-cell table:style-name="ce4" table:formula="of:=(MAX([.E109:.E113])-MIN([.E109:.E113]))/2" office:value-type="float" office:value="0.06735717372176" calcext:value-type="float">
            <text:p>6.74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55.18S" calcext:value-type="time">
            <text:p>15:51:55.18</text:p>
          </table:table-cell>
          <table:table-cell table:style-name="ce2" office:value-type="float" office:value="-105" calcext:value-type="float">
            <text:p>-1.05E+02</text:p>
          </table:table-cell>
          <table:table-cell table:style-name="ce3" office:value-type="float" office:value="-0.0000000406554" calcext:value-type="float">
            <text:p>-4.07E-08</text:p>
          </table:table-cell>
          <table:table-cell table:style-name="ce4" table:formula="of:=[.C111]*10^9" office:value-type="float" office:value="-40.6554" calcext:value-type="float">
            <text:p>-4.07E+01</text:p>
          </table:table-cell>
          <table:table-cell table:style-name="ce4" table:formula="of:=[.$N$1]*[.D111]" office:value-type="float" office:value="-30.2388785393976" calcext:value-type="float">
            <text:p>-3.02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5.563S" calcext:value-type="time">
            <text:p>15:51:55.56</text:p>
          </table:table-cell>
          <table:table-cell table:style-name="ce2" office:value-type="float" office:value="-105" calcext:value-type="float">
            <text:p>-1.05E+02</text:p>
          </table:table-cell>
          <table:table-cell table:style-name="ce3" office:value-type="float" office:value="-0.00000004080537" calcext:value-type="float">
            <text:p>-4.08E-08</text:p>
          </table:table-cell>
          <table:table-cell table:style-name="ce4" table:formula="of:=[.C112]*10^9" office:value-type="float" office:value="-40.80537" calcext:value-type="float">
            <text:p>-4.08E+01</text:p>
          </table:table-cell>
          <table:table-cell table:style-name="ce4" table:formula="of:=[.$N$1]*[.D112]" office:value-type="float" office:value="-30.3504239826734" calcext:value-type="float">
            <text:p>-3.0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5.947S" calcext:value-type="time">
            <text:p>15:51:55.95</text:p>
          </table:table-cell>
          <table:table-cell table:style-name="ce2" office:value-type="float" office:value="-105" calcext:value-type="float">
            <text:p>-1.05E+02</text:p>
          </table:table-cell>
          <table:table-cell table:style-name="ce3" office:value-type="float" office:value="-0.00000004079043" calcext:value-type="float">
            <text:p>-4.08E-08</text:p>
          </table:table-cell>
          <table:table-cell table:style-name="ce4" table:formula="of:=[.C113]*10^9" office:value-type="float" office:value="-40.79043" calcext:value-type="float">
            <text:p>-4.08E+01</text:p>
          </table:table-cell>
          <table:table-cell table:style-name="ce4" table:formula="of:=[.$N$1]*[.D113]" office:value-type="float" office:value="-30.3393118340934" calcext:value-type="float">
            <text:p>-3.0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6.332S" calcext:value-type="time">
            <text:p>15:51:56.33</text:p>
          </table:table-cell>
          <table:table-cell table:style-name="ce2" office:value-type="float" office:value="-110" calcext:value-type="float">
            <text:p>-1.10E+02</text:p>
          </table:table-cell>
          <table:table-cell table:style-name="ce3" office:value-type="float" office:value="-0.00000004155636" calcext:value-type="float">
            <text:p>-4.16E-08</text:p>
          </table:table-cell>
          <table:table-cell table:style-name="ce4" table:formula="of:=[.C114]*10^9" office:value-type="float" office:value="-41.55636" calcext:value-type="float">
            <text:p>-4.16E+01</text:p>
          </table:table-cell>
          <table:table-cell table:style-name="ce4" table:formula="of:=[.$N$1]*[.D114]" office:value-type="float" office:value="-30.9089991140041" calcext:value-type="float">
            <text:p>-3.0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6.714S" calcext:value-type="time">
            <text:p>15:51:56.71</text:p>
          </table:table-cell>
          <table:table-cell table:style-name="ce2" office:value-type="float" office:value="-110" calcext:value-type="float">
            <text:p>-1.10E+02</text:p>
          </table:table-cell>
          <table:table-cell table:style-name="ce3" office:value-type="float" office:value="-0.00000004151445" calcext:value-type="float">
            <text:p>-4.15E-08</text:p>
          </table:table-cell>
          <table:table-cell table:style-name="ce4" table:formula="of:=[.C115]*10^9" office:value-type="float" office:value="-41.51445" calcext:value-type="float">
            <text:p>-4.15E+01</text:p>
          </table:table-cell>
          <table:table-cell table:style-name="ce4" table:formula="of:=[.$N$1]*[.D115]" office:value-type="float" office:value="-30.8778270827466" calcext:value-type="float">
            <text:p>-3.09E+01</text:p>
          </table:table-cell>
          <table:table-cell/>
          <table:table-cell office:value-type="float" office:value="-110" calcext:value-type="float">
            <text:p>-110</text:p>
          </table:table-cell>
          <table:table-cell table:style-name="ce4" table:formula="of:=AVERAGE([.E114:.E118])" office:value-type="float" office:value="-30.8567303637156" calcext:value-type="float">
            <text:p>-3.09E+01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205023922487288" calcext:value-type="float">
            <text:p>0.205023922487288</text:p>
          </table:table-cell>
          <table:table-cell/>
          <table:table-cell table:style-name="ce4" table:formula="of:=(MAX([.E114:.E118])-MIN([.E114:.E118]))/2" office:value-type="float" office:value="0.0734413353940706" calcext:value-type="float">
            <text:p>7.34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57.098S" calcext:value-type="time">
            <text:p>15:51:57.10</text:p>
          </table:table-cell>
          <table:table-cell table:style-name="ce2" office:value-type="float" office:value="-110" calcext:value-type="float">
            <text:p>-1.10E+02</text:p>
          </table:table-cell>
          <table:table-cell table:style-name="ce3" office:value-type="float" office:value="-0.000000041439" calcext:value-type="float">
            <text:p>-4.14E-08</text:p>
          </table:table-cell>
          <table:table-cell table:style-name="ce4" table:formula="of:=[.C116]*10^9" office:value-type="float" office:value="-41.439" calcext:value-type="float">
            <text:p>-4.14E+01</text:p>
          </table:table-cell>
          <table:table-cell table:style-name="ce4" table:formula="of:=[.$N$1]*[.D116]" office:value-type="float" office:value="-30.8217085010626" calcext:value-type="float">
            <text:p>-3.0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7.482S" calcext:value-type="time">
            <text:p>15:51:57.48</text:p>
          </table:table-cell>
          <table:table-cell table:style-name="ce2" office:value-type="float" office:value="-110" calcext:value-type="float">
            <text:p>-1.10E+02</text:p>
          </table:table-cell>
          <table:table-cell table:style-name="ce3" office:value-type="float" office:value="-0.00000004136157" calcext:value-type="float">
            <text:p>-4.14E-08</text:p>
          </table:table-cell>
          <table:table-cell table:style-name="ce4" table:formula="of:=[.C117]*10^9" office:value-type="float" office:value="-41.36157" calcext:value-type="float">
            <text:p>-4.14E+01</text:p>
          </table:table-cell>
          <table:table-cell table:style-name="ce4" table:formula="of:=[.$N$1]*[.D117]" office:value-type="float" office:value="-30.7641172249884" calcext:value-type="float">
            <text:p>-3.0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7.866S" calcext:value-type="time">
            <text:p>15:51:57.87</text:p>
          </table:table-cell>
          <table:table-cell table:style-name="ce2" office:value-type="float" office:value="-110" calcext:value-type="float">
            <text:p>-1.10E+02</text:p>
          </table:table-cell>
          <table:table-cell table:style-name="ce3" office:value-type="float" office:value="-0.00000004155905" calcext:value-type="float">
            <text:p>-4.16E-08</text:p>
          </table:table-cell>
          <table:table-cell table:style-name="ce4" table:formula="of:=[.C118]*10^9" office:value-type="float" office:value="-41.55905" calcext:value-type="float">
            <text:p>-4.16E+01</text:p>
          </table:table-cell>
          <table:table-cell table:style-name="ce4" table:formula="of:=[.$N$1]*[.D118]" office:value-type="float" office:value="-30.9109998957765" calcext:value-type="float">
            <text:p>-3.0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8.253S" calcext:value-type="time">
            <text:p>15:51:58.25</text:p>
          </table:table-cell>
          <table:table-cell table:style-name="ce2" office:value-type="float" office:value="-115" calcext:value-type="float">
            <text:p>-1.15E+02</text:p>
          </table:table-cell>
          <table:table-cell table:style-name="ce3" office:value-type="float" office:value="-0.0000000420602" calcext:value-type="float">
            <text:p>-4.21E-08</text:p>
          </table:table-cell>
          <table:table-cell table:style-name="ce4" table:formula="of:=[.C119]*10^9" office:value-type="float" office:value="-42.0602" calcext:value-type="float">
            <text:p>-4.21E+01</text:p>
          </table:table-cell>
          <table:table-cell table:style-name="ce4" table:formula="of:=[.$N$1]*[.D119]" office:value-type="float" office:value="-31.283747771336" calcext:value-type="float">
            <text:p>-3.1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8.634S" calcext:value-type="time">
            <text:p>15:51:58.63</text:p>
          </table:table-cell>
          <table:table-cell table:style-name="ce2" office:value-type="float" office:value="-115" calcext:value-type="float">
            <text:p>-1.15E+02</text:p>
          </table:table-cell>
          <table:table-cell table:style-name="ce3" office:value-type="float" office:value="-0.00000004204483" calcext:value-type="float">
            <text:p>-4.20E-08</text:p>
          </table:table-cell>
          <table:table-cell table:style-name="ce4" table:formula="of:=[.C120]*10^9" office:value-type="float" office:value="-42.04483" calcext:value-type="float">
            <text:p>-4.20E+01</text:p>
          </table:table-cell>
          <table:table-cell table:style-name="ce4" table:formula="of:=[.$N$1]*[.D120]" office:value-type="float" office:value="-31.2723157951864" calcext:value-type="float">
            <text:p>-3.13E+01</text:p>
          </table:table-cell>
          <table:table-cell/>
          <table:table-cell office:value-type="float" office:value="-115" calcext:value-type="float">
            <text:p>-115</text:p>
          </table:table-cell>
          <table:table-cell table:style-name="ce4" table:formula="of:=AVERAGE([.E119:.E123])" office:value-type="float" office:value="-31.3019615795305" calcext:value-type="float">
            <text:p>-3.13E+01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202778805454808" calcext:value-type="float">
            <text:p>0.202778805454808</text:p>
          </table:table-cell>
          <table:table-cell/>
          <table:table-cell table:style-name="ce4" table:formula="of:=(MAX([.E119:.E123])-MIN([.E119:.E123]))/2" office:value-type="float" office:value="0.0410718102132925" calcext:value-type="float">
            <text:p>4.11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1M59.017S" calcext:value-type="time">
            <text:p>15:51:59.02</text:p>
          </table:table-cell>
          <table:table-cell table:style-name="ce2" office:value-type="float" office:value="-115" calcext:value-type="float">
            <text:p>-1.15E+02</text:p>
          </table:table-cell>
          <table:table-cell table:style-name="ce3" office:value-type="float" office:value="-0.00000004213129" calcext:value-type="float">
            <text:p>-4.21E-08</text:p>
          </table:table-cell>
          <table:table-cell table:style-name="ce4" table:formula="of:=[.C121]*10^9" office:value-type="float" office:value="-42.13129" calcext:value-type="float">
            <text:p>-4.21E+01</text:p>
          </table:table-cell>
          <table:table-cell table:style-name="ce4" table:formula="of:=[.$N$1]*[.D121]" office:value-type="float" office:value="-31.3366234502216" calcext:value-type="float">
            <text:p>-3.1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9.401S" calcext:value-type="time">
            <text:p>15:51:59.40</text:p>
          </table:table-cell>
          <table:table-cell table:style-name="ce2" office:value-type="float" office:value="-115" calcext:value-type="float">
            <text:p>-1.15E+02</text:p>
          </table:table-cell>
          <table:table-cell table:style-name="ce3" office:value-type="float" office:value="-0.00000004214878" calcext:value-type="float">
            <text:p>-4.21E-08</text:p>
          </table:table-cell>
          <table:table-cell table:style-name="ce4" table:formula="of:=[.C122]*10^9" office:value-type="float" office:value="-42.14878" calcext:value-type="float">
            <text:p>-4.21E+01</text:p>
          </table:table-cell>
          <table:table-cell table:style-name="ce4" table:formula="of:=[.$N$1]*[.D122]" office:value-type="float" office:value="-31.3496322506676" calcext:value-type="float">
            <text:p>-3.1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1M59.785S" calcext:value-type="time">
            <text:p>15:51:59.79</text:p>
          </table:table-cell>
          <table:table-cell table:style-name="ce2" office:value-type="float" office:value="-115" calcext:value-type="float">
            <text:p>-1.15E+02</text:p>
          </table:table-cell>
          <table:table-cell table:style-name="ce3" office:value-type="float" office:value="-0.00000004203834" calcext:value-type="float">
            <text:p>-4.20E-08</text:p>
          </table:table-cell>
          <table:table-cell table:style-name="ce4" table:formula="of:=[.C123]*10^9" office:value-type="float" office:value="-42.03834" calcext:value-type="float">
            <text:p>-4.20E+01</text:p>
          </table:table-cell>
          <table:table-cell table:style-name="ce4" table:formula="of:=[.$N$1]*[.D123]" office:value-type="float" office:value="-31.267488630241" calcext:value-type="float">
            <text:p>-3.1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0.172S" calcext:value-type="time">
            <text:p>15:52:00.17</text:p>
          </table:table-cell>
          <table:table-cell table:style-name="ce2" office:value-type="float" office:value="-120" calcext:value-type="float">
            <text:p>-1.20E+02</text:p>
          </table:table-cell>
          <table:table-cell table:style-name="ce3" office:value-type="float" office:value="-0.00000004288408" calcext:value-type="float">
            <text:p>-4.29E-08</text:p>
          </table:table-cell>
          <table:table-cell table:style-name="ce4" table:formula="of:=[.C124]*10^9" office:value-type="float" office:value="-42.88408" calcext:value-type="float">
            <text:p>-4.29E+01</text:p>
          </table:table-cell>
          <table:table-cell table:style-name="ce4" table:formula="of:=[.$N$1]*[.D124]" office:value-type="float" office:value="-31.8965373946342" calcext:value-type="float">
            <text:p>-3.1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0.553S" calcext:value-type="time">
            <text:p>15:52:00.55</text:p>
          </table:table-cell>
          <table:table-cell table:style-name="ce2" office:value-type="float" office:value="-120" calcext:value-type="float">
            <text:p>-1.20E+02</text:p>
          </table:table-cell>
          <table:table-cell table:style-name="ce3" office:value-type="float" office:value="-0.00000004287375" calcext:value-type="float">
            <text:p>-4.29E-08</text:p>
          </table:table-cell>
          <table:table-cell table:style-name="ce4" table:formula="of:=[.C125]*10^9" office:value-type="float" office:value="-42.87375" calcext:value-type="float">
            <text:p>-4.29E+01</text:p>
          </table:table-cell>
          <table:table-cell table:style-name="ce4" table:formula="of:=[.$N$1]*[.D125]" office:value-type="float" office:value="-31.888854095114" calcext:value-type="float">
            <text:p>-3.19E+01</text:p>
          </table:table-cell>
          <table:table-cell/>
          <table:table-cell office:value-type="float" office:value="-120" calcext:value-type="float">
            <text:p>-120</text:p>
          </table:table-cell>
          <table:table-cell table:style-name="ce4" table:formula="of:=AVERAGE([.E124:.E128])" office:value-type="float" office:value="-31.8262348321322" calcext:value-type="float">
            <text:p>-3.18E+01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21530644948254" calcext:value-type="float">
            <text:p>0.21530644948254</text:p>
          </table:table-cell>
          <table:table-cell/>
          <table:table-cell table:style-name="ce4" table:formula="of:=(MAX([.E124:.E128])-MIN([.E124:.E128]))/2" office:value-type="float" office:value="0.0932780825579336" calcext:value-type="float">
            <text:p>9.33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00.937S" calcext:value-type="time">
            <text:p>15:52:00.94</text:p>
          </table:table-cell>
          <table:table-cell table:style-name="ce2" office:value-type="float" office:value="-120" calcext:value-type="float">
            <text:p>-1.20E+02</text:p>
          </table:table-cell>
          <table:table-cell table:style-name="ce3" office:value-type="float" office:value="-0.00000004284045" calcext:value-type="float">
            <text:p>-4.28E-08</text:p>
          </table:table-cell>
          <table:table-cell table:style-name="ce4" table:formula="of:=[.C126]*10^9" office:value-type="float" office:value="-42.84045" calcext:value-type="float">
            <text:p>-4.28E+01</text:p>
          </table:table-cell>
          <table:table-cell table:style-name="ce4" table:formula="of:=[.$N$1]*[.D126]" office:value-type="float" office:value="-31.8640860530984" calcext:value-type="float">
            <text:p>-3.1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1.32S" calcext:value-type="time">
            <text:p>15:52:01.32</text:p>
          </table:table-cell>
          <table:table-cell table:style-name="ce2" office:value-type="float" office:value="-120" calcext:value-type="float">
            <text:p>-1.20E+02</text:p>
          </table:table-cell>
          <table:table-cell table:style-name="ce3" office:value-type="float" office:value="-0.00000004263326" calcext:value-type="float">
            <text:p>-4.26E-08</text:p>
          </table:table-cell>
          <table:table-cell table:style-name="ce4" table:formula="of:=[.C127]*10^9" office:value-type="float" office:value="-42.63326" calcext:value-type="float">
            <text:p>-4.26E+01</text:p>
          </table:table-cell>
          <table:table-cell table:style-name="ce4" table:formula="of:=[.$N$1]*[.D127]" office:value-type="float" office:value="-31.7099812295183" calcext:value-type="float">
            <text:p>-3.17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1.704S" calcext:value-type="time">
            <text:p>15:52:01.70</text:p>
          </table:table-cell>
          <table:table-cell table:style-name="ce2" office:value-type="float" office:value="-120" calcext:value-type="float">
            <text:p>-1.20E+02</text:p>
          </table:table-cell>
          <table:table-cell table:style-name="ce3" office:value-type="float" office:value="-0.00000004271626" calcext:value-type="float">
            <text:p>-4.27E-08</text:p>
          </table:table-cell>
          <table:table-cell table:style-name="ce4" table:formula="of:=[.C128]*10^9" office:value-type="float" office:value="-42.71626" calcext:value-type="float">
            <text:p>-4.27E+01</text:p>
          </table:table-cell>
          <table:table-cell table:style-name="ce4" table:formula="of:=[.$N$1]*[.D128]" office:value-type="float" office:value="-31.771715388296" calcext:value-type="float">
            <text:p>-3.1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2.091S" calcext:value-type="time">
            <text:p>15:52:02.09</text:p>
          </table:table-cell>
          <table:table-cell table:style-name="ce2" office:value-type="float" office:value="-125" calcext:value-type="float">
            <text:p>-1.25E+02</text:p>
          </table:table-cell>
          <table:table-cell table:style-name="ce3" office:value-type="float" office:value="-0.00000004341107" calcext:value-type="float">
            <text:p>-4.34E-08</text:p>
          </table:table-cell>
          <table:table-cell table:style-name="ce4" table:formula="of:=[.C129]*10^9" office:value-type="float" office:value="-43.41107" calcext:value-type="float">
            <text:p>-4.34E+01</text:p>
          </table:table-cell>
          <table:table-cell table:style-name="ce4" table:formula="of:=[.$N$1]*[.D129]" office:value-type="float" office:value="-32.2885046757697" calcext:value-type="float">
            <text:p>-3.2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2.472S" calcext:value-type="time">
            <text:p>15:52:02.47</text:p>
          </table:table-cell>
          <table:table-cell table:style-name="ce2" office:value-type="float" office:value="-125" calcext:value-type="float">
            <text:p>-1.25E+02</text:p>
          </table:table-cell>
          <table:table-cell table:style-name="ce3" office:value-type="float" office:value="-0.00000004336469" calcext:value-type="float">
            <text:p>-4.34E-08</text:p>
          </table:table-cell>
          <table:table-cell table:style-name="ce4" table:formula="of:=[.C130]*10^9" office:value-type="float" office:value="-43.36469" calcext:value-type="float">
            <text:p>-4.34E+01</text:p>
          </table:table-cell>
          <table:table-cell table:style-name="ce4" table:formula="of:=[.$N$1]*[.D130]" office:value-type="float" office:value="-32.2540079253588" calcext:value-type="float">
            <text:p>-3.23E+01</text:p>
          </table:table-cell>
          <table:table-cell/>
          <table:table-cell office:value-type="float" office:value="-125" calcext:value-type="float">
            <text:p>-125</text:p>
          </table:table-cell>
          <table:table-cell table:style-name="ce4" table:formula="of:=AVERAGE([.E129:.E133])" office:value-type="float" office:value="-32.2394624650087" calcext:value-type="float">
            <text:p>-3.22E+01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215166957048182" calcext:value-type="float">
            <text:p>0.215166957048182</text:p>
          </table:table-cell>
          <table:table-cell/>
          <table:table-cell table:style-name="ce4" table:formula="of:=(MAX([.E129:.E133])-MIN([.E129:.E133]))/2" office:value-type="float" office:value="0.0814221489324396" calcext:value-type="float">
            <text:p>8.14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02.855S" calcext:value-type="time">
            <text:p>15:52:02.86</text:p>
          </table:table-cell>
          <table:table-cell table:style-name="ce2" office:value-type="float" office:value="-125" calcext:value-type="float">
            <text:p>-1.25E+02</text:p>
          </table:table-cell>
          <table:table-cell table:style-name="ce3" office:value-type="float" office:value="-0.00000004319213" calcext:value-type="float">
            <text:p>-4.32E-08</text:p>
          </table:table-cell>
          <table:table-cell table:style-name="ce4" table:formula="of:=[.C131]*10^9" office:value-type="float" office:value="-43.19213" calcext:value-type="float">
            <text:p>-4.32E+01</text:p>
          </table:table-cell>
          <table:table-cell table:style-name="ce4" table:formula="of:=[.$N$1]*[.D131]" office:value-type="float" office:value="-32.1256603779049" calcext:value-type="float">
            <text:p>-3.21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3.238S" calcext:value-type="time">
            <text:p>15:52:03.24</text:p>
          </table:table-cell>
          <table:table-cell table:style-name="ce2" office:value-type="float" office:value="-125" calcext:value-type="float">
            <text:p>-1.25E+02</text:p>
          </table:table-cell>
          <table:table-cell table:style-name="ce3" office:value-type="float" office:value="-0.00000004338371" calcext:value-type="float">
            <text:p>-4.34E-08</text:p>
          </table:table-cell>
          <table:table-cell table:style-name="ce4" table:formula="of:=[.C132]*10^9" office:value-type="float" office:value="-43.38371" calcext:value-type="float">
            <text:p>-4.34E+01</text:p>
          </table:table-cell>
          <table:table-cell table:style-name="ce4" table:formula="of:=[.$N$1]*[.D132]" office:value-type="float" office:value="-32.2681547169245" calcext:value-type="float">
            <text:p>-3.2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3.622S" calcext:value-type="time">
            <text:p>15:52:03.62</text:p>
          </table:table-cell>
          <table:table-cell table:style-name="ce2" office:value-type="float" office:value="-125" calcext:value-type="float">
            <text:p>-1.25E+02</text:p>
          </table:table-cell>
          <table:table-cell table:style-name="ce3" office:value-type="float" office:value="-0.00000004337407" calcext:value-type="float">
            <text:p>-4.34E-08</text:p>
          </table:table-cell>
          <table:table-cell table:style-name="ce4" table:formula="of:=[.C133]*10^9" office:value-type="float" office:value="-43.37407" calcext:value-type="float">
            <text:p>-4.34E+01</text:p>
          </table:table-cell>
          <table:table-cell table:style-name="ce4" table:formula="of:=[.$N$1]*[.D133]" office:value-type="float" office:value="-32.2609846290857" calcext:value-type="float">
            <text:p>-3.2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4.01S" calcext:value-type="time">
            <text:p>15:52:04.01</text:p>
          </table:table-cell>
          <table:table-cell table:style-name="ce2" office:value-type="float" office:value="-130" calcext:value-type="float">
            <text:p>-1.30E+02</text:p>
          </table:table-cell>
          <table:table-cell table:style-name="ce3" office:value-type="float" office:value="-0.00000004366801" calcext:value-type="float">
            <text:p>-4.37E-08</text:p>
          </table:table-cell>
          <table:table-cell table:style-name="ce4" table:formula="of:=[.C134]*10^9" office:value-type="float" office:value="-43.66801" calcext:value-type="float">
            <text:p>-4.37E+01</text:p>
          </table:table-cell>
          <table:table-cell table:style-name="ce4" table:formula="of:=[.$N$1]*[.D134]" office:value-type="float" office:value="-32.4796128053642" calcext:value-type="float">
            <text:p>-3.25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4.39S" calcext:value-type="time">
            <text:p>15:52:04.39</text:p>
          </table:table-cell>
          <table:table-cell table:style-name="ce2" office:value-type="float" office:value="-130" calcext:value-type="float">
            <text:p>-1.30E+02</text:p>
          </table:table-cell>
          <table:table-cell table:style-name="ce3" office:value-type="float" office:value="-0.00000004359949" calcext:value-type="float">
            <text:p>-4.36E-08</text:p>
          </table:table-cell>
          <table:table-cell table:style-name="ce4" table:formula="of:=[.C135]*10^9" office:value-type="float" office:value="-43.59949" calcext:value-type="float">
            <text:p>-4.36E+01</text:p>
          </table:table-cell>
          <table:table-cell table:style-name="ce4" table:formula="of:=[.$N$1]*[.D135]" office:value-type="float" office:value="-32.4286486540455" calcext:value-type="float">
            <text:p>-3.24E+01</text:p>
          </table:table-cell>
          <table:table-cell/>
          <table:table-cell office:value-type="float" office:value="-130" calcext:value-type="float">
            <text:p>-130</text:p>
          </table:table-cell>
          <table:table-cell table:style-name="ce4" table:formula="of:=AVERAGE([.E134:.E138])" office:value-type="float" office:value="-32.4993796367337" calcext:value-type="float">
            <text:p>-3.25E+01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217026231378655" calcext:value-type="float">
            <text:p>0.217026231378655</text:p>
          </table:table-cell>
          <table:table-cell/>
          <table:table-cell table:style-name="ce4" table:formula="of:=(MAX([.E134:.E138])-MIN([.E134:.E138]))/2" office:value-type="float" office:value="0.082671707808899" calcext:value-type="float">
            <text:p>8.27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04.773S" calcext:value-type="time">
            <text:p>15:52:04.77</text:p>
          </table:table-cell>
          <table:table-cell table:style-name="ce2" office:value-type="float" office:value="-130" calcext:value-type="float">
            <text:p>-1.30E+02</text:p>
          </table:table-cell>
          <table:table-cell table:style-name="ce3" office:value-type="float" office:value="-0.00000004382179" calcext:value-type="float">
            <text:p>-4.38E-08</text:p>
          </table:table-cell>
          <table:table-cell table:style-name="ce4" table:formula="of:=[.C136]*10^9" office:value-type="float" office:value="-43.82179" calcext:value-type="float">
            <text:p>-4.38E+01</text:p>
          </table:table-cell>
          <table:table-cell table:style-name="ce4" table:formula="of:=[.$N$1]*[.D136]" office:value-type="float" office:value="-32.5939920696633" calcext:value-type="float">
            <text:p>-3.26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5.149S" calcext:value-type="time">
            <text:p>15:52:05.15</text:p>
          </table:table-cell>
          <table:table-cell table:style-name="ce2" office:value-type="float" office:value="-130" calcext:value-type="float">
            <text:p>-1.30E+02</text:p>
          </table:table-cell>
          <table:table-cell table:style-name="ce3" office:value-type="float" office:value="-0.00000004373193" calcext:value-type="float">
            <text:p>-4.37E-08</text:p>
          </table:table-cell>
          <table:table-cell table:style-name="ce4" table:formula="of:=[.C137]*10^9" office:value-type="float" office:value="-43.73193" calcext:value-type="float">
            <text:p>-4.37E+01</text:p>
          </table:table-cell>
          <table:table-cell table:style-name="ce4" table:formula="of:=[.$N$1]*[.D137]" office:value-type="float" office:value="-32.5271555454734" calcext:value-type="float">
            <text:p>-3.25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5.525S" calcext:value-type="time">
            <text:p>15:52:05.53</text:p>
          </table:table-cell>
          <table:table-cell table:style-name="ce2" office:value-type="float" office:value="-130" calcext:value-type="float">
            <text:p>-1.30E+02</text:p>
          </table:table-cell>
          <table:table-cell table:style-name="ce3" office:value-type="float" office:value="-0.00000004365171" calcext:value-type="float">
            <text:p>-4.37E-08</text:p>
          </table:table-cell>
          <table:table-cell table:style-name="ce4" table:formula="of:=[.C138]*10^9" office:value-type="float" office:value="-43.65171" calcext:value-type="float">
            <text:p>-4.37E+01</text:p>
          </table:table-cell>
          <table:table-cell table:style-name="ce4" table:formula="of:=[.$N$1]*[.D138]" office:value-type="float" office:value="-32.4674891091223" calcext:value-type="float">
            <text:p>-3.25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5.912S" calcext:value-type="time">
            <text:p>15:52:05.91</text:p>
          </table:table-cell>
          <table:table-cell table:style-name="ce2" office:value-type="float" office:value="-135" calcext:value-type="float">
            <text:p>-1.35E+02</text:p>
          </table:table-cell>
          <table:table-cell table:style-name="ce3" office:value-type="float" office:value="-0.00000004422279" calcext:value-type="float">
            <text:p>-4.42E-08</text:p>
          </table:table-cell>
          <table:table-cell table:style-name="ce4" table:formula="of:=[.C139]*10^9" office:value-type="float" office:value="-44.22279" calcext:value-type="float">
            <text:p>-4.42E+01</text:p>
          </table:table-cell>
          <table:table-cell table:style-name="ce4" table:formula="of:=[.$N$1]*[.D139]" office:value-type="float" office:value="-32.8922498729145" calcext:value-type="float">
            <text:p>-3.2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6.293S" calcext:value-type="time">
            <text:p>15:52:06.29</text:p>
          </table:table-cell>
          <table:table-cell table:style-name="ce2" office:value-type="float" office:value="-135" calcext:value-type="float">
            <text:p>-1.35E+02</text:p>
          </table:table-cell>
          <table:table-cell table:style-name="ce3" office:value-type="float" office:value="-0.00000004420794" calcext:value-type="float">
            <text:p>-4.42E-08</text:p>
          </table:table-cell>
          <table:table-cell table:style-name="ce4" table:formula="of:=[.C140]*10^9" office:value-type="float" office:value="-44.20794" calcext:value-type="float">
            <text:p>-4.42E+01</text:p>
          </table:table-cell>
          <table:table-cell table:style-name="ce4" table:formula="of:=[.$N$1]*[.D140]" office:value-type="float" office:value="-32.8812046649886" calcext:value-type="float">
            <text:p>-3.29E+01</text:p>
          </table:table-cell>
          <table:table-cell/>
          <table:table-cell office:value-type="float" office:value="-135" calcext:value-type="float">
            <text:p>-135</text:p>
          </table:table-cell>
          <table:table-cell table:style-name="ce4" table:formula="of:=AVERAGE([.E139:.E143])" office:value-type="float" office:value="-32.8343610828221" calcext:value-type="float">
            <text:p>-3.28E+01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215522214876315" calcext:value-type="float">
            <text:p>0.215522214876315</text:p>
          </table:table-cell>
          <table:table-cell/>
          <table:table-cell table:style-name="ce4" table:formula="of:=(MAX([.E139:.E143])-MIN([.E139:.E143]))/2" office:value-type="float" office:value="0.0635303996625929" calcext:value-type="float">
            <text:p>6.35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06.676S" calcext:value-type="time">
            <text:p>15:52:06.68</text:p>
          </table:table-cell>
          <table:table-cell table:style-name="ce2" office:value-type="float" office:value="-135" calcext:value-type="float">
            <text:p>-1.35E+02</text:p>
          </table:table-cell>
          <table:table-cell table:style-name="ce3" office:value-type="float" office:value="-0.00000004417901" calcext:value-type="float">
            <text:p>-4.42E-08</text:p>
          </table:table-cell>
          <table:table-cell table:style-name="ce4" table:formula="of:=[.C141]*10^9" office:value-type="float" office:value="-44.17901" calcext:value-type="float">
            <text:p>-4.42E+01</text:p>
          </table:table-cell>
          <table:table-cell table:style-name="ce4" table:formula="of:=[.$N$1]*[.D141]" office:value-type="float" office:value="-32.8596869636219" calcext:value-type="float">
            <text:p>-3.2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7.052S" calcext:value-type="time">
            <text:p>15:52:07.05</text:p>
          </table:table-cell>
          <table:table-cell table:style-name="ce2" office:value-type="float" office:value="-135" calcext:value-type="float">
            <text:p>-1.35E+02</text:p>
          </table:table-cell>
          <table:table-cell table:style-name="ce3" office:value-type="float" office:value="-0.00000004405196" calcext:value-type="float">
            <text:p>-4.41E-08</text:p>
          </table:table-cell>
          <table:table-cell table:style-name="ce4" table:formula="of:=[.C142]*10^9" office:value-type="float" office:value="-44.05196" calcext:value-type="float">
            <text:p>-4.41E+01</text:p>
          </table:table-cell>
          <table:table-cell table:style-name="ce4" table:formula="of:=[.$N$1]*[.D142]" office:value-type="float" office:value="-32.7651890735893" calcext:value-type="float">
            <text:p>-3.2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7.428S" calcext:value-type="time">
            <text:p>15:52:07.43</text:p>
          </table:table-cell>
          <table:table-cell table:style-name="ce2" office:value-type="float" office:value="-135" calcext:value-type="float">
            <text:p>-1.35E+02</text:p>
          </table:table-cell>
          <table:table-cell table:style-name="ce3" office:value-type="float" office:value="-0.0000000440631" calcext:value-type="float">
            <text:p>-4.41E-08</text:p>
          </table:table-cell>
          <table:table-cell table:style-name="ce4" table:formula="of:=[.C143]*10^9" office:value-type="float" office:value="-44.0631" calcext:value-type="float">
            <text:p>-4.41E+01</text:p>
          </table:table-cell>
          <table:table-cell table:style-name="ce4" table:formula="of:=[.$N$1]*[.D143]" office:value-type="float" office:value="-32.7734748389964" calcext:value-type="float">
            <text:p>-3.2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7.816S" calcext:value-type="time">
            <text:p>15:52:07.82</text:p>
          </table:table-cell>
          <table:table-cell table:style-name="ce2" office:value-type="float" office:value="-140" calcext:value-type="float">
            <text:p>-1.40E+02</text:p>
          </table:table-cell>
          <table:table-cell table:style-name="ce3" office:value-type="float" office:value="-0.00000004459816" calcext:value-type="float">
            <text:p>-4.46E-08</text:p>
          </table:table-cell>
          <table:table-cell table:style-name="ce4" table:formula="of:=[.C144]*10^9" office:value-type="float" office:value="-44.59816" calcext:value-type="float">
            <text:p>-4.46E+01</text:p>
          </table:table-cell>
          <table:table-cell table:style-name="ce4" table:formula="of:=[.$N$1]*[.D144]" office:value-type="float" office:value="-33.1714444654492" calcext:value-type="float">
            <text:p>-3.32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8.197S" calcext:value-type="time">
            <text:p>15:52:08.20</text:p>
          </table:table-cell>
          <table:table-cell table:style-name="ce2" office:value-type="float" office:value="-140" calcext:value-type="float">
            <text:p>-1.40E+02</text:p>
          </table:table-cell>
          <table:table-cell table:style-name="ce3" office:value-type="float" office:value="-0.00000004458618" calcext:value-type="float">
            <text:p>-4.46E-08</text:p>
          </table:table-cell>
          <table:table-cell table:style-name="ce4" table:formula="of:=[.C145]*10^9" office:value-type="float" office:value="-44.58618" calcext:value-type="float">
            <text:p>-4.46E+01</text:p>
          </table:table-cell>
          <table:table-cell table:style-name="ce4" table:formula="of:=[.$N$1]*[.D145]" office:value-type="float" office:value="-33.1625339206039" calcext:value-type="float">
            <text:p>-3.32E+01</text:p>
          </table:table-cell>
          <table:table-cell/>
          <table:table-cell office:value-type="float" office:value="-140" calcext:value-type="float">
            <text:p>-140</text:p>
          </table:table-cell>
          <table:table-cell table:style-name="ce4" table:formula="of:=AVERAGE([.E144:.E148])" office:value-type="float" office:value="-33.1163433817074" calcext:value-type="float">
            <text:p>-3.31E+01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220534009338535" calcext:value-type="float">
            <text:p>0.220534009338535</text:p>
          </table:table-cell>
          <table:table-cell/>
          <table:table-cell table:style-name="ce4" table:formula="of:=(MAX([.E144:.E148])-MIN([.E144:.E148]))/2" office:value-type="float" office:value="0.0812882676242452" calcext:value-type="float">
            <text:p>8.13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08.58S" calcext:value-type="time">
            <text:p>15:52:08.58</text:p>
          </table:table-cell>
          <table:table-cell table:style-name="ce2" office:value-type="float" office:value="-140" calcext:value-type="float">
            <text:p>-1.40E+02</text:p>
          </table:table-cell>
          <table:table-cell table:style-name="ce3" office:value-type="float" office:value="-0.00000004437958" calcext:value-type="float">
            <text:p>-4.44E-08</text:p>
          </table:table-cell>
          <table:table-cell table:style-name="ce4" table:formula="of:=[.C146]*10^9" office:value-type="float" office:value="-44.37958" calcext:value-type="float">
            <text:p>-4.44E+01</text:p>
          </table:table-cell>
          <table:table-cell table:style-name="ce4" table:formula="of:=[.$N$1]*[.D146]" office:value-type="float" office:value="-33.0088679302007" calcext:value-type="float">
            <text:p>-3.30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8.956S" calcext:value-type="time">
            <text:p>15:52:08.96</text:p>
          </table:table-cell>
          <table:table-cell table:style-name="ce2" office:value-type="float" office:value="-140" calcext:value-type="float">
            <text:p>-1.40E+02</text:p>
          </table:table-cell>
          <table:table-cell table:style-name="ce3" office:value-type="float" office:value="-0.00000004449797" calcext:value-type="float">
            <text:p>-4.45E-08</text:p>
          </table:table-cell>
          <table:table-cell table:style-name="ce4" table:formula="of:=[.C147]*10^9" office:value-type="float" office:value="-44.49797" calcext:value-type="float">
            <text:p>-4.45E+01</text:p>
          </table:table-cell>
          <table:table-cell table:style-name="ce4" table:formula="of:=[.$N$1]*[.D147]" office:value-type="float" office:value="-33.0969246417391" calcext:value-type="float">
            <text:p>-3.31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9.333S" calcext:value-type="time">
            <text:p>15:52:09.33</text:p>
          </table:table-cell>
          <table:table-cell table:style-name="ce2" office:value-type="float" office:value="-140" calcext:value-type="float">
            <text:p>-1.40E+02</text:p>
          </table:table-cell>
          <table:table-cell table:style-name="ce3" office:value-type="float" office:value="-0.0000000445585" calcext:value-type="float">
            <text:p>-4.46E-08</text:p>
          </table:table-cell>
          <table:table-cell table:style-name="ce4" table:formula="of:=[.C148]*10^9" office:value-type="float" office:value="-44.5585" calcext:value-type="float">
            <text:p>-4.46E+01</text:p>
          </table:table-cell>
          <table:table-cell table:style-name="ce4" table:formula="of:=[.$N$1]*[.D148]" office:value-type="float" office:value="-33.1419459505441" calcext:value-type="float">
            <text:p>-3.31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09.719S" calcext:value-type="time">
            <text:p>15:52:09.72</text:p>
          </table:table-cell>
          <table:table-cell table:style-name="ce2" office:value-type="float" office:value="-145" calcext:value-type="float">
            <text:p>-1.45E+02</text:p>
          </table:table-cell>
          <table:table-cell table:style-name="ce3" office:value-type="float" office:value="-0.00000004473824" calcext:value-type="float">
            <text:p>-4.47E-08</text:p>
          </table:table-cell>
          <table:table-cell table:style-name="ce4" table:formula="of:=[.C149]*10^9" office:value-type="float" office:value="-44.73824" calcext:value-type="float">
            <text:p>-4.47E+01</text:p>
          </table:table-cell>
          <table:table-cell table:style-name="ce4" table:formula="of:=[.$N$1]*[.D149]" office:value-type="float" office:value="-33.2756338746248" calcext:value-type="float">
            <text:p>-3.3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0.1S" calcext:value-type="time">
            <text:p>15:52:10.10</text:p>
          </table:table-cell>
          <table:table-cell table:style-name="ce2" office:value-type="float" office:value="-145" calcext:value-type="float">
            <text:p>-1.45E+02</text:p>
          </table:table-cell>
          <table:table-cell table:style-name="ce3" office:value-type="float" office:value="-0.00000004484441" calcext:value-type="float">
            <text:p>-4.48E-08</text:p>
          </table:table-cell>
          <table:table-cell table:style-name="ce4" table:formula="of:=[.C150]*10^9" office:value-type="float" office:value="-44.84441" calcext:value-type="float">
            <text:p>-4.48E+01</text:p>
          </table:table-cell>
          <table:table-cell table:style-name="ce4" table:formula="of:=[.$N$1]*[.D150]" office:value-type="float" office:value="-33.354601532907" calcext:value-type="float">
            <text:p>-3.34E+01</text:p>
          </table:table-cell>
          <table:table-cell/>
          <table:table-cell office:value-type="float" office:value="-145" calcext:value-type="float">
            <text:p>-145</text:p>
          </table:table-cell>
          <table:table-cell table:style-name="ce4" table:formula="of:=AVERAGE([.E149:.E153])" office:value-type="float" office:value="-33.3482302702072" calcext:value-type="float">
            <text:p>-3.33E+01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22145172609519" calcext:value-type="float">
            <text:p>0.22145172609519</text:p>
          </table:table-cell>
          <table:table-cell/>
          <table:table-cell table:style-name="ce4" table:formula="of:=(MAX([.E149:.E153])-MIN([.E149:.E153]))/2" office:value-type="float" office:value="0.0787296470676822" calcext:value-type="float">
            <text:p>7.87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10.483S" calcext:value-type="time">
            <text:p>15:52:10.48</text:p>
          </table:table-cell>
          <table:table-cell table:style-name="ce2" office:value-type="float" office:value="-145" calcext:value-type="float">
            <text:p>-1.45E+02</text:p>
          </table:table-cell>
          <table:table-cell table:style-name="ce3" office:value-type="float" office:value="-0.00000004477597" calcext:value-type="float">
            <text:p>-4.48E-08</text:p>
          </table:table-cell>
          <table:table-cell table:style-name="ce4" table:formula="of:=[.C151]*10^9" office:value-type="float" office:value="-44.77597" calcext:value-type="float">
            <text:p>-4.48E+01</text:p>
          </table:table-cell>
          <table:table-cell table:style-name="ce4" table:formula="of:=[.$N$1]*[.D151]" office:value-type="float" office:value="-33.3036968843921" calcext:value-type="float">
            <text:p>-3.3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0.867S" calcext:value-type="time">
            <text:p>15:52:10.87</text:p>
          </table:table-cell>
          <table:table-cell table:style-name="ce2" office:value-type="float" office:value="-145" calcext:value-type="float">
            <text:p>-1.45E+02</text:p>
          </table:table-cell>
          <table:table-cell table:style-name="ce3" office:value-type="float" office:value="-0.00000004494994" calcext:value-type="float">
            <text:p>-4.49E-08</text:p>
          </table:table-cell>
          <table:table-cell table:style-name="ce4" table:formula="of:=[.C152]*10^9" office:value-type="float" office:value="-44.94994" calcext:value-type="float">
            <text:p>-4.49E+01</text:p>
          </table:table-cell>
          <table:table-cell table:style-name="ce4" table:formula="of:=[.$N$1]*[.D152]" office:value-type="float" office:value="-33.4330931687602" calcext:value-type="float">
            <text:p>-3.3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1.251S" calcext:value-type="time">
            <text:p>15:52:11.25</text:p>
          </table:table-cell>
          <table:table-cell table:style-name="ce2" office:value-type="float" office:value="-145" calcext:value-type="float">
            <text:p>-1.45E+02</text:p>
          </table:table-cell>
          <table:table-cell table:style-name="ce3" office:value-type="float" office:value="-0.00000004487066" calcext:value-type="float">
            <text:p>-4.49E-08</text:p>
          </table:table-cell>
          <table:table-cell table:style-name="ce4" table:formula="of:=[.C153]*10^9" office:value-type="float" office:value="-44.87066" calcext:value-type="float">
            <text:p>-4.49E+01</text:p>
          </table:table-cell>
          <table:table-cell table:style-name="ce4" table:formula="of:=[.$N$1]*[.D153]" office:value-type="float" office:value="-33.3741258903518" calcext:value-type="float">
            <text:p>-3.3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1.638S" calcext:value-type="time">
            <text:p>15:52:11.64</text:p>
          </table:table-cell>
          <table:table-cell table:style-name="ce2" office:value-type="float" office:value="-150" calcext:value-type="float">
            <text:p>-1.50E+02</text:p>
          </table:table-cell>
          <table:table-cell table:style-name="ce3" office:value-type="float" office:value="-0.00000004506717" calcext:value-type="float">
            <text:p>-4.51E-08</text:p>
          </table:table-cell>
          <table:table-cell table:style-name="ce4" table:formula="of:=[.C154]*10^9" office:value-type="float" office:value="-45.06717" calcext:value-type="float">
            <text:p>-4.51E+01</text:p>
          </table:table-cell>
          <table:table-cell table:style-name="ce4" table:formula="of:=[.$N$1]*[.D154]" office:value-type="float" office:value="-33.5202870896458" calcext:value-type="float">
            <text:p>-3.35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2.018S" calcext:value-type="time">
            <text:p>15:52:12.02</text:p>
          </table:table-cell>
          <table:table-cell table:style-name="ce2" office:value-type="float" office:value="-150" calcext:value-type="float">
            <text:p>-1.50E+02</text:p>
          </table:table-cell>
          <table:table-cell table:style-name="ce3" office:value-type="float" office:value="-0.00000004508879" calcext:value-type="float">
            <text:p>-4.51E-08</text:p>
          </table:table-cell>
          <table:table-cell table:style-name="ce4" table:formula="of:=[.C155]*10^9" office:value-type="float" office:value="-45.08879" calcext:value-type="float">
            <text:p>-4.51E+01</text:p>
          </table:table-cell>
          <table:table-cell table:style-name="ce4" table:formula="of:=[.$N$1]*[.D155]" office:value-type="float" office:value="-33.5363677223298" calcext:value-type="float">
            <text:p>-3.35E+01</text:p>
          </table:table-cell>
          <table:table-cell/>
          <table:table-cell office:value-type="float" office:value="-150" calcext:value-type="float">
            <text:p>-150</text:p>
          </table:table-cell>
          <table:table-cell table:style-name="ce4" table:formula="of:=AVERAGE([.E154:.E158])" office:value-type="float" office:value="-33.563759837986" calcext:value-type="float">
            <text:p>-3.36E+01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219544224778057" calcext:value-type="float">
            <text:p>0.219544224778057</text:p>
          </table:table-cell>
          <table:table-cell/>
          <table:table-cell table:style-name="ce4" table:formula="of:=(MAX([.E154:.E158])-MIN([.E154:.E158]))/2" office:value-type="float" office:value="0.060071799200955" calcext:value-type="float">
            <text:p>6.01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12.402S" calcext:value-type="time">
            <text:p>15:52:12.40</text:p>
          </table:table-cell>
          <table:table-cell table:style-name="ce2" office:value-type="float" office:value="-150" calcext:value-type="float">
            <text:p>-1.50E+02</text:p>
          </table:table-cell>
          <table:table-cell table:style-name="ce3" office:value-type="float" office:value="-0.00000004521437" calcext:value-type="float">
            <text:p>-4.52E-08</text:p>
          </table:table-cell>
          <table:table-cell table:style-name="ce4" table:formula="of:=[.C156]*10^9" office:value-type="float" office:value="-45.21437" calcext:value-type="float">
            <text:p>-4.52E+01</text:p>
          </table:table-cell>
          <table:table-cell table:style-name="ce4" table:formula="of:=[.$N$1]*[.D156]" office:value-type="float" office:value="-33.6297722483455" calcext:value-type="float">
            <text:p>-3.36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2.786S" calcext:value-type="time">
            <text:p>15:52:12.79</text:p>
          </table:table-cell>
          <table:table-cell table:style-name="ce2" office:value-type="float" office:value="-150" calcext:value-type="float">
            <text:p>-1.50E+02</text:p>
          </table:table-cell>
          <table:table-cell table:style-name="ce3" office:value-type="float" office:value="-0.00000004520492" calcext:value-type="float">
            <text:p>-4.52E-08</text:p>
          </table:table-cell>
          <table:table-cell table:style-name="ce4" table:formula="of:=[.C157]*10^9" office:value-type="float" office:value="-45.20492" calcext:value-type="float">
            <text:p>-4.52E+01</text:p>
          </table:table-cell>
          <table:table-cell table:style-name="ce4" table:formula="of:=[.$N$1]*[.D157]" office:value-type="float" office:value="-33.6227434796654" calcext:value-type="float">
            <text:p>-3.36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3.161S" calcext:value-type="time">
            <text:p>15:52:13.16</text:p>
          </table:table-cell>
          <table:table-cell table:style-name="ce2" office:value-type="float" office:value="-150" calcext:value-type="float">
            <text:p>-1.50E+02</text:p>
          </table:table-cell>
          <table:table-cell table:style-name="ce3" office:value-type="float" office:value="-0.00000004505284" calcext:value-type="float">
            <text:p>-4.51E-08</text:p>
          </table:table-cell>
          <table:table-cell table:style-name="ce4" table:formula="of:=[.C158]*10^9" office:value-type="float" office:value="-45.05284" calcext:value-type="float">
            <text:p>-4.51E+01</text:p>
          </table:table-cell>
          <table:table-cell table:style-name="ce4" table:formula="of:=[.$N$1]*[.D158]" office:value-type="float" office:value="-33.5096286499436" calcext:value-type="float">
            <text:p>-3.35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3.542S" calcext:value-type="time">
            <text:p>15:52:13.54</text:p>
          </table:table-cell>
          <table:table-cell table:style-name="ce2" office:value-type="float" office:value="-155" calcext:value-type="float">
            <text:p>-1.55E+02</text:p>
          </table:table-cell>
          <table:table-cell table:style-name="ce3" office:value-type="float" office:value="-0.00000004554482" calcext:value-type="float">
            <text:p>-4.55E-08</text:p>
          </table:table-cell>
          <table:table-cell table:style-name="ce4" table:formula="of:=[.C159]*10^9" office:value-type="float" office:value="-45.54482" calcext:value-type="float">
            <text:p>-4.55E+01</text:p>
          </table:table-cell>
          <table:table-cell table:style-name="ce4" table:formula="of:=[.$N$1]*[.D159]" office:value-type="float" office:value="-33.8755560166356" calcext:value-type="float">
            <text:p>-3.3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3.922S" calcext:value-type="time">
            <text:p>15:52:13.92</text:p>
          </table:table-cell>
          <table:table-cell table:style-name="ce2" office:value-type="float" office:value="-155" calcext:value-type="float">
            <text:p>-1.55E+02</text:p>
          </table:table-cell>
          <table:table-cell table:style-name="ce3" office:value-type="float" office:value="-0.00000004555438" calcext:value-type="float">
            <text:p>-4.56E-08</text:p>
          </table:table-cell>
          <table:table-cell table:style-name="ce4" table:formula="of:=[.C160]*10^9" office:value-type="float" office:value="-45.55438" calcext:value-type="float">
            <text:p>-4.56E+01</text:p>
          </table:table-cell>
          <table:table-cell table:style-name="ce4" table:formula="of:=[.$N$1]*[.D160]" office:value-type="float" office:value="-33.8826666016708" calcext:value-type="float">
            <text:p>-3.39E+01</text:p>
          </table:table-cell>
          <table:table-cell/>
          <table:table-cell office:value-type="float" office:value="-155" calcext:value-type="float">
            <text:p>-155</text:p>
          </table:table-cell>
          <table:table-cell table:style-name="ce4" table:formula="of:=AVERAGE([.E159:.E163])" office:value-type="float" office:value="-33.8309497398861" calcext:value-type="float">
            <text:p>-3.38E+01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225646023422359" calcext:value-type="float">
            <text:p>0.225646023422359</text:p>
          </table:table-cell>
          <table:table-cell/>
          <table:table-cell table:style-name="ce4" table:formula="of:=(MAX([.E159:.E163])-MIN([.E159:.E163]))/2" office:value-type="float" office:value="0.0847580248615678" calcext:value-type="float">
            <text:p>8.48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14.305S" calcext:value-type="time">
            <text:p>15:52:14.31</text:p>
          </table:table-cell>
          <table:table-cell table:style-name="ce2" office:value-type="float" office:value="-155" calcext:value-type="float">
            <text:p>-1.55E+02</text:p>
          </table:table-cell>
          <table:table-cell table:style-name="ce3" office:value-type="float" office:value="-0.00000004548931" calcext:value-type="float">
            <text:p>-4.55E-08</text:p>
          </table:table-cell>
          <table:table-cell table:style-name="ce4" table:formula="of:=[.C161]*10^9" office:value-type="float" office:value="-45.48931" calcext:value-type="float">
            <text:p>-4.55E+01</text:p>
          </table:table-cell>
          <table:table-cell table:style-name="ce4" table:formula="of:=[.$N$1]*[.D161]" office:value-type="float" office:value="-33.8342685087591" calcext:value-type="float">
            <text:p>-3.3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4.689S" calcext:value-type="time">
            <text:p>15:52:14.69</text:p>
          </table:table-cell>
          <table:table-cell table:style-name="ce2" office:value-type="float" office:value="-155" calcext:value-type="float">
            <text:p>-1.55E+02</text:p>
          </table:table-cell>
          <table:table-cell table:style-name="ce3" office:value-type="float" office:value="-0.00000004532647" calcext:value-type="float">
            <text:p>-4.53E-08</text:p>
          </table:table-cell>
          <table:table-cell table:style-name="ce4" table:formula="of:=[.C162]*10^9" office:value-type="float" office:value="-45.32647" calcext:value-type="float">
            <text:p>-4.53E+01</text:p>
          </table:table-cell>
          <table:table-cell table:style-name="ce4" table:formula="of:=[.$N$1]*[.D162]" office:value-type="float" office:value="-33.7131505519476" calcext:value-type="float">
            <text:p>-3.37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5.073S" calcext:value-type="time">
            <text:p>15:52:15.07</text:p>
          </table:table-cell>
          <table:table-cell table:style-name="ce2" office:value-type="float" office:value="-155" calcext:value-type="float">
            <text:p>-1.55E+02</text:p>
          </table:table-cell>
          <table:table-cell table:style-name="ce3" office:value-type="float" office:value="-0.00000004550926" calcext:value-type="float">
            <text:p>-4.55E-08</text:p>
          </table:table-cell>
          <table:table-cell table:style-name="ce4" table:formula="of:=[.C163]*10^9" office:value-type="float" office:value="-45.50926" calcext:value-type="float">
            <text:p>-4.55E+01</text:p>
          </table:table-cell>
          <table:table-cell table:style-name="ce4" table:formula="of:=[.$N$1]*[.D163]" office:value-type="float" office:value="-33.8491070204172" calcext:value-type="float">
            <text:p>-3.3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5.46S" calcext:value-type="time">
            <text:p>15:52:15.46</text:p>
          </table:table-cell>
          <table:table-cell table:style-name="ce2" office:value-type="float" office:value="-160" calcext:value-type="float">
            <text:p>-1.60E+02</text:p>
          </table:table-cell>
          <table:table-cell table:style-name="ce3" office:value-type="float" office:value="-0.00000004580877" calcext:value-type="float">
            <text:p>-4.58E-08</text:p>
          </table:table-cell>
          <table:table-cell table:style-name="ce4" table:formula="of:=[.C164]*10^9" office:value-type="float" office:value="-45.80877" calcext:value-type="float">
            <text:p>-4.58E+01</text:p>
          </table:table-cell>
          <table:table-cell table:style-name="ce4" table:formula="of:=[.$N$1]*[.D164]" office:value-type="float" office:value="-34.0718780793991" calcext:value-type="float">
            <text:p>-3.41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5.841S" calcext:value-type="time">
            <text:p>15:52:15.84</text:p>
          </table:table-cell>
          <table:table-cell table:style-name="ce2" office:value-type="float" office:value="-160" calcext:value-type="float">
            <text:p>-1.60E+02</text:p>
          </table:table-cell>
          <table:table-cell table:style-name="ce3" office:value-type="float" office:value="-0.00000004578695" calcext:value-type="float">
            <text:p>-4.58E-08</text:p>
          </table:table-cell>
          <table:table-cell table:style-name="ce4" table:formula="of:=[.C165]*10^9" office:value-type="float" office:value="-45.78695" calcext:value-type="float">
            <text:p>-4.58E+01</text:p>
          </table:table-cell>
          <table:table-cell table:style-name="ce4" table:formula="of:=[.$N$1]*[.D165]" office:value-type="float" office:value="-34.055648689706" calcext:value-type="float">
            <text:p>-3.41E+01</text:p>
          </table:table-cell>
          <table:table-cell/>
          <table:table-cell office:value-type="float" office:value="-160" calcext:value-type="float">
            <text:p>-160</text:p>
          </table:table-cell>
          <table:table-cell table:style-name="ce4" table:formula="of:=AVERAGE([.E164:.E168])" office:value-type="float" office:value="-34.0591355539994" calcext:value-type="float">
            <text:p>-3.41E+01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222431325749185" calcext:value-type="float">
            <text:p>0.222431325749185</text:p>
          </table:table-cell>
          <table:table-cell/>
          <table:table-cell table:style-name="ce4" table:formula="of:=(MAX([.E164:.E168])-MIN([.E164:.E168]))/2" office:value-type="float" office:value="0.0585805101847008" calcext:value-type="float">
            <text:p>5.86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16.224S" calcext:value-type="time">
            <text:p>15:52:16.22</text:p>
          </table:table-cell>
          <table:table-cell table:style-name="ce2" office:value-type="float" office:value="-160" calcext:value-type="float">
            <text:p>-1.60E+02</text:p>
          </table:table-cell>
          <table:table-cell table:style-name="ce3" office:value-type="float" office:value="-0.00000004569829" calcext:value-type="float">
            <text:p>-4.57E-08</text:p>
          </table:table-cell>
          <table:table-cell table:style-name="ce4" table:formula="of:=[.C166]*10^9" office:value-type="float" office:value="-45.69829" calcext:value-type="float">
            <text:p>-4.57E+01</text:p>
          </table:table-cell>
          <table:table-cell table:style-name="ce4" table:formula="of:=[.$N$1]*[.D166]" office:value-type="float" office:value="-33.9897047075707" calcext:value-type="float">
            <text:p>-3.40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6.608S" calcext:value-type="time">
            <text:p>15:52:16.61</text:p>
          </table:table-cell>
          <table:table-cell table:style-name="ce2" office:value-type="float" office:value="-160" calcext:value-type="float">
            <text:p>-1.60E+02</text:p>
          </table:table-cell>
          <table:table-cell table:style-name="ce3" office:value-type="float" office:value="-0.00000004580837" calcext:value-type="float">
            <text:p>-4.58E-08</text:p>
          </table:table-cell>
          <table:table-cell table:style-name="ce4" table:formula="of:=[.C167]*10^9" office:value-type="float" office:value="-45.80837" calcext:value-type="float">
            <text:p>-4.58E+01</text:p>
          </table:table-cell>
          <table:table-cell table:style-name="ce4" table:formula="of:=[.$N$1]*[.D167]" office:value-type="float" office:value="-34.0715805653809" calcext:value-type="float">
            <text:p>-3.41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6.992S" calcext:value-type="time">
            <text:p>15:52:16.99</text:p>
          </table:table-cell>
          <table:table-cell table:style-name="ce2" office:value-type="float" office:value="-160" calcext:value-type="float">
            <text:p>-1.60E+02</text:p>
          </table:table-cell>
          <table:table-cell table:style-name="ce3" office:value-type="float" office:value="-0.00000004585581" calcext:value-type="float">
            <text:p>-4.59E-08</text:p>
          </table:table-cell>
          <table:table-cell table:style-name="ce4" table:formula="of:=[.C168]*10^9" office:value-type="float" office:value="-45.85581" calcext:value-type="float">
            <text:p>-4.59E+01</text:p>
          </table:table-cell>
          <table:table-cell table:style-name="ce4" table:formula="of:=[.$N$1]*[.D168]" office:value-type="float" office:value="-34.1068657279401" calcext:value-type="float">
            <text:p>-3.41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7.378S" calcext:value-type="time">
            <text:p>15:52:17.38</text:p>
          </table:table-cell>
          <table:table-cell table:style-name="ce2" office:value-type="float" office:value="-165" calcext:value-type="float">
            <text:p>-1.65E+02</text:p>
          </table:table-cell>
          <table:table-cell table:style-name="ce3" office:value-type="float" office:value="-0.00000004616638" calcext:value-type="float">
            <text:p>-4.62E-08</text:p>
          </table:table-cell>
          <table:table-cell table:style-name="ce4" table:formula="of:=[.C169]*10^9" office:value-type="float" office:value="-46.16638" calcext:value-type="float">
            <text:p>-4.62E+01</text:p>
          </table:table-cell>
          <table:table-cell table:style-name="ce4" table:formula="of:=[.$N$1]*[.D169]" office:value-type="float" office:value="-34.3378630495254" calcext:value-type="float">
            <text:p>-3.4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7.76S" calcext:value-type="time">
            <text:p>15:52:17.76</text:p>
          </table:table-cell>
          <table:table-cell table:style-name="ce2" office:value-type="float" office:value="-165" calcext:value-type="float">
            <text:p>-1.65E+02</text:p>
          </table:table-cell>
          <table:table-cell table:style-name="ce3" office:value-type="float" office:value="-0.00000004599603" calcext:value-type="float">
            <text:p>-4.60E-08</text:p>
          </table:table-cell>
          <table:table-cell table:style-name="ce4" table:formula="of:=[.C170]*10^9" office:value-type="float" office:value="-45.99603" calcext:value-type="float">
            <text:p>-4.60E+01</text:p>
          </table:table-cell>
          <table:table-cell table:style-name="ce4" table:formula="of:=[.$N$1]*[.D170]" office:value-type="float" office:value="-34.2111592670221" calcext:value-type="float">
            <text:p>-3.42E+01</text:p>
          </table:table-cell>
          <table:table-cell/>
          <table:table-cell office:value-type="float" office:value="-165" calcext:value-type="float">
            <text:p>-165</text:p>
          </table:table-cell>
          <table:table-cell table:style-name="ce4" table:formula="of:=AVERAGE([.E169:.E173])" office:value-type="float" office:value="-34.294647650811" calcext:value-type="float">
            <text:p>-3.43E+01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228166113515971" calcext:value-type="float">
            <text:p>0.228166113515971</text:p>
          </table:table-cell>
          <table:table-cell/>
          <table:table-cell table:style-name="ce4" table:formula="of:=(MAX([.E169:.E173])-MIN([.E169:.E173]))/2" office:value-type="float" office:value="0.0831216977614417" calcext:value-type="float">
            <text:p>8.31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18.144S" calcext:value-type="time">
            <text:p>15:52:18.14</text:p>
          </table:table-cell>
          <table:table-cell table:style-name="ce2" office:value-type="float" office:value="-165" calcext:value-type="float">
            <text:p>-1.65E+02</text:p>
          </table:table-cell>
          <table:table-cell table:style-name="ce3" office:value-type="float" office:value="-0.00000004619307" calcext:value-type="float">
            <text:p>-4.62E-08</text:p>
          </table:table-cell>
          <table:table-cell table:style-name="ce4" table:formula="of:=[.C171]*10^9" office:value-type="float" office:value="-46.19307" calcext:value-type="float">
            <text:p>-4.62E+01</text:p>
          </table:table-cell>
          <table:table-cell table:style-name="ce4" table:formula="of:=[.$N$1]*[.D171]" office:value-type="float" office:value="-34.3577146723902" calcext:value-type="float">
            <text:p>-3.4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8.528S" calcext:value-type="time">
            <text:p>15:52:18.53</text:p>
          </table:table-cell>
          <table:table-cell table:style-name="ce2" office:value-type="float" office:value="-165" calcext:value-type="float">
            <text:p>-1.65E+02</text:p>
          </table:table-cell>
          <table:table-cell table:style-name="ce3" office:value-type="float" office:value="-0.00000004620471" calcext:value-type="float">
            <text:p>-4.62E-08</text:p>
          </table:table-cell>
          <table:table-cell table:style-name="ce4" table:formula="of:=[.C172]*10^9" office:value-type="float" office:value="-46.20471" calcext:value-type="float">
            <text:p>-4.62E+01</text:p>
          </table:table-cell>
          <table:table-cell table:style-name="ce4" table:formula="of:=[.$N$1]*[.D172]" office:value-type="float" office:value="-34.36637233032" calcext:value-type="float">
            <text:p>-3.4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8.911S" calcext:value-type="time">
            <text:p>15:52:18.91</text:p>
          </table:table-cell>
          <table:table-cell table:style-name="ce2" office:value-type="float" office:value="-165" calcext:value-type="float">
            <text:p>-1.65E+02</text:p>
          </table:table-cell>
          <table:table-cell table:style-name="ce3" office:value-type="float" office:value="-0.0000000459812" calcext:value-type="float">
            <text:p>-4.60E-08</text:p>
          </table:table-cell>
          <table:table-cell table:style-name="ce4" table:formula="of:=[.C173]*10^9" office:value-type="float" office:value="-45.9812" calcext:value-type="float">
            <text:p>-4.60E+01</text:p>
          </table:table-cell>
          <table:table-cell table:style-name="ce4" table:formula="of:=[.$N$1]*[.D173]" office:value-type="float" office:value="-34.2001289347971" calcext:value-type="float">
            <text:p>-3.42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9.298S" calcext:value-type="time">
            <text:p>15:52:19.30</text:p>
          </table:table-cell>
          <table:table-cell table:style-name="ce2" office:value-type="float" office:value="-170" calcext:value-type="float">
            <text:p>-1.70E+02</text:p>
          </table:table-cell>
          <table:table-cell table:style-name="ce3" office:value-type="float" office:value="-0.00000004660777" calcext:value-type="float">
            <text:p>-4.66E-08</text:p>
          </table:table-cell>
          <table:table-cell table:style-name="ce4" table:formula="of:=[.C174]*10^9" office:value-type="float" office:value="-46.60777" calcext:value-type="float">
            <text:p>-4.66E+01</text:p>
          </table:table-cell>
          <table:table-cell table:style-name="ce4" table:formula="of:=[.$N$1]*[.D174]" office:value-type="float" office:value="-34.6661623307649" calcext:value-type="float">
            <text:p>-3.47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19.679S" calcext:value-type="time">
            <text:p>15:52:19.68</text:p>
          </table:table-cell>
          <table:table-cell table:style-name="ce2" office:value-type="float" office:value="-170" calcext:value-type="float">
            <text:p>-1.70E+02</text:p>
          </table:table-cell>
          <table:table-cell table:style-name="ce3" office:value-type="float" office:value="-0.00000004658773" calcext:value-type="float">
            <text:p>-4.66E-08</text:p>
          </table:table-cell>
          <table:table-cell table:style-name="ce4" table:formula="of:=[.C175]*10^9" office:value-type="float" office:value="-46.58773" calcext:value-type="float">
            <text:p>-4.66E+01</text:p>
          </table:table-cell>
          <table:table-cell table:style-name="ce4" table:formula="of:=[.$N$1]*[.D175]" office:value-type="float" office:value="-34.6512568784528" calcext:value-type="float">
            <text:p>-3.47E+01</text:p>
          </table:table-cell>
          <table:table-cell/>
          <table:table-cell office:value-type="float" office:value="-170" calcext:value-type="float">
            <text:p>-170</text:p>
          </table:table-cell>
          <table:table-cell table:style-name="ce4" table:formula="of:=AVERAGE([.E174:.E178])" office:value-type="float" office:value="-34.6006080919935" calcext:value-type="float">
            <text:p>-3.46E+01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229040431234469" calcext:value-type="float">
            <text:p>0.229040431234469</text:p>
          </table:table-cell>
          <table:table-cell/>
          <table:table-cell table:style-name="ce4" table:formula="of:=(MAX([.E174:.E178])-MIN([.E174:.E178]))/2" office:value-type="float" office:value="0.0779040456671574" calcext:value-type="float">
            <text:p>7.79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20.063S" calcext:value-type="time">
            <text:p>15:52:20.06</text:p>
          </table:table-cell>
          <table:table-cell table:style-name="ce2" office:value-type="float" office:value="-170" calcext:value-type="float">
            <text:p>-1.70E+02</text:p>
          </table:table-cell>
          <table:table-cell table:style-name="ce3" office:value-type="float" office:value="-0.00000004639829" calcext:value-type="float">
            <text:p>-4.64E-08</text:p>
          </table:table-cell>
          <table:table-cell table:style-name="ce4" table:formula="of:=[.C176]*10^9" office:value-type="float" office:value="-46.39829" calcext:value-type="float">
            <text:p>-4.64E+01</text:p>
          </table:table-cell>
          <table:table-cell table:style-name="ce4" table:formula="of:=[.$N$1]*[.D176]" office:value-type="float" office:value="-34.5103542394306" calcext:value-type="float">
            <text:p>-3.45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0.447S" calcext:value-type="time">
            <text:p>15:52:20.45</text:p>
          </table:table-cell>
          <table:table-cell table:style-name="ce2" office:value-type="float" office:value="-170" calcext:value-type="float">
            <text:p>-1.70E+02</text:p>
          </table:table-cell>
          <table:table-cell table:style-name="ce3" office:value-type="float" office:value="-0.00000004640088" calcext:value-type="float">
            <text:p>-4.64E-08</text:p>
          </table:table-cell>
          <table:table-cell table:style-name="ce4" table:formula="of:=[.C177]*10^9" office:value-type="float" office:value="-46.40088" calcext:value-type="float">
            <text:p>-4.64E+01</text:p>
          </table:table-cell>
          <table:table-cell table:style-name="ce4" table:formula="of:=[.$N$1]*[.D177]" office:value-type="float" office:value="-34.5122806426985" calcext:value-type="float">
            <text:p>-3.45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0.83S" calcext:value-type="time">
            <text:p>15:52:20.83</text:p>
          </table:table-cell>
          <table:table-cell table:style-name="ce2" office:value-type="float" office:value="-170" calcext:value-type="float">
            <text:p>-1.70E+02</text:p>
          </table:table-cell>
          <table:table-cell table:style-name="ce3" office:value-type="float" office:value="-0.0000000466035" calcext:value-type="float">
            <text:p>-4.66E-08</text:p>
          </table:table-cell>
          <table:table-cell table:style-name="ce4" table:formula="of:=[.C178]*10^9" office:value-type="float" office:value="-46.6035" calcext:value-type="float">
            <text:p>-4.66E+01</text:p>
          </table:table-cell>
          <table:table-cell table:style-name="ce4" table:formula="of:=[.$N$1]*[.D178]" office:value-type="float" office:value="-34.6629863686206" calcext:value-type="float">
            <text:p>-3.47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1.216S" calcext:value-type="time">
            <text:p>15:52:21.22</text:p>
          </table:table-cell>
          <table:table-cell table:style-name="ce2" office:value-type="float" office:value="-175" calcext:value-type="float">
            <text:p>-1.75E+02</text:p>
          </table:table-cell>
          <table:table-cell table:style-name="ce3" office:value-type="float" office:value="-0.00000004693208" calcext:value-type="float">
            <text:p>-4.69E-08</text:p>
          </table:table-cell>
          <table:table-cell table:style-name="ce4" table:formula="of:=[.C179]*10^9" office:value-type="float" office:value="-46.93208" calcext:value-type="float">
            <text:p>-4.69E+01</text:p>
          </table:table-cell>
          <table:table-cell table:style-name="ce4" table:formula="of:=[.$N$1]*[.D179]" office:value-type="float" office:value="-34.9073792588757" calcext:value-type="float">
            <text:p>-3.4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1.598S" calcext:value-type="time">
            <text:p>15:52:21.60</text:p>
          </table:table-cell>
          <table:table-cell table:style-name="ce2" office:value-type="float" office:value="-175" calcext:value-type="float">
            <text:p>-1.75E+02</text:p>
          </table:table-cell>
          <table:table-cell table:style-name="ce3" office:value-type="float" office:value="-0.00000004681164" calcext:value-type="float">
            <text:p>-4.68E-08</text:p>
          </table:table-cell>
          <table:table-cell table:style-name="ce4" table:formula="of:=[.C180]*10^9" office:value-type="float" office:value="-46.81164" calcext:value-type="float">
            <text:p>-4.68E+01</text:p>
          </table:table-cell>
          <table:table-cell table:style-name="ce4" table:formula="of:=[.$N$1]*[.D180]" office:value-type="float" office:value="-34.8177977879939" calcext:value-type="float">
            <text:p>-3.48E+01</text:p>
          </table:table-cell>
          <table:table-cell/>
          <table:table-cell office:value-type="float" office:value="-175" calcext:value-type="float">
            <text:p>-175</text:p>
          </table:table-cell>
          <table:table-cell table:style-name="ce4" table:formula="of:=AVERAGE([.E179:.E183])" office:value-type="float" office:value="-34.8849734781646" calcext:value-type="float">
            <text:p>-3.49E+01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229979432931373" calcext:value-type="float">
            <text:p>0.229979432931373</text:p>
          </table:table-cell>
          <table:table-cell/>
          <table:table-cell table:style-name="ce4" table:formula="of:=(MAX([.E179:.E183])-MIN([.E179:.E183]))/2" office:value-type="float" office:value="0.0733706758147434" calcext:value-type="float">
            <text:p>7.34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21.982S" calcext:value-type="time">
            <text:p>15:52:21.98</text:p>
          </table:table-cell>
          <table:table-cell table:style-name="ce2" office:value-type="float" office:value="-175" calcext:value-type="float">
            <text:p>-1.75E+02</text:p>
          </table:table-cell>
          <table:table-cell table:style-name="ce3" office:value-type="float" office:value="-0.00000004700354" calcext:value-type="float">
            <text:p>-4.70E-08</text:p>
          </table:table-cell>
          <table:table-cell table:style-name="ce4" table:formula="of:=[.C181]*10^9" office:value-type="float" office:value="-47.00354" calcext:value-type="float">
            <text:p>-4.70E+01</text:p>
          </table:table-cell>
          <table:table-cell table:style-name="ce4" table:formula="of:=[.$N$1]*[.D181]" office:value-type="float" office:value="-34.9605301382281" calcext:value-type="float">
            <text:p>-3.50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2.365S" calcext:value-type="time">
            <text:p>15:52:22.37</text:p>
          </table:table-cell>
          <table:table-cell table:style-name="ce2" office:value-type="float" office:value="-175" calcext:value-type="float">
            <text:p>-1.75E+02</text:p>
          </table:table-cell>
          <table:table-cell table:style-name="ce3" office:value-type="float" office:value="-0.00000004695627" calcext:value-type="float">
            <text:p>-4.70E-08</text:p>
          </table:table-cell>
          <table:table-cell table:style-name="ce4" table:formula="of:=[.C182]*10^9" office:value-type="float" office:value="-46.95627" calcext:value-type="float">
            <text:p>-4.70E+01</text:p>
          </table:table-cell>
          <table:table-cell table:style-name="ce4" table:formula="of:=[.$N$1]*[.D182]" office:value-type="float" office:value="-34.9253714191266" calcext:value-type="float">
            <text:p>-3.49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2.749S" calcext:value-type="time">
            <text:p>15:52:22.75</text:p>
          </table:table-cell>
          <table:table-cell table:style-name="ce2" office:value-type="float" office:value="-175" calcext:value-type="float">
            <text:p>-1.75E+02</text:p>
          </table:table-cell>
          <table:table-cell table:style-name="ce3" office:value-type="float" office:value="-0.00000004680625" calcext:value-type="float">
            <text:p>-4.68E-08</text:p>
          </table:table-cell>
          <table:table-cell table:style-name="ce4" table:formula="of:=[.C183]*10^9" office:value-type="float" office:value="-46.80625" calcext:value-type="float">
            <text:p>-4.68E+01</text:p>
          </table:table-cell>
          <table:table-cell table:style-name="ce4" table:formula="of:=[.$N$1]*[.D183]" office:value-type="float" office:value="-34.8137887865986" calcext:value-type="float">
            <text:p>-3.4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3.136S" calcext:value-type="time">
            <text:p>15:52:23.14</text:p>
          </table:table-cell>
          <table:table-cell table:style-name="ce2" office:value-type="float" office:value="-180" calcext:value-type="float">
            <text:p>-1.80E+02</text:p>
          </table:table-cell>
          <table:table-cell table:style-name="ce3" office:value-type="float" office:value="-0.0000000477465" calcext:value-type="float">
            <text:p>-4.77E-08</text:p>
          </table:table-cell>
          <table:table-cell table:style-name="ce4" table:formula="of:=[.C184]*10^9" office:value-type="float" office:value="-47.7465" calcext:value-type="float">
            <text:p>-4.77E+01</text:p>
          </table:table-cell>
          <table:table-cell table:style-name="ce4" table:formula="of:=[.$N$1]*[.D184]" office:value-type="float" office:value="-35.5131326756433" calcext:value-type="float">
            <text:p>-3.55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3.516S" calcext:value-type="time">
            <text:p>15:52:23.52</text:p>
          </table:table-cell>
          <table:table-cell table:style-name="ce2" office:value-type="float" office:value="-180" calcext:value-type="float">
            <text:p>-1.80E+02</text:p>
          </table:table-cell>
          <table:table-cell table:style-name="ce3" office:value-type="float" office:value="-0.00000004775951" calcext:value-type="float">
            <text:p>-4.78E-08</text:p>
          </table:table-cell>
          <table:table-cell table:style-name="ce4" table:formula="of:=[.C185]*10^9" office:value-type="float" office:value="-47.75951" calcext:value-type="float">
            <text:p>-4.78E+01</text:p>
          </table:table-cell>
          <table:table-cell table:style-name="ce4" table:formula="of:=[.$N$1]*[.D185]" office:value-type="float" office:value="-35.5228093190855" calcext:value-type="float">
            <text:p>-3.55E+01</text:p>
          </table:table-cell>
          <table:table-cell/>
          <table:table-cell office:value-type="float" office:value="-180" calcext:value-type="float">
            <text:p>-180</text:p>
          </table:table-cell>
          <table:table-cell table:style-name="ce4" table:formula="of:=AVERAGE([.E184:.E188])" office:value-type="float" office:value="-35.4399040627723" calcext:value-type="float">
            <text:p>-3.54E+01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240627547332661" calcext:value-type="float">
            <text:p>0.240627547332661</text:p>
          </table:table-cell>
          <table:table-cell/>
          <table:table-cell table:style-name="ce4" table:formula="of:=(MAX([.E184:.E188])-MIN([.E184:.E188]))/2" office:value-type="float" office:value="0.107462063375895" calcext:value-type="float">
            <text:p>1.07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23.9S" calcext:value-type="time">
            <text:p>15:52:23.90</text:p>
          </table:table-cell>
          <table:table-cell table:style-name="ce2" office:value-type="float" office:value="-180" calcext:value-type="float">
            <text:p>-1.80E+02</text:p>
          </table:table-cell>
          <table:table-cell table:style-name="ce3" office:value-type="float" office:value="-0.00000004761088" calcext:value-type="float">
            <text:p>-4.76E-08</text:p>
          </table:table-cell>
          <table:table-cell table:style-name="ce4" table:formula="of:=[.C186]*10^9" office:value-type="float" office:value="-47.61088" calcext:value-type="float">
            <text:p>-4.76E+01</text:p>
          </table:table-cell>
          <table:table-cell table:style-name="ce4" table:formula="of:=[.$N$1]*[.D186]" office:value-type="float" office:value="-35.4122605477707" calcext:value-type="float">
            <text:p>-3.5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4.284S" calcext:value-type="time">
            <text:p>15:52:24.28</text:p>
          </table:table-cell>
          <table:table-cell table:style-name="ce2" office:value-type="float" office:value="-180" calcext:value-type="float">
            <text:p>-1.80E+02</text:p>
          </table:table-cell>
          <table:table-cell table:style-name="ce3" office:value-type="float" office:value="-0.00000004747055" calcext:value-type="float">
            <text:p>-4.75E-08</text:p>
          </table:table-cell>
          <table:table-cell table:style-name="ce4" table:formula="of:=[.C187]*10^9" office:value-type="float" office:value="-47.47055" calcext:value-type="float">
            <text:p>-4.75E+01</text:p>
          </table:table-cell>
          <table:table-cell table:style-name="ce4" table:formula="of:=[.$N$1]*[.D187]" office:value-type="float" office:value="-35.3078851923337" calcext:value-type="float">
            <text:p>-3.5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4.668S" calcext:value-type="time">
            <text:p>15:52:24.67</text:p>
          </table:table-cell>
          <table:table-cell table:style-name="ce2" office:value-type="float" office:value="-180" calcext:value-type="float">
            <text:p>-1.80E+02</text:p>
          </table:table-cell>
          <table:table-cell table:style-name="ce3" office:value-type="float" office:value="-0.00000004765279" calcext:value-type="float">
            <text:p>-4.77E-08</text:p>
          </table:table-cell>
          <table:table-cell table:style-name="ce4" table:formula="of:=[.C188]*10^9" office:value-type="float" office:value="-47.65279" calcext:value-type="float">
            <text:p>-4.77E+01</text:p>
          </table:table-cell>
          <table:table-cell table:style-name="ce4" table:formula="of:=[.$N$1]*[.D188]" office:value-type="float" office:value="-35.4434325790282" calcext:value-type="float">
            <text:p>-3.5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5.055S" calcext:value-type="time">
            <text:p>15:52:25.06</text:p>
          </table:table-cell>
          <table:table-cell table:style-name="ce2" office:value-type="float" office:value="-185" calcext:value-type="float">
            <text:p>-1.85E+02</text:p>
          </table:table-cell>
          <table:table-cell table:style-name="ce3" office:value-type="float" office:value="-0.00000004915062" calcext:value-type="float">
            <text:p>-4.92E-08</text:p>
          </table:table-cell>
          <table:table-cell table:style-name="ce4" table:formula="of:=[.C189]*10^9" office:value-type="float" office:value="-49.15062" calcext:value-type="float">
            <text:p>-4.92E+01</text:p>
          </table:table-cell>
          <table:table-cell table:style-name="ce4" table:formula="of:=[.$N$1]*[.D189]" office:value-type="float" office:value="-36.5574961337507" calcext:value-type="float">
            <text:p>-3.66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5.435S" calcext:value-type="time">
            <text:p>15:52:25.44</text:p>
          </table:table-cell>
          <table:table-cell table:style-name="ce2" office:value-type="float" office:value="-185" calcext:value-type="float">
            <text:p>-1.85E+02</text:p>
          </table:table-cell>
          <table:table-cell table:style-name="ce3" office:value-type="float" office:value="-0.00000004900256" calcext:value-type="float">
            <text:p>-4.90E-08</text:p>
          </table:table-cell>
          <table:table-cell table:style-name="ce4" table:formula="of:=[.C190]*10^9" office:value-type="float" office:value="-49.00256" calcext:value-type="float">
            <text:p>-4.90E+01</text:p>
          </table:table-cell>
          <table:table-cell table:style-name="ce4" table:formula="of:=[.$N$1]*[.D190]" office:value-type="float" office:value="-36.4473713199119" calcext:value-type="float">
            <text:p>-3.64E+01</text:p>
          </table:table-cell>
          <table:table-cell/>
          <table:table-cell office:value-type="float" office:value="-185" calcext:value-type="float">
            <text:p>-185</text:p>
          </table:table-cell>
          <table:table-cell table:style-name="ce4" table:formula="of:=AVERAGE([.E189:.E193])" office:value-type="float" office:value="-36.4745388124843" calcext:value-type="float">
            <text:p>-3.65E+01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240463925349066" calcext:value-type="float">
            <text:p>0.240463925349066</text:p>
          </table:table-cell>
          <table:table-cell/>
          <table:table-cell table:style-name="ce4" table:formula="of:=(MAX([.E189:.E193])-MIN([.E189:.E193]))/2" office:value-type="float" office:value="0.0767437409961538" calcext:value-type="float">
            <text:p>7.67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25.82S" calcext:value-type="time">
            <text:p>15:52:25.82</text:p>
          </table:table-cell>
          <table:table-cell table:style-name="ce2" office:value-type="float" office:value="-185" calcext:value-type="float">
            <text:p>-1.85E+02</text:p>
          </table:table-cell>
          <table:table-cell table:style-name="ce3" office:value-type="float" office:value="-0.00000004894426" calcext:value-type="float">
            <text:p>-4.89E-08</text:p>
          </table:table-cell>
          <table:table-cell table:style-name="ce4" table:formula="of:=[.C191]*10^9" office:value-type="float" office:value="-48.94426" calcext:value-type="float">
            <text:p>-4.89E+01</text:p>
          </table:table-cell>
          <table:table-cell table:style-name="ce4" table:formula="of:=[.$N$1]*[.D191]" office:value-type="float" office:value="-36.4040086517584" calcext:value-type="float">
            <text:p>-3.6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6.204S" calcext:value-type="time">
            <text:p>15:52:26.20</text:p>
          </table:table-cell>
          <table:table-cell table:style-name="ce2" office:value-type="float" office:value="-185" calcext:value-type="float">
            <text:p>-1.85E+02</text:p>
          </table:table-cell>
          <table:table-cell table:style-name="ce3" office:value-type="float" office:value="-0.00000004900032" calcext:value-type="float">
            <text:p>-4.90E-08</text:p>
          </table:table-cell>
          <table:table-cell table:style-name="ce4" table:formula="of:=[.C192]*10^9" office:value-type="float" office:value="-49.00032" calcext:value-type="float">
            <text:p>-4.90E+01</text:p>
          </table:table-cell>
          <table:table-cell table:style-name="ce4" table:formula="of:=[.$N$1]*[.D192]" office:value-type="float" office:value="-36.4457052414099" calcext:value-type="float">
            <text:p>-3.6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6.588S" calcext:value-type="time">
            <text:p>15:52:26.59</text:p>
          </table:table-cell>
          <table:table-cell table:style-name="ce2" office:value-type="float" office:value="-185" calcext:value-type="float">
            <text:p>-1.85E+02</text:p>
          </table:table-cell>
          <table:table-cell table:style-name="ce3" office:value-type="float" office:value="-0.00000004909767" calcext:value-type="float">
            <text:p>-4.91E-08</text:p>
          </table:table-cell>
          <table:table-cell table:style-name="ce4" table:formula="of:=[.C193]*10^9" office:value-type="float" office:value="-49.09767" calcext:value-type="float">
            <text:p>-4.91E+01</text:p>
          </table:table-cell>
          <table:table-cell table:style-name="ce4" table:formula="of:=[.$N$1]*[.D193]" office:value-type="float" office:value="-36.5181127155907" calcext:value-type="float">
            <text:p>-3.65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6.974S" calcext:value-type="time">
            <text:p>15:52:26.97</text:p>
          </table:table-cell>
          <table:table-cell table:style-name="ce2" office:value-type="float" office:value="-190" calcext:value-type="float">
            <text:p>-1.90E+02</text:p>
          </table:table-cell>
          <table:table-cell table:style-name="ce3" office:value-type="float" office:value="-0.00000005210107" calcext:value-type="float">
            <text:p>-5.21E-08</text:p>
          </table:table-cell>
          <table:table-cell table:style-name="ce4" table:formula="of:=[.C194]*10^9" office:value-type="float" office:value="-52.10107" calcext:value-type="float">
            <text:p>-5.21E+01</text:p>
          </table:table-cell>
          <table:table-cell table:style-name="ce4" table:formula="of:=[.$N$1]*[.D194]" office:value-type="float" office:value="-38.7519967212881" calcext:value-type="float">
            <text:p>-3.8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7.355S" calcext:value-type="time">
            <text:p>15:52:27.36</text:p>
          </table:table-cell>
          <table:table-cell table:style-name="ce2" office:value-type="float" office:value="-190" calcext:value-type="float">
            <text:p>-1.90E+02</text:p>
          </table:table-cell>
          <table:table-cell table:style-name="ce3" office:value-type="float" office:value="-0.00000005201619" calcext:value-type="float">
            <text:p>-5.20E-08</text:p>
          </table:table-cell>
          <table:table-cell table:style-name="ce4" table:formula="of:=[.C195]*10^9" office:value-type="float" office:value="-52.01619" calcext:value-type="float">
            <text:p>-5.20E+01</text:p>
          </table:table-cell>
          <table:table-cell table:style-name="ce4" table:formula="of:=[.$N$1]*[.D195]" office:value-type="float" office:value="-38.6888642466248" calcext:value-type="float">
            <text:p>-3.87E+01</text:p>
          </table:table-cell>
          <table:table-cell/>
          <table:table-cell office:value-type="float" office:value="-190" calcext:value-type="float">
            <text:p>-190</text:p>
          </table:table-cell>
          <table:table-cell table:style-name="ce4" table:formula="of:=AVERAGE([.E194:.E198])" office:value-type="float" office:value="-38.7773553286298" calcext:value-type="float">
            <text:p>-3.88E+01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0.255026500879225" calcext:value-type="float">
            <text:p>0.255026500879225</text:p>
          </table:table-cell>
          <table:table-cell/>
          <table:table-cell table:style-name="ce4" table:formula="of:=(MAX([.E194:.E198])-MIN([.E194:.E198]))/2" office:value-type="float" office:value="0.078008175573526" calcext:value-type="float">
            <text:p>7.80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27.739S" calcext:value-type="time">
            <text:p>15:52:27.74</text:p>
          </table:table-cell>
          <table:table-cell table:style-name="ce2" office:value-type="float" office:value="-190" calcext:value-type="float">
            <text:p>-1.90E+02</text:p>
          </table:table-cell>
          <table:table-cell table:style-name="ce3" office:value-type="float" office:value="-0.00000005211662" calcext:value-type="float">
            <text:p>-5.21E-08</text:p>
          </table:table-cell>
          <table:table-cell table:style-name="ce4" table:formula="of:=[.C196]*10^9" office:value-type="float" office:value="-52.11662" calcext:value-type="float">
            <text:p>-5.21E+01</text:p>
          </table:table-cell>
          <table:table-cell table:style-name="ce4" table:formula="of:=[.$N$1]*[.D196]" office:value-type="float" office:value="-38.7635625787458" calcext:value-type="float">
            <text:p>-3.8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8.123S" calcext:value-type="time">
            <text:p>15:52:28.12</text:p>
          </table:table-cell>
          <table:table-cell table:style-name="ce2" office:value-type="float" office:value="-190" calcext:value-type="float">
            <text:p>-1.90E+02</text:p>
          </table:table-cell>
          <table:table-cell table:style-name="ce3" office:value-type="float" office:value="-0.00000005221599" calcext:value-type="float">
            <text:p>-5.22E-08</text:p>
          </table:table-cell>
          <table:table-cell table:style-name="ce4" table:formula="of:=[.C197]*10^9" office:value-type="float" office:value="-52.21599" calcext:value-type="float">
            <text:p>-5.22E+01</text:p>
          </table:table-cell>
          <table:table-cell table:style-name="ce4" table:formula="of:=[.$N$1]*[.D197]" office:value-type="float" office:value="-38.8374724987186" calcext:value-type="float">
            <text:p>-3.8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8.507S" calcext:value-type="time">
            <text:p>15:52:28.51</text:p>
          </table:table-cell>
          <table:table-cell table:style-name="ce2" office:value-type="float" office:value="-190" calcext:value-type="float">
            <text:p>-1.90E+02</text:p>
          </table:table-cell>
          <table:table-cell table:style-name="ce3" office:value-type="float" office:value="-0.00000005222595" calcext:value-type="float">
            <text:p>-5.22E-08</text:p>
          </table:table-cell>
          <table:table-cell table:style-name="ce4" table:formula="of:=[.C198]*10^9" office:value-type="float" office:value="-52.22595" calcext:value-type="float">
            <text:p>-5.22E+01</text:p>
          </table:table-cell>
          <table:table-cell table:style-name="ce4" table:formula="of:=[.$N$1]*[.D198]" office:value-type="float" office:value="-38.8448805977719" calcext:value-type="float">
            <text:p>-3.88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8.894S" calcext:value-type="time">
            <text:p>15:52:28.89</text:p>
          </table:table-cell>
          <table:table-cell table:style-name="ce2" office:value-type="float" office:value="-195" calcext:value-type="float">
            <text:p>-1.95E+02</text:p>
          </table:table-cell>
          <table:table-cell table:style-name="ce3" office:value-type="float" office:value="-0.00000005938558" calcext:value-type="float">
            <text:p>-5.94E-08</text:p>
          </table:table-cell>
          <table:table-cell table:style-name="ce4" table:formula="of:=[.C199]*10^9" office:value-type="float" office:value="-59.38558" calcext:value-type="float">
            <text:p>-5.94E+01</text:p>
          </table:table-cell>
          <table:table-cell table:style-name="ce4" table:formula="of:=[.$N$1]*[.D199]" office:value-type="float" office:value="-44.1701063231866" calcext:value-type="float">
            <text:p>-4.42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29.275S" calcext:value-type="time">
            <text:p>15:52:29.28</text:p>
          </table:table-cell>
          <table:table-cell table:style-name="ce2" office:value-type="float" office:value="-195" calcext:value-type="float">
            <text:p>-1.95E+02</text:p>
          </table:table-cell>
          <table:table-cell table:style-name="ce3" office:value-type="float" office:value="-0.00000005930607" calcext:value-type="float">
            <text:p>-5.93E-08</text:p>
          </table:table-cell>
          <table:table-cell table:style-name="ce4" table:formula="of:=[.C200]*10^9" office:value-type="float" office:value="-59.30607" calcext:value-type="float">
            <text:p>-5.93E+01</text:p>
          </table:table-cell>
          <table:table-cell table:style-name="ce4" table:formula="of:=[.$N$1]*[.D200]" office:value-type="float" office:value="-44.1109679742178" calcext:value-type="float">
            <text:p>-4.41E+01</text:p>
          </table:table-cell>
          <table:table-cell/>
          <table:table-cell office:value-type="float" office:value="-195" calcext:value-type="float">
            <text:p>-195</text:p>
          </table:table-cell>
          <table:table-cell table:style-name="ce4" table:formula="of:=AVERAGE([.E199:.E203])" office:value-type="float" office:value="-44.2052843806993" calcext:value-type="float">
            <text:p>-4.42E+01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0.291947833715485" calcext:value-type="float">
            <text:p>0.291947833715485</text:p>
          </table:table-cell>
          <table:table-cell/>
          <table:table-cell table:style-name="ce4" table:formula="of:=(MAX([.E199:.E203])-MIN([.E199:.E203]))/2" office:value-type="float" office:value="0.0958999248433692" calcext:value-type="float">
            <text:p>9.59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29.659S" calcext:value-type="time">
            <text:p>15:52:29.66</text:p>
          </table:table-cell>
          <table:table-cell table:style-name="ce2" office:value-type="float" office:value="-195" calcext:value-type="float">
            <text:p>-1.95E+02</text:p>
          </table:table-cell>
          <table:table-cell table:style-name="ce3" office:value-type="float" office:value="-0.0000000594981" calcext:value-type="float">
            <text:p>-5.95E-08</text:p>
          </table:table-cell>
          <table:table-cell table:style-name="ce4" table:formula="of:=[.C201]*10^9" office:value-type="float" office:value="-59.4981" calcext:value-type="float">
            <text:p>-5.95E+01</text:p>
          </table:table-cell>
          <table:table-cell table:style-name="ce4" table:formula="of:=[.$N$1]*[.D201]" office:value-type="float" office:value="-44.2537970165079" calcext:value-type="float">
            <text:p>-4.4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30.042S" calcext:value-type="time">
            <text:p>15:52:30.04</text:p>
          </table:table-cell>
          <table:table-cell table:style-name="ce2" office:value-type="float" office:value="-195" calcext:value-type="float">
            <text:p>-1.95E+02</text:p>
          </table:table-cell>
          <table:table-cell table:style-name="ce3" office:value-type="float" office:value="-0.00000005956394" calcext:value-type="float">
            <text:p>-5.96E-08</text:p>
          </table:table-cell>
          <table:table-cell table:style-name="ce4" table:formula="of:=[.C202]*10^9" office:value-type="float" office:value="-59.56394" calcext:value-type="float">
            <text:p>-5.96E+01</text:p>
          </table:table-cell>
          <table:table-cell table:style-name="ce4" table:formula="of:=[.$N$1]*[.D202]" office:value-type="float" office:value="-44.3027678239046" calcext:value-type="float">
            <text:p>-4.43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30.426S" calcext:value-type="time">
            <text:p>15:52:30.43</text:p>
          </table:table-cell>
          <table:table-cell table:style-name="ce2" office:value-type="float" office:value="-195" calcext:value-type="float">
            <text:p>-1.95E+02</text:p>
          </table:table-cell>
          <table:table-cell table:style-name="ce3" office:value-type="float" office:value="-0.00000005941069" calcext:value-type="float">
            <text:p>-5.94E-08</text:p>
          </table:table-cell>
          <table:table-cell table:style-name="ce4" table:formula="of:=[.C203]*10^9" office:value-type="float" office:value="-59.41069" calcext:value-type="float">
            <text:p>-5.94E+01</text:p>
          </table:table-cell>
          <table:table-cell table:style-name="ce4" table:formula="of:=[.$N$1]*[.D203]" office:value-type="float" office:value="-44.1887827656795" calcext:value-type="float">
            <text:p>-4.42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30.813S" calcext:value-type="time">
            <text:p>15:52:30.81</text:p>
          </table:table-cell>
          <table:table-cell table:style-name="ce2" office:value-type="float" office:value="-200" calcext:value-type="float">
            <text:p>-2.00E+02</text:p>
          </table:table-cell>
          <table:table-cell table:style-name="ce3" office:value-type="float" office:value="-0.00000007585776" calcext:value-type="float">
            <text:p>-7.59E-08</text:p>
          </table:table-cell>
          <table:table-cell table:style-name="ce4" table:formula="of:=[.C204]*10^9" office:value-type="float" office:value="-75.85776" calcext:value-type="float">
            <text:p>-7.59E+01</text:p>
          </table:table-cell>
          <table:table-cell table:style-name="ce4" table:formula="of:=[.$N$1]*[.D204]" office:value-type="float" office:value="-56.4218674742046" calcext:value-type="float">
            <text:p>-5.6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31.194S" calcext:value-type="time">
            <text:p>15:52:31.19</text:p>
          </table:table-cell>
          <table:table-cell table:style-name="ce2" office:value-type="float" office:value="-200" calcext:value-type="float">
            <text:p>-2.00E+02</text:p>
          </table:table-cell>
          <table:table-cell table:style-name="ce3" office:value-type="float" office:value="-0.00000007577982" calcext:value-type="float">
            <text:p>-7.58E-08</text:p>
          </table:table-cell>
          <table:table-cell table:style-name="ce4" table:formula="of:=[.C205]*10^9" office:value-type="float" office:value="-75.77982" calcext:value-type="float">
            <text:p>-7.58E+01</text:p>
          </table:table-cell>
          <table:table-cell table:style-name="ce4" table:formula="of:=[.$N$1]*[.D205]" office:value-type="float" office:value="-56.3638968677572" calcext:value-type="float">
            <text:p>-5.64E+01</text:p>
          </table:table-cell>
          <table:table-cell/>
          <table:table-cell office:value-type="float" office:value="-200" calcext:value-type="float">
            <text:p>-200</text:p>
          </table:table-cell>
          <table:table-cell table:style-name="ce4" table:formula="of:=AVERAGE([.E204:.E208])" office:value-type="float" office:value="-56.420272799067" calcext:value-type="float">
            <text:p>-5.64E+01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0.363183890237193" calcext:value-type="float">
            <text:p>0.363183890237193</text:p>
          </table:table-cell>
          <table:table-cell/>
          <table:table-cell table:style-name="ce4" table:formula="of:=(MAX([.E204:.E208])-MIN([.E204:.E208]))/2" office:value-type="float" office:value="0.0493055106671356" calcext:value-type="float">
            <text:p>4.93E-02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31.578S" calcext:value-type="time">
            <text:p>15:52:31.58</text:p>
          </table:table-cell>
          <table:table-cell table:style-name="ce2" office:value-type="float" office:value="-200" calcext:value-type="float">
            <text:p>-2.00E+02</text:p>
          </table:table-cell>
          <table:table-cell table:style-name="ce3" office:value-type="float" office:value="-0.00000007582842" calcext:value-type="float">
            <text:p>-7.58E-08</text:p>
          </table:table-cell>
          <table:table-cell table:style-name="ce4" table:formula="of:=[.C206]*10^9" office:value-type="float" office:value="-75.82842" calcext:value-type="float">
            <text:p>-7.58E+01</text:p>
          </table:table-cell>
          <table:table-cell table:style-name="ce4" table:formula="of:=[.$N$1]*[.D206]" office:value-type="float" office:value="-56.4000448209692" calcext:value-type="float">
            <text:p>-5.6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31.961S" calcext:value-type="time">
            <text:p>15:52:31.96</text:p>
          </table:table-cell>
          <table:table-cell table:style-name="ce2" office:value-type="float" office:value="-200" calcext:value-type="float">
            <text:p>-2.00E+02</text:p>
          </table:table-cell>
          <table:table-cell table:style-name="ce3" office:value-type="float" office:value="-0.0000000759124" calcext:value-type="float">
            <text:p>-7.59E-08</text:p>
          </table:table-cell>
          <table:table-cell table:style-name="ce4" table:formula="of:=[.C207]*10^9" office:value-type="float" office:value="-75.9124" calcext:value-type="float">
            <text:p>-7.59E+01</text:p>
          </table:table-cell>
          <table:table-cell table:style-name="ce4" table:formula="of:=[.$N$1]*[.D207]" office:value-type="float" office:value="-56.4625078890915" calcext:value-type="float">
            <text:p>-5.65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32.344S" calcext:value-type="time">
            <text:p>15:52:32.34</text:p>
          </table:table-cell>
          <table:table-cell table:style-name="ce2" office:value-type="float" office:value="-200" calcext:value-type="float">
            <text:p>-2.00E+02</text:p>
          </table:table-cell>
          <table:table-cell table:style-name="ce3" office:value-type="float" office:value="-0.00000007589968" calcext:value-type="float">
            <text:p>-7.59E-08</text:p>
          </table:table-cell>
          <table:table-cell table:style-name="ce4" table:formula="of:=[.C208]*10^9" office:value-type="float" office:value="-75.89968" calcext:value-type="float">
            <text:p>-7.59E+01</text:p>
          </table:table-cell>
          <table:table-cell table:style-name="ce4" table:formula="of:=[.$N$1]*[.D208]" office:value-type="float" office:value="-56.4530469433125" calcext:value-type="float">
            <text:p>-5.65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32.732S" calcext:value-type="time">
            <text:p>15:52:32.73</text:p>
          </table:table-cell>
          <table:table-cell table:style-name="ce2" office:value-type="float" office:value="-205" calcext:value-type="float">
            <text:p>-2.05E+02</text:p>
          </table:table-cell>
          <table:table-cell table:style-name="ce3" office:value-type="float" office:value="-0.0000001084283" calcext:value-type="float">
            <text:p>-1.08E-07</text:p>
          </table:table-cell>
          <table:table-cell table:style-name="ce4" table:formula="of:=[.C209]*10^9" office:value-type="float" office:value="-108.4283" calcext:value-type="float">
            <text:p>-1.08E+02</text:p>
          </table:table-cell>
          <table:table-cell table:style-name="ce4" table:formula="of:=[.$N$1]*[.D209]" office:value-type="float" office:value="-80.6473480505264" calcext:value-type="float">
            <text:p>-8.06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33.113S" calcext:value-type="time">
            <text:p>15:52:33.11</text:p>
          </table:table-cell>
          <table:table-cell table:style-name="ce2" office:value-type="float" office:value="-205" calcext:value-type="float">
            <text:p>-2.05E+02</text:p>
          </table:table-cell>
          <table:table-cell table:style-name="ce3" office:value-type="float" office:value="-0.0000001083333" calcext:value-type="float">
            <text:p>-1.08E-07</text:p>
          </table:table-cell>
          <table:table-cell table:style-name="ce4" table:formula="of:=[.C210]*10^9" office:value-type="float" office:value="-108.3333" calcext:value-type="float">
            <text:p>-1.08E+02</text:p>
          </table:table-cell>
          <table:table-cell table:style-name="ce4" table:formula="of:=[.$N$1]*[.D210]" office:value-type="float" office:value="-80.5766884712025" calcext:value-type="float">
            <text:p>-8.06E+01</text:p>
          </table:table-cell>
          <table:table-cell/>
          <table:table-cell office:value-type="float" office:value="-205" calcext:value-type="float">
            <text:p>-205</text:p>
          </table:table-cell>
          <table:table-cell table:style-name="ce4" table:formula="of:=AVERAGE([.E209:.E213])" office:value-type="float" office:value="-80.5818057123157" calcext:value-type="float">
            <text:p>-8.06E+01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0.522552673046912" calcext:value-type="float">
            <text:p>0.522552673046912</text:p>
          </table:table-cell>
          <table:table-cell/>
          <table:table-cell table:style-name="ce4" table:formula="of:=(MAX([.E209:.E213])-MIN([.E209:.E213]))/2" office:value-type="float" office:value="0.110377700754306" calcext:value-type="float">
            <text:p>1.10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33.497S" calcext:value-type="time">
            <text:p>15:52:33.50</text:p>
          </table:table-cell>
          <table:table-cell table:style-name="ce2" office:value-type="float" office:value="-205" calcext:value-type="float">
            <text:p>-2.05E+02</text:p>
          </table:table-cell>
          <table:table-cell table:style-name="ce3" office:value-type="float" office:value="-0.0000001083926" calcext:value-type="float">
            <text:p>-1.08E-07</text:p>
          </table:table-cell>
          <table:table-cell table:style-name="ce4" table:formula="of:=[.C211]*10^9" office:value-type="float" office:value="-108.3926" calcext:value-type="float">
            <text:p>-1.08E+02</text:p>
          </table:table-cell>
          <table:table-cell table:style-name="ce4" table:formula="of:=[.$N$1]*[.D211]" office:value-type="float" office:value="-80.6207949244015" calcext:value-type="float">
            <text:p>-8.06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33.88S" calcext:value-type="time">
            <text:p>15:52:33.88</text:p>
          </table:table-cell>
          <table:table-cell table:style-name="ce2" office:value-type="float" office:value="-205" calcext:value-type="float">
            <text:p>-2.05E+02</text:p>
          </table:table-cell>
          <table:table-cell table:style-name="ce3" office:value-type="float" office:value="-0.0000001084152" calcext:value-type="float">
            <text:p>-1.08E-07</text:p>
          </table:table-cell>
          <table:table-cell table:style-name="ce4" table:formula="of:=[.C212]*10^9" office:value-type="float" office:value="-108.4152" calcext:value-type="float">
            <text:p>-1.08E+02</text:p>
          </table:table-cell>
          <table:table-cell table:style-name="ce4" table:formula="of:=[.$N$1]*[.D212]" office:value-type="float" office:value="-80.6376044664301" calcext:value-type="float">
            <text:p>-8.06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34.263S" calcext:value-type="time">
            <text:p>15:52:34.26</text:p>
          </table:table-cell>
          <table:table-cell table:style-name="ce2" office:value-type="float" office:value="-205" calcext:value-type="float">
            <text:p>-2.05E+02</text:p>
          </table:table-cell>
          <table:table-cell table:style-name="ce3" office:value-type="float" office:value="-0.0000001081315" calcext:value-type="float">
            <text:p>-1.08E-07</text:p>
          </table:table-cell>
          <table:table-cell table:style-name="ce4" table:formula="of:=[.C213]*10^9" office:value-type="float" office:value="-108.1315" calcext:value-type="float">
            <text:p>-1.08E+02</text:p>
          </table:table-cell>
          <table:table-cell table:style-name="ce4" table:formula="of:=[.$N$1]*[.D213]" office:value-type="float" office:value="-80.4265926490178" calcext:value-type="float">
            <text:p>-8.04E+01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34.651S" calcext:value-type="time">
            <text:p>15:52:34.65</text:p>
          </table:table-cell>
          <table:table-cell table:style-name="ce2" office:value-type="float" office:value="-210" calcext:value-type="float">
            <text:p>-2.10E+02</text:p>
          </table:table-cell>
          <table:table-cell table:style-name="ce3" office:value-type="float" office:value="-0.0000001620829" calcext:value-type="float">
            <text:p>-1.62E-07</text:p>
          </table:table-cell>
          <table:table-cell table:style-name="ce4" table:formula="of:=[.C214]*10^9" office:value-type="float" office:value="-162.0829" calcext:value-type="float">
            <text:p>-1.62E+02</text:p>
          </table:table-cell>
          <table:table-cell table:style-name="ce4" table:formula="of:=[.$N$1]*[.D214]" office:value-type="float" office:value="-120.554837153572" calcext:value-type="float">
            <text:p>-1.21E+02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35.031S" calcext:value-type="time">
            <text:p>15:52:35.03</text:p>
          </table:table-cell>
          <table:table-cell table:style-name="ce2" office:value-type="float" office:value="-210" calcext:value-type="float">
            <text:p>-2.10E+02</text:p>
          </table:table-cell>
          <table:table-cell table:style-name="ce3" office:value-type="float" office:value="-0.0000001621559" calcext:value-type="float">
            <text:p>-1.62E-07</text:p>
          </table:table-cell>
          <table:table-cell table:style-name="ce4" table:formula="of:=[.C215]*10^9" office:value-type="float" office:value="-162.1559" calcext:value-type="float">
            <text:p>-1.62E+02</text:p>
          </table:table-cell>
          <table:table-cell table:style-name="ce4" table:formula="of:=[.$N$1]*[.D215]" office:value-type="float" office:value="-120.609133461895" calcext:value-type="float">
            <text:p>-1.21E+02</text:p>
          </table:table-cell>
          <table:table-cell/>
          <table:table-cell office:value-type="float" office:value="-210" calcext:value-type="float">
            <text:p>-210</text:p>
          </table:table-cell>
          <table:table-cell table:style-name="ce4" table:formula="of:=AVERAGE([.E214:.E218])" office:value-type="float" office:value="-120.445575130386" calcext:value-type="float">
            <text:p>-1.20E+02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0.781720555266359" calcext:value-type="float">
            <text:p>0.781720555266359</text:p>
          </table:table-cell>
          <table:table-cell/>
          <table:table-cell table:style-name="ce4" table:formula="of:=(MAX([.E214:.E218])-MIN([.E214:.E218]))/2" office:value-type="float" office:value="0.170549910936415" calcext:value-type="float">
            <text:p>1.71E-01</text:p>
          </table:table-cell>
          <table:table-cell table:number-columns-repeated="1012"/>
        </table:table-row>
        <table:table-row table:style-name="ro1">
          <table:table-cell table:style-name="ce1" office:value-type="time" office:time-value="PT15H52M35.415S" calcext:value-type="time">
            <text:p>15:52:35.42</text:p>
          </table:table-cell>
          <table:table-cell table:style-name="ce2" office:value-type="float" office:value="-210" calcext:value-type="float">
            <text:p>-2.10E+02</text:p>
          </table:table-cell>
          <table:table-cell table:style-name="ce3" office:value-type="float" office:value="-0.0000001620031" calcext:value-type="float">
            <text:p>-1.62E-07</text:p>
          </table:table-cell>
          <table:table-cell table:style-name="ce4" table:formula="of:=[.C216]*10^9" office:value-type="float" office:value="-162.0031" calcext:value-type="float">
            <text:p>-1.62E+02</text:p>
          </table:table-cell>
          <table:table-cell table:style-name="ce4" table:formula="of:=[.$N$1]*[.D216]" office:value-type="float" office:value="-120.49548310694" calcext:value-type="float">
            <text:p>-1.20E+02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35.799S" calcext:value-type="time">
            <text:p>15:52:35.80</text:p>
          </table:table-cell>
          <table:table-cell table:style-name="ce2" office:value-type="float" office:value="-210" calcext:value-type="float">
            <text:p>-2.10E+02</text:p>
          </table:table-cell>
          <table:table-cell table:style-name="ce3" office:value-type="float" office:value="-0.0000001617408" calcext:value-type="float">
            <text:p>-1.62E-07</text:p>
          </table:table-cell>
          <table:table-cell table:style-name="ce4" table:formula="of:=[.C217]*10^9" office:value-type="float" office:value="-161.7408" calcext:value-type="float">
            <text:p>-1.62E+02</text:p>
          </table:table-cell>
          <table:table-cell table:style-name="ce4" table:formula="of:=[.$N$1]*[.D217]" office:value-type="float" office:value="-120.300388289502" calcext:value-type="float">
            <text:p>-1.20E+02</text:p>
          </table:table-cell>
          <table:table-cell table:number-columns-repeated="1019"/>
        </table:table-row>
        <table:table-row table:style-name="ro1">
          <table:table-cell table:style-name="ce1" office:value-type="time" office:time-value="PT15H52M36.182S" calcext:value-type="time">
            <text:p>15:52:36.18</text:p>
          </table:table-cell>
          <table:table-cell table:style-name="ce2" office:value-type="float" office:value="-210" calcext:value-type="float">
            <text:p>-2.10E+02</text:p>
          </table:table-cell>
          <table:table-cell table:style-name="ce3" office:value-type="float" office:value="-0.0000001616973" calcext:value-type="float">
            <text:p>-1.62E-07</text:p>
          </table:table-cell>
          <table:table-cell table:style-name="ce4" table:formula="of:=[.C218]*10^9" office:value-type="float" office:value="-161.6973" calcext:value-type="float">
            <text:p>-1.62E+02</text:p>
          </table:table-cell>
          <table:table-cell table:style-name="ce4" table:formula="of:=[.$N$1]*[.D218]" office:value-type="float" office:value="-120.268033640022" calcext:value-type="float">
            <text:p>-1.20E+02</text:p>
          </table:table-cell>
          <table:table-cell table:number-columns-repeated="1019"/>
        </table:table-row>
        <table:table-row table:style-name="ro1" table:number-rows-repeated="10">
          <table:table-cell table:style-name="ce1"/>
          <table:table-cell/>
          <table:table-cell table:style-name="ce3"/>
          <table:table-cell table:number-columns-repeated="1021"/>
        </table:table-row>
        <table:table-row table:style-name="ro1" table:number-rows-repeated="772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ode48" table:style-name="ta2">
        <table:shapes>
          <draw:frame draw:z-index="0" draw:style-name="gr1" draw:text-style-name="P1" svg:width="453.51pt" svg:height="255.09pt" svg:x="380.61pt" svg:y="295.57pt">
            <loext:p draw:notify-on-update-of-ranges="Diode48.F216:Diode48.F236 Diode48.N216:Diode48.N2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77.46pt" svg:y="35.4pt">
            <loext:p draw:notify-on-update-of-ranges="Diode48.A2:Diode48.A212 Diode48.B2:Diode48.B2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14" table:default-cell-style-name="Default"/>
        <table:table-row table:style-name="ro3">
          <table:table-cell table:style-name="ce6" office:value-type="string" calcext:value-type="string">
            <text:p>Vav</text:p>
          </table:table-cell>
          <table:table-cell table:style-name="ce6" office:value-type="string" calcext:value-type="string">
            <text:p>Iav(Tr)</text:p>
          </table:table-cell>
          <table:table-cell table:style-name="ce6" office:value-type="string" calcext:value-type="string">
            <text:p>eVav</text:p>
          </table:table-cell>
          <table:table-cell table:style-name="ce6" office:value-type="string" calcext:value-type="string">
            <text:p>eIav(Tr)</text:p>
          </table:table-cell>
          <table:table-cell table:number-columns-repeated="10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-0.704378718774813" calcext:value-type="float">
            <text:p>-0.704378718774813</text:p>
          </table:table-cell>
          <table:table-cell office:value-type="float" office:value="0.05" calcext:value-type="float">
            <text:p>0.05</text:p>
          </table:table-cell>
          <table:table-cell office:value-type="float" office:value="0.056409193748646" calcext:value-type="float">
            <text:p>0.056409193748646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5" calcext:value-type="float">
            <text:p>-5</text:p>
          </table:table-cell>
          <table:table-cell office:value-type="float" office:value="-6.65580272677433" calcext:value-type="float">
            <text:p>-6.65580272677433</text:p>
          </table:table-cell>
          <table:table-cell office:value-type="float" office:value="0.05" calcext:value-type="float">
            <text:p>0.05</text:p>
          </table:table-cell>
          <table:table-cell office:value-type="float" office:value="0.0955830523666404" calcext:value-type="float">
            <text:p>0.09558305236664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0" calcext:value-type="float">
            <text:p>-10</text:p>
          </table:table-cell>
          <table:table-cell office:value-type="float" office:value="-9.32299150383872" calcext:value-type="float">
            <text:p>-9.32299150383872</text:p>
          </table:table-cell>
          <table:table-cell office:value-type="float" office:value="0.05" calcext:value-type="float">
            <text:p>0.05</text:p>
          </table:table-cell>
          <table:table-cell office:value-type="float" office:value="0.0902586823932323" calcext:value-type="float">
            <text:p>0.090258682393232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5" calcext:value-type="float">
            <text:p>-15</text:p>
          </table:table-cell>
          <table:table-cell office:value-type="float" office:value="-11.3622953913492" calcext:value-type="float">
            <text:p>-11.3622953913492</text:p>
          </table:table-cell>
          <table:table-cell office:value-type="float" office:value="0.05" calcext:value-type="float">
            <text:p>0.05</text:p>
          </table:table-cell>
          <table:table-cell office:value-type="float" office:value="0.0919195559591352" calcext:value-type="float">
            <text:p>0.091919555959135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20" calcext:value-type="float">
            <text:p>-20</text:p>
          </table:table-cell>
          <table:table-cell office:value-type="float" office:value="-13.1163279625031" calcext:value-type="float">
            <text:p>-13.1163279625031</text:p>
          </table:table-cell>
          <table:table-cell office:value-type="float" office:value="0.05" calcext:value-type="float">
            <text:p>0.05</text:p>
          </table:table-cell>
          <table:table-cell office:value-type="float" office:value="0.112589214197459" calcext:value-type="float">
            <text:p>0.112589214197459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25" calcext:value-type="float">
            <text:p>-25</text:p>
          </table:table-cell>
          <table:table-cell office:value-type="float" office:value="-14.6800794930332" calcext:value-type="float">
            <text:p>-14.6800794930332</text:p>
          </table:table-cell>
          <table:table-cell office:value-type="float" office:value="0.05" calcext:value-type="float">
            <text:p>0.05</text:p>
          </table:table-cell>
          <table:table-cell office:value-type="float" office:value="0.114873825438121" calcext:value-type="float">
            <text:p>0.114873825438121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30" calcext:value-type="float">
            <text:p>-30</text:p>
          </table:table-cell>
          <table:table-cell office:value-type="float" office:value="-16.0644122197442" calcext:value-type="float">
            <text:p>-16.0644122197442</text:p>
          </table:table-cell>
          <table:table-cell office:value-type="float" office:value="0.05" calcext:value-type="float">
            <text:p>0.05</text:p>
          </table:table-cell>
          <table:table-cell office:value-type="float" office:value="0.108213041358112" calcext:value-type="float">
            <text:p>0.108213041358112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35" calcext:value-type="float">
            <text:p>-35</text:p>
          </table:table-cell>
          <table:table-cell office:value-type="float" office:value="-17.4071807505418" calcext:value-type="float">
            <text:p>-17.4071807505418</text:p>
          </table:table-cell>
          <table:table-cell office:value-type="float" office:value="0.05" calcext:value-type="float">
            <text:p>0.05</text:p>
          </table:table-cell>
          <table:table-cell office:value-type="float" office:value="0.121041672818242" calcext:value-type="float">
            <text:p>0.121041672818242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40" calcext:value-type="float">
            <text:p>-40</text:p>
          </table:table-cell>
          <table:table-cell office:value-type="float" office:value="-18.6383785493721" calcext:value-type="float">
            <text:p>-18.6383785493721</text:p>
          </table:table-cell>
          <table:table-cell office:value-type="float" office:value="0.05" calcext:value-type="float">
            <text:p>0.05</text:p>
          </table:table-cell>
          <table:table-cell office:value-type="float" office:value="0.13718001177918" calcext:value-type="float">
            <text:p>0.13718001177918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45" calcext:value-type="float">
            <text:p>-45</text:p>
          </table:table-cell>
          <table:table-cell office:value-type="float" office:value="-19.8124447312863" calcext:value-type="float">
            <text:p>-19.8124447312863</text:p>
          </table:table-cell>
          <table:table-cell office:value-type="float" office:value="0.05" calcext:value-type="float">
            <text:p>0.05</text:p>
          </table:table-cell>
          <table:table-cell office:value-type="float" office:value="0.144234599320368" calcext:value-type="float">
            <text:p>0.144234599320368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50" calcext:value-type="float">
            <text:p>-50</text:p>
          </table:table-cell>
          <table:table-cell office:value-type="float" office:value="-20.9316805672154" calcext:value-type="float">
            <text:p>-20.9316805672154</text:p>
          </table:table-cell>
          <table:table-cell office:value-type="float" office:value="0.05" calcext:value-type="float">
            <text:p>0.05</text:p>
          </table:table-cell>
          <table:table-cell office:value-type="float" office:value="0.14666757732958" calcext:value-type="float">
            <text:p>0.14666757732958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55" calcext:value-type="float">
            <text:p>-55</text:p>
          </table:table-cell>
          <table:table-cell office:value-type="float" office:value="-21.940308129026" calcext:value-type="float">
            <text:p>-21.940308129026</text:p>
          </table:table-cell>
          <table:table-cell office:value-type="float" office:value="0.05" calcext:value-type="float">
            <text:p>0.05</text:p>
          </table:table-cell>
          <table:table-cell office:value-type="float" office:value="0.154448310416886" calcext:value-type="float">
            <text:p>0.154448310416886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60" calcext:value-type="float">
            <text:p>-60</text:p>
          </table:table-cell>
          <table:table-cell office:value-type="float" office:value="-23.0471777947883" calcext:value-type="float">
            <text:p>-23.0471777947883</text:p>
          </table:table-cell>
          <table:table-cell office:value-type="float" office:value="0.05" calcext:value-type="float">
            <text:p>0.05</text:p>
          </table:table-cell>
          <table:table-cell office:value-type="float" office:value="0.178894951727662" calcext:value-type="float">
            <text:p>0.178894951727662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65" calcext:value-type="float">
            <text:p>-65</text:p>
          </table:table-cell>
          <table:table-cell office:value-type="float" office:value="-23.9256637996152" calcext:value-type="float">
            <text:p>-23.9256637996152</text:p>
          </table:table-cell>
          <table:table-cell office:value-type="float" office:value="0.05" calcext:value-type="float">
            <text:p>0.05</text:p>
          </table:table-cell>
          <table:table-cell office:value-type="float" office:value="0.164387549682645" calcext:value-type="float">
            <text:p>0.164387549682645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70" calcext:value-type="float">
            <text:p>-70</text:p>
          </table:table-cell>
          <table:table-cell office:value-type="float" office:value="-24.858141160896" calcext:value-type="float">
            <text:p>-24.858141160896</text:p>
          </table:table-cell>
          <table:table-cell office:value-type="float" office:value="0.05" calcext:value-type="float">
            <text:p>0.05</text:p>
          </table:table-cell>
          <table:table-cell office:value-type="float" office:value="0.164379768327698" calcext:value-type="float">
            <text:p>0.164379768327698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75" calcext:value-type="float">
            <text:p>-75</text:p>
          </table:table-cell>
          <table:table-cell office:value-type="float" office:value="-25.7725564461315" calcext:value-type="float">
            <text:p>-25.7725564461315</text:p>
          </table:table-cell>
          <table:table-cell office:value-type="float" office:value="0.05" calcext:value-type="float">
            <text:p>0.05</text:p>
          </table:table-cell>
          <table:table-cell office:value-type="float" office:value="0.177048415586546" calcext:value-type="float">
            <text:p>0.177048415586546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80" calcext:value-type="float">
            <text:p>-80</text:p>
          </table:table-cell>
          <table:table-cell office:value-type="float" office:value="-26.6010481953391" calcext:value-type="float">
            <text:p>-26.6010481953391</text:p>
          </table:table-cell>
          <table:table-cell office:value-type="float" office:value="0.05" calcext:value-type="float">
            <text:p>0.05</text:p>
          </table:table-cell>
          <table:table-cell office:value-type="float" office:value="0.185372079752252" calcext:value-type="float">
            <text:p>0.185372079752252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85" calcext:value-type="float">
            <text:p>-85</text:p>
          </table:table-cell>
          <table:table-cell office:value-type="float" office:value="-27.3822099269605" calcext:value-type="float">
            <text:p>-27.3822099269605</text:p>
          </table:table-cell>
          <table:table-cell office:value-type="float" office:value="0.05" calcext:value-type="float">
            <text:p>0.05</text:p>
          </table:table-cell>
          <table:table-cell office:value-type="float" office:value="0.186830002486996" calcext:value-type="float">
            <text:p>0.186830002486996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90" calcext:value-type="float">
            <text:p>-90</text:p>
          </table:table-cell>
          <table:table-cell office:value-type="float" office:value="-28.2417413136875" calcext:value-type="float">
            <text:p>-28.2417413136875</text:p>
          </table:table-cell>
          <table:table-cell office:value-type="float" office:value="0.05" calcext:value-type="float">
            <text:p>0.05</text:p>
          </table:table-cell>
          <table:table-cell office:value-type="float" office:value="0.192498430694633" calcext:value-type="float">
            <text:p>0.192498430694633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95" calcext:value-type="float">
            <text:p>-95</text:p>
          </table:table-cell>
          <table:table-cell office:value-type="float" office:value="-28.9631443796121" calcext:value-type="float">
            <text:p>-28.9631443796121</text:p>
          </table:table-cell>
          <table:table-cell office:value-type="float" office:value="0.05" calcext:value-type="float">
            <text:p>0.05</text:p>
          </table:table-cell>
          <table:table-cell office:value-type="float" office:value="0.193704081508303" calcext:value-type="float">
            <text:p>0.193704081508303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00" calcext:value-type="float">
            <text:p>-100</text:p>
          </table:table-cell>
          <table:table-cell office:value-type="float" office:value="-29.6223000750776" calcext:value-type="float">
            <text:p>-29.6223000750776</text:p>
          </table:table-cell>
          <table:table-cell office:value-type="float" office:value="0.05" calcext:value-type="float">
            <text:p>0.05</text:p>
          </table:table-cell>
          <table:table-cell office:value-type="float" office:value="0.19590693713048" calcext:value-type="float">
            <text:p>0.19590693713048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05" calcext:value-type="float">
            <text:p>-105</text:p>
          </table:table-cell>
          <table:table-cell office:value-type="float" office:value="-30.3336575801774" calcext:value-type="float">
            <text:p>-30.3336575801774</text:p>
          </table:table-cell>
          <table:table-cell office:value-type="float" office:value="0.05" calcext:value-type="float">
            <text:p>0.05</text:p>
          </table:table-cell>
          <table:table-cell office:value-type="float" office:value="0.200619454396398" calcext:value-type="float">
            <text:p>0.200619454396398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10" calcext:value-type="float">
            <text:p>-110</text:p>
          </table:table-cell>
          <table:table-cell office:value-type="float" office:value="-30.8567303637156" calcext:value-type="float">
            <text:p>-30.8567303637156</text:p>
          </table:table-cell>
          <table:table-cell office:value-type="float" office:value="0.05" calcext:value-type="float">
            <text:p>0.05</text:p>
          </table:table-cell>
          <table:table-cell office:value-type="float" office:value="0.205023922487288" calcext:value-type="float">
            <text:p>0.205023922487288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15" calcext:value-type="float">
            <text:p>-115</text:p>
          </table:table-cell>
          <table:table-cell office:value-type="float" office:value="-31.3019615795305" calcext:value-type="float">
            <text:p>-31.3019615795305</text:p>
          </table:table-cell>
          <table:table-cell office:value-type="float" office:value="0.05" calcext:value-type="float">
            <text:p>0.05</text:p>
          </table:table-cell>
          <table:table-cell office:value-type="float" office:value="0.202778805454808" calcext:value-type="float">
            <text:p>0.202778805454808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20" calcext:value-type="float">
            <text:p>-120</text:p>
          </table:table-cell>
          <table:table-cell office:value-type="float" office:value="-31.8262348321322" calcext:value-type="float">
            <text:p>-31.8262348321322</text:p>
          </table:table-cell>
          <table:table-cell office:value-type="float" office:value="0.05" calcext:value-type="float">
            <text:p>0.05</text:p>
          </table:table-cell>
          <table:table-cell office:value-type="float" office:value="0.21530644948254" calcext:value-type="float">
            <text:p>0.21530644948254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25" calcext:value-type="float">
            <text:p>-125</text:p>
          </table:table-cell>
          <table:table-cell office:value-type="float" office:value="-32.2394624650087" calcext:value-type="float">
            <text:p>-32.2394624650087</text:p>
          </table:table-cell>
          <table:table-cell office:value-type="float" office:value="0.05" calcext:value-type="float">
            <text:p>0.05</text:p>
          </table:table-cell>
          <table:table-cell office:value-type="float" office:value="0.215166957048182" calcext:value-type="float">
            <text:p>0.215166957048182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30" calcext:value-type="float">
            <text:p>-130</text:p>
          </table:table-cell>
          <table:table-cell office:value-type="float" office:value="-32.4993796367337" calcext:value-type="float">
            <text:p>-32.4993796367337</text:p>
          </table:table-cell>
          <table:table-cell office:value-type="float" office:value="0.05" calcext:value-type="float">
            <text:p>0.05</text:p>
          </table:table-cell>
          <table:table-cell office:value-type="float" office:value="0.217026231378655" calcext:value-type="float">
            <text:p>0.217026231378655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35" calcext:value-type="float">
            <text:p>-135</text:p>
          </table:table-cell>
          <table:table-cell office:value-type="float" office:value="-32.8343610828221" calcext:value-type="float">
            <text:p>-32.8343610828221</text:p>
          </table:table-cell>
          <table:table-cell office:value-type="float" office:value="0.05" calcext:value-type="float">
            <text:p>0.05</text:p>
          </table:table-cell>
          <table:table-cell office:value-type="float" office:value="0.215522214876315" calcext:value-type="float">
            <text:p>0.215522214876315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40" calcext:value-type="float">
            <text:p>-140</text:p>
          </table:table-cell>
          <table:table-cell office:value-type="float" office:value="-33.1163433817074" calcext:value-type="float">
            <text:p>-33.1163433817074</text:p>
          </table:table-cell>
          <table:table-cell office:value-type="float" office:value="0.05" calcext:value-type="float">
            <text:p>0.05</text:p>
          </table:table-cell>
          <table:table-cell office:value-type="float" office:value="0.220534009338535" calcext:value-type="float">
            <text:p>0.220534009338535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45" calcext:value-type="float">
            <text:p>-145</text:p>
          </table:table-cell>
          <table:table-cell office:value-type="float" office:value="-33.3482302702072" calcext:value-type="float">
            <text:p>-33.3482302702072</text:p>
          </table:table-cell>
          <table:table-cell office:value-type="float" office:value="0.05" calcext:value-type="float">
            <text:p>0.05</text:p>
          </table:table-cell>
          <table:table-cell office:value-type="float" office:value="0.22145172609519" calcext:value-type="float">
            <text:p>0.22145172609519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50" calcext:value-type="float">
            <text:p>-150</text:p>
          </table:table-cell>
          <table:table-cell office:value-type="float" office:value="-33.563759837986" calcext:value-type="float">
            <text:p>-33.563759837986</text:p>
          </table:table-cell>
          <table:table-cell office:value-type="float" office:value="0.05" calcext:value-type="float">
            <text:p>0.05</text:p>
          </table:table-cell>
          <table:table-cell office:value-type="float" office:value="0.219544224778057" calcext:value-type="float">
            <text:p>0.219544224778057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55" calcext:value-type="float">
            <text:p>-155</text:p>
          </table:table-cell>
          <table:table-cell office:value-type="float" office:value="-33.8309497398861" calcext:value-type="float">
            <text:p>-33.8309497398861</text:p>
          </table:table-cell>
          <table:table-cell office:value-type="float" office:value="0.05" calcext:value-type="float">
            <text:p>0.05</text:p>
          </table:table-cell>
          <table:table-cell office:value-type="float" office:value="0.225646023422359" calcext:value-type="float">
            <text:p>0.225646023422359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60" calcext:value-type="float">
            <text:p>-160</text:p>
          </table:table-cell>
          <table:table-cell office:value-type="float" office:value="-34.0591355539994" calcext:value-type="float">
            <text:p>-34.0591355539994</text:p>
          </table:table-cell>
          <table:table-cell office:value-type="float" office:value="0.05" calcext:value-type="float">
            <text:p>0.05</text:p>
          </table:table-cell>
          <table:table-cell office:value-type="float" office:value="0.222431325749185" calcext:value-type="float">
            <text:p>0.222431325749185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65" calcext:value-type="float">
            <text:p>-165</text:p>
          </table:table-cell>
          <table:table-cell office:value-type="float" office:value="-34.294647650811" calcext:value-type="float">
            <text:p>-34.294647650811</text:p>
          </table:table-cell>
          <table:table-cell office:value-type="float" office:value="0.05" calcext:value-type="float">
            <text:p>0.05</text:p>
          </table:table-cell>
          <table:table-cell office:value-type="float" office:value="0.228166113515971" calcext:value-type="float">
            <text:p>0.228166113515971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70" calcext:value-type="float">
            <text:p>-170</text:p>
          </table:table-cell>
          <table:table-cell office:value-type="float" office:value="-34.6006080919935" calcext:value-type="float">
            <text:p>-34.6006080919935</text:p>
          </table:table-cell>
          <table:table-cell office:value-type="float" office:value="0.05" calcext:value-type="float">
            <text:p>0.05</text:p>
          </table:table-cell>
          <table:table-cell office:value-type="float" office:value="0.229040431234469" calcext:value-type="float">
            <text:p>0.229040431234469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75" calcext:value-type="float">
            <text:p>-175</text:p>
          </table:table-cell>
          <table:table-cell office:value-type="float" office:value="-34.8849734781646" calcext:value-type="float">
            <text:p>-34.8849734781646</text:p>
          </table:table-cell>
          <table:table-cell office:value-type="float" office:value="0.05" calcext:value-type="float">
            <text:p>0.05</text:p>
          </table:table-cell>
          <table:table-cell office:value-type="float" office:value="0.229979432931373" calcext:value-type="float">
            <text:p>0.229979432931373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80" calcext:value-type="float">
            <text:p>-180</text:p>
          </table:table-cell>
          <table:table-cell office:value-type="float" office:value="-35.4399040627723" calcext:value-type="float">
            <text:p>-35.4399040627723</text:p>
          </table:table-cell>
          <table:table-cell office:value-type="float" office:value="0.05" calcext:value-type="float">
            <text:p>0.05</text:p>
          </table:table-cell>
          <table:table-cell office:value-type="float" office:value="0.240627547332661" calcext:value-type="float">
            <text:p>0.240627547332661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85" calcext:value-type="float">
            <text:p>-185</text:p>
          </table:table-cell>
          <table:table-cell office:value-type="float" office:value="-36.4745388124843" calcext:value-type="float">
            <text:p>-36.4745388124843</text:p>
          </table:table-cell>
          <table:table-cell office:value-type="float" office:value="0.05" calcext:value-type="float">
            <text:p>0.05</text:p>
          </table:table-cell>
          <table:table-cell office:value-type="float" office:value="0.240463925349066" calcext:value-type="float">
            <text:p>0.240463925349066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90" calcext:value-type="float">
            <text:p>-190</text:p>
          </table:table-cell>
          <table:table-cell office:value-type="float" office:value="-38.7773553286298" calcext:value-type="float">
            <text:p>-38.7773553286298</text:p>
          </table:table-cell>
          <table:table-cell office:value-type="float" office:value="0.05" calcext:value-type="float">
            <text:p>0.05</text:p>
          </table:table-cell>
          <table:table-cell office:value-type="float" office:value="0.255026500879225" calcext:value-type="float">
            <text:p>0.255026500879225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195" calcext:value-type="float">
            <text:p>-195</text:p>
          </table:table-cell>
          <table:table-cell office:value-type="float" office:value="-44.2052843806993" calcext:value-type="float">
            <text:p>-44.2052843806993</text:p>
          </table:table-cell>
          <table:table-cell office:value-type="float" office:value="0.05" calcext:value-type="float">
            <text:p>0.05</text:p>
          </table:table-cell>
          <table:table-cell office:value-type="float" office:value="0.291947833715485" calcext:value-type="float">
            <text:p>0.291947833715485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200" calcext:value-type="float">
            <text:p>-200</text:p>
          </table:table-cell>
          <table:table-cell office:value-type="float" office:value="-56.420272799067" calcext:value-type="float">
            <text:p>-56.420272799067</text:p>
          </table:table-cell>
          <table:table-cell office:value-type="float" office:value="0.05" calcext:value-type="float">
            <text:p>0.05</text:p>
          </table:table-cell>
          <table:table-cell office:value-type="float" office:value="0.363183890237193" calcext:value-type="float">
            <text:p>0.363183890237193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205" calcext:value-type="float">
            <text:p>-205</text:p>
          </table:table-cell>
          <table:table-cell office:value-type="float" office:value="-80.5818057123157" calcext:value-type="float">
            <text:p>-80.5818057123157</text:p>
          </table:table-cell>
          <table:table-cell office:value-type="float" office:value="0.05" calcext:value-type="float">
            <text:p>0.05</text:p>
          </table:table-cell>
          <table:table-cell office:value-type="float" office:value="0.522552673046912" calcext:value-type="float">
            <text:p>0.522552673046912</text:p>
          </table:table-cell>
          <table:table-cell table:number-columns-repeated="10"/>
        </table:table-row>
        <table:table-row table:style-name="ro3" table:visibility="filter" table:number-rows-repeated="4">
          <table:table-cell table:number-columns-repeated="14"/>
        </table:table-row>
        <table:table-row table:style-name="ro3">
          <table:table-cell office:value-type="float" office:value="-210" calcext:value-type="float">
            <text:p>-210</text:p>
          </table:table-cell>
          <table:table-cell office:value-type="float" office:value="-120.445575130386" calcext:value-type="float">
            <text:p>-120.445575130386</text:p>
          </table:table-cell>
          <table:table-cell office:value-type="float" office:value="0.05" calcext:value-type="float">
            <text:p>0.05</text:p>
          </table:table-cell>
          <table:table-cell office:value-type="float" office:value="0.781720555266359" calcext:value-type="float">
            <text:p>0.781720555266359</text:p>
          </table:table-cell>
          <table:table-cell table:number-columns-repeated="10"/>
        </table:table-row>
        <table:table-row table:style-name="ro3">
          <table:table-cell table:number-columns-repeated="14"/>
        </table:table-row>
        <table:table-row table:style-name="ro4">
          <table:table-cell table:style-name="ce7" office:value-type="string" calcext:value-type="string">
            <text:p>V(v)</text:p>
          </table:table-cell>
          <table:table-cell table:style-name="ce7" office:value-type="string" calcext:value-type="string">
            <text:p>C(pF)</text:p>
          </table:table-cell>
          <table:table-cell table:style-name="ce7" table:number-columns-repeated="2"/>
          <table:table-cell table:number-columns-repeated="10"/>
        </table:table-row>
        <table:table-row table:style-name="ro4"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V(v)</text:p>
          </table:table-cell>
          <table:table-cell table:style-name="ce6" office:value-type="string" calcext:value-type="string">
            <text:p>Cav(pF)</text:p>
          </table:table-cell>
          <table:table-cell table:style-name="ce6" office:value-type="string" calcext:value-type="string">
            <text:p>eVav(v)</text:p>
          </table:table-cell>
          <table:table-cell table:style-name="ce6" office:value-type="string" calcext:value-type="string">
            <text:p>eCav(pF)</text:p>
          </table:table-cell>
          <table:table-cell/>
          <table:table-cell table:style-name="ce6" office:value-type="string" calcext:value-type="string">
            <text:p>lnV</text:p>
          </table:table-cell>
          <table:table-cell table:style-name="ce6" office:value-type="string" calcext:value-type="string">
            <text:p>lnC</text:p>
          </table:table-cell>
          <table:table-cell table:style-name="ce6"/>
          <table:table-cell table:style-name="ce6" office:value-type="string" calcext:value-type="string">
            <text:p>1/c^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44.319" calcext:value-type="float">
            <text:p>44.319</text:p>
          </table:table-cell>
          <table:table-cell office:value-type="float" office:value="44.309" calcext:value-type="float">
            <text:p>44.309</text:p>
          </table:table-cell>
          <table:table-cell office:value-type="float" office:value="44.302" calcext:value-type="float">
            <text:p>44.302</text:p>
          </table:table-cell>
          <table:table-cell/>
          <table:table-cell table:formula="of:=[.A216]" office:value-type="float" office:value="1" calcext:value-type="float">
            <text:p>1</text:p>
          </table:table-cell>
          <table:table-cell table:formula="of:=AVERAGE([.B216:.D216])" office:value-type="float" office:value="44.31" calcext:value-type="float">
            <text:p>44.31</text:p>
          </table:table-cell>
          <table:table-cell office:value-type="float" office:value="0.05" calcext:value-type="float">
            <text:p>0.05</text:p>
          </table:table-cell>
          <table:table-cell table:formula="of:=STDEV([.B216:.D216])" office:value-type="float" office:value="0.00854400374531924" calcext:value-type="float">
            <text:p>0.008544003745319</text:p>
          </table:table-cell>
          <table:table-cell/>
          <table:table-cell table:style-name="ce9" table:formula="of:=LN([.F216])" office:value-type="float" office:value="0" calcext:value-type="float">
            <text:p>0</text:p>
          </table:table-cell>
          <table:table-cell table:formula="of:=LN([.G216])" office:value-type="float" office:value="3.7912103852114" calcext:value-type="float">
            <text:p>3.7912103852114</text:p>
          </table:table-cell>
          <table:table-cell/>
          <table:table-cell table:formula="of:=1/([.G216]^2)" office:value-type="float" office:value="0.00050932676627774" calcext:value-type="float">
            <text:p>0.000509326766278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 office:value-type="float" office:value="21.968" calcext:value-type="float">
            <text:p>21.968</text:p>
          </table:table-cell>
          <table:table-cell office:value-type="float" office:value="21.967" calcext:value-type="float">
            <text:p>21.967</text:p>
          </table:table-cell>
          <table:table-cell/>
          <table:table-cell table:formula="of:=[.A217]" office:value-type="float" office:value="10" calcext:value-type="float">
            <text:p>10</text:p>
          </table:table-cell>
          <table:table-cell table:formula="of:=AVERAGE([.B217:.D217])" office:value-type="float" office:value="21.9676666666667" calcext:value-type="float">
            <text:p>21.9676666666667</text:p>
          </table:table-cell>
          <table:table-cell office:value-type="float" office:value="0.05" calcext:value-type="float">
            <text:p>0.05</text:p>
          </table:table-cell>
          <table:table-cell table:formula="of:=STDEV([.B217:.D217])" office:value-type="float" office:value="0.000577350269190331" calcext:value-type="float">
            <text:p>0.00057735026919</text:p>
          </table:table-cell>
          <table:table-cell/>
          <table:table-cell table:style-name="ce9" table:formula="of:=LN([.F217])" office:value-type="float" office:value="2.30258509299405" calcext:value-type="float">
            <text:p>2.30258509299405</text:p>
          </table:table-cell>
          <table:table-cell table:formula="of:=LN([.G217])" office:value-type="float" office:value="3.08957167532467" calcext:value-type="float">
            <text:p>3.08957167532467</text:p>
          </table:table-cell>
          <table:table-cell/>
          <table:table-cell table:formula="of:=1/([.G217]^2)" office:value-type="float" office:value="0.00207220224522427" calcext:value-type="float">
            <text:p>0.002072202245224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8" office:value-type="float" office:value="18.498" calcext:value-type="float">
            <text:p>18.498</text:p>
          </table:table-cell>
          <table:table-cell table:style-name="ce8" office:value-type="float" office:value="18.497" calcext:value-type="float">
            <text:p>18.497</text:p>
          </table:table-cell>
          <table:table-cell table:style-name="ce8" office:value-type="float" office:value="18.4965" calcext:value-type="float">
            <text:p>18.4965</text:p>
          </table:table-cell>
          <table:table-cell/>
          <table:table-cell table:formula="of:=[.A218]" office:value-type="float" office:value="20" calcext:value-type="float">
            <text:p>20</text:p>
          </table:table-cell>
          <table:table-cell table:formula="of:=AVERAGE([.B218:.D218])" office:value-type="float" office:value="18.4971666666667" calcext:value-type="float">
            <text:p>18.4971666666667</text:p>
          </table:table-cell>
          <table:table-cell office:value-type="float" office:value="0.05" calcext:value-type="float">
            <text:p>0.05</text:p>
          </table:table-cell>
          <table:table-cell table:formula="of:=STDEV([.B218:.D218])" office:value-type="float" office:value="0.000763762615826131" calcext:value-type="float">
            <text:p>0.000763762615826</text:p>
          </table:table-cell>
          <table:table-cell/>
          <table:table-cell table:style-name="ce9" table:formula="of:=LN([.F218])" office:value-type="float" office:value="2.99573227355399" calcext:value-type="float">
            <text:p>2.99573227355399</text:p>
          </table:table-cell>
          <table:table-cell table:formula="of:=LN([.G218])" office:value-type="float" office:value="2.91761756720198" calcext:value-type="float">
            <text:p>2.91761756720198</text:p>
          </table:table-cell>
          <table:table-cell/>
          <table:table-cell table:formula="of:=1/([.G218]^2)" office:value-type="float" office:value="0.00292273594357441" calcext:value-type="float">
            <text:p>0.002922735943574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8" office:value-type="float" office:value="16.903" calcext:value-type="float">
            <text:p>16.903</text:p>
          </table:table-cell>
          <table:table-cell table:style-name="ce8" office:value-type="float" office:value="16.901" calcext:value-type="float">
            <text:p>16.901</text:p>
          </table:table-cell>
          <table:table-cell table:style-name="ce8" office:value-type="float" office:value="16.902" calcext:value-type="float">
            <text:p>16.902</text:p>
          </table:table-cell>
          <table:table-cell/>
          <table:table-cell table:formula="of:=[.A219]" office:value-type="float" office:value="30" calcext:value-type="float">
            <text:p>30</text:p>
          </table:table-cell>
          <table:table-cell table:formula="of:=AVERAGE([.B219:.D219])" office:value-type="float" office:value="16.902" calcext:value-type="float">
            <text:p>16.902</text:p>
          </table:table-cell>
          <table:table-cell office:value-type="float" office:value="0.05" calcext:value-type="float">
            <text:p>0.05</text:p>
          </table:table-cell>
          <table:table-cell table:formula="of:=STDEV([.B219:.D219])" office:value-type="float" office:value="0.000999999999999446" calcext:value-type="float">
            <text:p>0.000999999999999</text:p>
          </table:table-cell>
          <table:table-cell/>
          <table:table-cell table:style-name="ce9" table:formula="of:=LN([.F219])" office:value-type="float" office:value="3.40119738166216" calcext:value-type="float">
            <text:p>3.40119738166216</text:p>
          </table:table-cell>
          <table:table-cell table:formula="of:=LN([.G219])" office:value-type="float" office:value="2.82743195812229" calcext:value-type="float">
            <text:p>2.82743195812229</text:p>
          </table:table-cell>
          <table:table-cell/>
          <table:table-cell table:formula="of:=1/([.G219]^2)" office:value-type="float" office:value="0.00350044940869779" calcext:value-type="float">
            <text:p>0.003500449408698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8" office:value-type="float" office:value="15.936" calcext:value-type="float">
            <text:p>15.936</text:p>
          </table:table-cell>
          <table:table-cell table:style-name="ce8" office:value-type="float" office:value="15.9355" calcext:value-type="float">
            <text:p>15.9355</text:p>
          </table:table-cell>
          <table:table-cell table:style-name="ce8" office:value-type="float" office:value="15.936" calcext:value-type="float">
            <text:p>15.936</text:p>
          </table:table-cell>
          <table:table-cell/>
          <table:table-cell table:formula="of:=[.A220]" office:value-type="float" office:value="40" calcext:value-type="float">
            <text:p>40</text:p>
          </table:table-cell>
          <table:table-cell table:formula="of:=AVERAGE([.B220:.D220])" office:value-type="float" office:value="15.9358333333333" calcext:value-type="float">
            <text:p>15.9358333333333</text:p>
          </table:table-cell>
          <table:table-cell office:value-type="float" office:value="0.05" calcext:value-type="float">
            <text:p>0.05</text:p>
          </table:table-cell>
          <table:table-cell table:formula="of:=STDEV([.B220:.D220])" office:value-type="float" office:value="0.000288675134595166" calcext:value-type="float">
            <text:p>0.000288675134595</text:p>
          </table:table-cell>
          <table:table-cell/>
          <table:table-cell table:style-name="ce9" table:formula="of:=LN([.F220])" office:value-type="float" office:value="3.68887945411394" calcext:value-type="float">
            <text:p>3.68887945411394</text:p>
          </table:table-cell>
          <table:table-cell table:formula="of:=LN([.G220])" office:value-type="float" office:value="2.76857024228688" calcext:value-type="float">
            <text:p>2.76857024228688</text:p>
          </table:table-cell>
          <table:table-cell/>
          <table:table-cell table:formula="of:=1/([.G220]^2)" office:value-type="float" office:value="0.00393777087095198" calcext:value-type="float">
            <text:p>0.003937770870952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table:style-name="ce8" office:value-type="float" office:value="14.781" calcext:value-type="float">
            <text:p>14.781</text:p>
          </table:table-cell>
          <table:table-cell table:style-name="ce8" office:value-type="float" office:value="14.7755" calcext:value-type="float">
            <text:p>14.7755</text:p>
          </table:table-cell>
          <table:table-cell table:style-name="ce8" office:value-type="float" office:value="14.7665" calcext:value-type="float">
            <text:p>14.7665</text:p>
          </table:table-cell>
          <table:table-cell/>
          <table:table-cell table:formula="of:=[.A221]" office:value-type="float" office:value="50" calcext:value-type="float">
            <text:p>50</text:p>
          </table:table-cell>
          <table:table-cell table:formula="of:=AVERAGE([.B221:.D221])" office:value-type="float" office:value="14.7743333333333" calcext:value-type="float">
            <text:p>14.7743333333333</text:p>
          </table:table-cell>
          <table:table-cell office:value-type="float" office:value="0.05" calcext:value-type="float">
            <text:p>0.05</text:p>
          </table:table-cell>
          <table:table-cell table:formula="of:=STDEV([.B221:.D221])" office:value-type="float" office:value="0.00732006375199912" calcext:value-type="float">
            <text:p>0.007320063751999</text:p>
          </table:table-cell>
          <table:table-cell/>
          <table:table-cell table:style-name="ce9" table:formula="of:=LN([.F221])" office:value-type="float" office:value="3.91202300542815" calcext:value-type="float">
            <text:p>3.91202300542815</text:p>
          </table:table-cell>
          <table:table-cell table:formula="of:=LN([.G221])" office:value-type="float" office:value="2.69289144101077" calcext:value-type="float">
            <text:p>2.69289144101077</text:p>
          </table:table-cell>
          <table:table-cell/>
          <table:table-cell table:formula="of:=1/([.G221]^2)" office:value-type="float" office:value="0.00458125233784806" calcext:value-type="float">
            <text:p>0.004581252337848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8" office:value-type="float" office:value="14.2653" calcext:value-type="float">
            <text:p>14.2653</text:p>
          </table:table-cell>
          <table:table-cell table:style-name="ce8" office:value-type="float" office:value="14.2385" calcext:value-type="float">
            <text:p>14.2385</text:p>
          </table:table-cell>
          <table:table-cell table:style-name="ce8" office:value-type="float" office:value="14.2135" calcext:value-type="float">
            <text:p>14.2135</text:p>
          </table:table-cell>
          <table:table-cell/>
          <table:table-cell table:formula="of:=[.A222]" office:value-type="float" office:value="60" calcext:value-type="float">
            <text:p>60</text:p>
          </table:table-cell>
          <table:table-cell table:formula="of:=AVERAGE([.B222:.D222])" office:value-type="float" office:value="14.2391" calcext:value-type="float">
            <text:p>14.2391</text:p>
          </table:table-cell>
          <table:table-cell office:value-type="float" office:value="0.05" calcext:value-type="float">
            <text:p>0.05</text:p>
          </table:table-cell>
          <table:table-cell table:formula="of:=STDEV([.B222:.D222])" office:value-type="float" office:value="0.0259052118308267" calcext:value-type="float">
            <text:p>0.025905211830827</text:p>
          </table:table-cell>
          <table:table-cell/>
          <table:table-cell table:style-name="ce9" table:formula="of:=LN([.F222])" office:value-type="float" office:value="4.0943445622221" calcext:value-type="float">
            <text:p>4.0943445622221</text:p>
          </table:table-cell>
          <table:table-cell table:formula="of:=LN([.G222])" office:value-type="float" office:value="2.65599170173929" calcext:value-type="float">
            <text:p>2.65599170173929</text:p>
          </table:table-cell>
          <table:table-cell/>
          <table:table-cell table:formula="of:=1/([.G222]^2)" office:value-type="float" office:value="0.00493213459711016" calcext:value-type="float">
            <text:p>0.00493213459711</text:p>
          </table:table-cell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8" office:value-type="float" office:value="13.8335" calcext:value-type="float">
            <text:p>13.8335</text:p>
          </table:table-cell>
          <table:table-cell table:style-name="ce8" office:value-type="float" office:value="13.834" calcext:value-type="float">
            <text:p>13.834</text:p>
          </table:table-cell>
          <table:table-cell table:style-name="ce8" office:value-type="float" office:value="13.826" calcext:value-type="float">
            <text:p>13.826</text:p>
          </table:table-cell>
          <table:table-cell/>
          <table:table-cell table:formula="of:=[.A223]" office:value-type="float" office:value="70" calcext:value-type="float">
            <text:p>70</text:p>
          </table:table-cell>
          <table:table-cell table:formula="of:=AVERAGE([.B223:.D223])" office:value-type="float" office:value="13.8311666666667" calcext:value-type="float">
            <text:p>13.8311666666667</text:p>
          </table:table-cell>
          <table:table-cell office:value-type="float" office:value="0.05" calcext:value-type="float">
            <text:p>0.05</text:p>
          </table:table-cell>
          <table:table-cell table:formula="of:=STDEV([.B223:.D223])" office:value-type="float" office:value="0.00448144321991605" calcext:value-type="float">
            <text:p>0.004481443219916</text:p>
          </table:table-cell>
          <table:table-cell/>
          <table:table-cell table:style-name="ce9" table:formula="of:=LN([.F223])" office:value-type="float" office:value="4.24849524204936" calcext:value-type="float">
            <text:p>4.24849524204936</text:p>
          </table:table-cell>
          <table:table-cell table:formula="of:=LN([.G223])" office:value-type="float" office:value="2.62692449979531" calcext:value-type="float">
            <text:p>2.62692449979531</text:p>
          </table:table-cell>
          <table:table-cell/>
          <table:table-cell table:formula="of:=1/([.G223]^2)" office:value-type="float" office:value="0.0052273595236505" calcext:value-type="float">
            <text:p>0.005227359523651</text:p>
          </table:table-cell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8" office:value-type="float" office:value="13.4985" calcext:value-type="float">
            <text:p>13.4985</text:p>
          </table:table-cell>
          <table:table-cell table:style-name="ce8" office:value-type="float" office:value="13.493" calcext:value-type="float">
            <text:p>13.493</text:p>
          </table:table-cell>
          <table:table-cell table:style-name="ce8" office:value-type="float" office:value="13.492" calcext:value-type="float">
            <text:p>13.492</text:p>
          </table:table-cell>
          <table:table-cell/>
          <table:table-cell table:formula="of:=[.A224]" office:value-type="float" office:value="80" calcext:value-type="float">
            <text:p>80</text:p>
          </table:table-cell>
          <table:table-cell table:formula="of:=AVERAGE([.B224:.D224])" office:value-type="float" office:value="13.4945" calcext:value-type="float">
            <text:p>13.4945</text:p>
          </table:table-cell>
          <table:table-cell office:value-type="float" office:value="0.05" calcext:value-type="float">
            <text:p>0.05</text:p>
          </table:table-cell>
          <table:table-cell table:formula="of:=STDEV([.B224:.D224])" office:value-type="float" office:value="0.00349999999999958" calcext:value-type="float">
            <text:p>0.0035</text:p>
          </table:table-cell>
          <table:table-cell/>
          <table:table-cell table:style-name="ce9" table:formula="of:=LN([.F224])" office:value-type="float" office:value="4.38202663467388" calcext:value-type="float">
            <text:p>4.38202663467388</text:p>
          </table:table-cell>
          <table:table-cell table:formula="of:=LN([.G224])" office:value-type="float" office:value="2.60228219502403" calcext:value-type="float">
            <text:p>2.60228219502403</text:p>
          </table:table-cell>
          <table:table-cell/>
          <table:table-cell table:formula="of:=1/([.G224]^2)" office:value-type="float" office:value="0.00549144204679192" calcext:value-type="float">
            <text:p>0.005491442046792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8" office:value-type="float" office:value="13.229" calcext:value-type="float">
            <text:p>13.229</text:p>
          </table:table-cell>
          <table:table-cell table:style-name="ce8" office:value-type="float" office:value="13.1425" calcext:value-type="float">
            <text:p>13.1425</text:p>
          </table:table-cell>
          <table:table-cell table:style-name="ce8" office:value-type="float" office:value="13.224" calcext:value-type="float">
            <text:p>13.224</text:p>
          </table:table-cell>
          <table:table-cell/>
          <table:table-cell table:formula="of:=[.A225]" office:value-type="float" office:value="90" calcext:value-type="float">
            <text:p>90</text:p>
          </table:table-cell>
          <table:table-cell table:formula="of:=AVERAGE([.B225:.D225])" office:value-type="float" office:value="13.1985" calcext:value-type="float">
            <text:p>13.1985</text:p>
          </table:table-cell>
          <table:table-cell office:value-type="float" office:value="0.05" calcext:value-type="float">
            <text:p>0.05</text:p>
          </table:table-cell>
          <table:table-cell table:formula="of:=STDEV([.B225:.D225])" office:value-type="float" office:value="0.0485618162757529" calcext:value-type="float">
            <text:p>0.048561816275753</text:p>
          </table:table-cell>
          <table:table-cell/>
          <table:table-cell table:style-name="ce9" table:formula="of:=LN([.F225])" office:value-type="float" office:value="4.49980967033027" calcext:value-type="float">
            <text:p>4.49980967033027</text:p>
          </table:table-cell>
          <table:table-cell table:formula="of:=LN([.G225])" office:value-type="float" office:value="2.58010318677159" calcext:value-type="float">
            <text:p>2.58010318677159</text:p>
          </table:table-cell>
          <table:table-cell/>
          <table:table-cell table:formula="of:=1/([.G225]^2)" office:value-type="float" office:value="0.00574051487300742" calcext:value-type="float">
            <text:p>0.005740514873007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8" office:value-type="float" office:value="13.006" calcext:value-type="float">
            <text:p>13.006</text:p>
          </table:table-cell>
          <table:table-cell table:style-name="ce8" office:value-type="float" office:value="13.001" calcext:value-type="float">
            <text:p>13.001</text:p>
          </table:table-cell>
          <table:table-cell table:style-name="ce8" office:value-type="float" office:value="13.0025" calcext:value-type="float">
            <text:p>13.0025</text:p>
          </table:table-cell>
          <table:table-cell/>
          <table:table-cell table:formula="of:=[.A226]" office:value-type="float" office:value="100" calcext:value-type="float">
            <text:p>100</text:p>
          </table:table-cell>
          <table:table-cell table:formula="of:=AVERAGE([.B226:.D226])" office:value-type="float" office:value="13.0031666666667" calcext:value-type="float">
            <text:p>13.0031666666667</text:p>
          </table:table-cell>
          <table:table-cell office:value-type="float" office:value="0.05" calcext:value-type="float">
            <text:p>0.05</text:p>
          </table:table-cell>
          <table:table-cell table:formula="of:=STDEV([.B226:.D226])" office:value-type="float" office:value="0.00256580071972387" calcext:value-type="float">
            <text:p>0.002565800719724</text:p>
          </table:table-cell>
          <table:table-cell/>
          <table:table-cell table:style-name="ce9" table:formula="of:=LN([.F226])" office:value-type="float" office:value="4.60517018598809" calcext:value-type="float">
            <text:p>4.60517018598809</text:p>
          </table:table-cell>
          <table:table-cell table:formula="of:=LN([.G226])" office:value-type="float" office:value="2.56519291754196" calcext:value-type="float">
            <text:p>2.56519291754196</text:p>
          </table:table-cell>
          <table:table-cell/>
          <table:table-cell table:formula="of:=1/([.G226]^2)" office:value-type="float" office:value="0.00591427809741369" calcext:value-type="float">
            <text:p>0.005914278097414</text:p>
          </table:table-cell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8" office:value-type="float" office:value="12.8375" calcext:value-type="float">
            <text:p>12.8375</text:p>
          </table:table-cell>
          <table:table-cell table:style-name="ce8" office:value-type="float" office:value="12.831" calcext:value-type="float">
            <text:p>12.831</text:p>
          </table:table-cell>
          <table:table-cell table:style-name="ce8" office:value-type="float" office:value="12.83" calcext:value-type="float">
            <text:p>12.83</text:p>
          </table:table-cell>
          <table:table-cell/>
          <table:table-cell table:formula="of:=[.A227]" office:value-type="float" office:value="110" calcext:value-type="float">
            <text:p>110</text:p>
          </table:table-cell>
          <table:table-cell table:formula="of:=AVERAGE([.B227:.D227])" office:value-type="float" office:value="12.8328333333333" calcext:value-type="float">
            <text:p>12.8328333333333</text:p>
          </table:table-cell>
          <table:table-cell office:value-type="float" office:value="0.05" calcext:value-type="float">
            <text:p>0.05</text:p>
          </table:table-cell>
          <table:table-cell table:formula="of:=STDEV([.B227:.D227])" office:value-type="float" office:value="0.00407226390762383" calcext:value-type="float">
            <text:p>0.004072263907624</text:p>
          </table:table-cell>
          <table:table-cell/>
          <table:table-cell table:style-name="ce9" table:formula="of:=LN([.F227])" office:value-type="float" office:value="4.70048036579242" calcext:value-type="float">
            <text:p>4.70048036579242</text:p>
          </table:table-cell>
          <table:table-cell table:formula="of:=LN([.G227])" office:value-type="float" office:value="2.55200699082767" calcext:value-type="float">
            <text:p>2.55200699082767</text:p>
          </table:table-cell>
          <table:table-cell/>
          <table:table-cell table:formula="of:=1/([.G227]^2)" office:value-type="float" office:value="0.00607232338653292" calcext:value-type="float">
            <text:p>0.006072323386533</text:p>
          </table:table-cell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8" office:value-type="float" office:value="12.7125" calcext:value-type="float">
            <text:p>12.7125</text:p>
          </table:table-cell>
          <table:table-cell table:style-name="ce8" office:value-type="float" office:value="12.712" calcext:value-type="float">
            <text:p>12.712</text:p>
          </table:table-cell>
          <table:table-cell table:style-name="ce8" office:value-type="float" office:value="12.711" calcext:value-type="float">
            <text:p>12.711</text:p>
          </table:table-cell>
          <table:table-cell/>
          <table:table-cell table:formula="of:=[.A228]" office:value-type="float" office:value="120" calcext:value-type="float">
            <text:p>120</text:p>
          </table:table-cell>
          <table:table-cell table:formula="of:=AVERAGE([.B228:.D228])" office:value-type="float" office:value="12.7118333333333" calcext:value-type="float">
            <text:p>12.7118333333333</text:p>
          </table:table-cell>
          <table:table-cell office:value-type="float" office:value="0.05" calcext:value-type="float">
            <text:p>0.05</text:p>
          </table:table-cell>
          <table:table-cell table:formula="of:=STDEV([.B228:.D228])" office:value-type="float" office:value="0.000763762615825938" calcext:value-type="float">
            <text:p>0.000763762615826</text:p>
          </table:table-cell>
          <table:table-cell/>
          <table:table-cell table:style-name="ce9" table:formula="of:=LN([.F228])" office:value-type="float" office:value="4.78749174278205" calcext:value-type="float">
            <text:p>4.78749174278205</text:p>
          </table:table-cell>
          <table:table-cell table:formula="of:=LN([.G228])" office:value-type="float" office:value="2.5425333181772" calcext:value-type="float">
            <text:p>2.5425333181772</text:p>
          </table:table-cell>
          <table:table-cell/>
          <table:table-cell table:formula="of:=1/([.G228]^2)" office:value-type="float" office:value="0.00618847469917266" calcext:value-type="float">
            <text:p>0.006188474699173</text:p>
          </table:table-cell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8" office:value-type="float" office:value="12.645" calcext:value-type="float">
            <text:p>12.645</text:p>
          </table:table-cell>
          <table:table-cell table:style-name="ce8" office:value-type="float" office:value="12.631" calcext:value-type="float">
            <text:p>12.631</text:p>
          </table:table-cell>
          <table:table-cell table:style-name="ce8" office:value-type="float" office:value="12.632" calcext:value-type="float">
            <text:p>12.632</text:p>
          </table:table-cell>
          <table:table-cell/>
          <table:table-cell table:formula="of:=[.A229]" office:value-type="float" office:value="130" calcext:value-type="float">
            <text:p>130</text:p>
          </table:table-cell>
          <table:table-cell table:formula="of:=AVERAGE([.B229:.D229])" office:value-type="float" office:value="12.636" calcext:value-type="float">
            <text:p>12.636</text:p>
          </table:table-cell>
          <table:table-cell office:value-type="float" office:value="0.05" calcext:value-type="float">
            <text:p>0.05</text:p>
          </table:table-cell>
          <table:table-cell table:formula="of:=STDEV([.B229:.D229])" office:value-type="float" office:value="0.00781024967590642" calcext:value-type="float">
            <text:p>0.007810249675906</text:p>
          </table:table-cell>
          <table:table-cell/>
          <table:table-cell table:style-name="ce9" table:formula="of:=LN([.F229])" office:value-type="float" office:value="4.86753445045558" calcext:value-type="float">
            <text:p>4.86753445045558</text:p>
          </table:table-cell>
          <table:table-cell table:formula="of:=LN([.G229])" office:value-type="float" office:value="2.53654988293984" calcext:value-type="float">
            <text:p>2.53654988293984</text:p>
          </table:table-cell>
          <table:table-cell/>
          <table:table-cell table:formula="of:=1/([.G229]^2)" office:value-type="float" office:value="0.00626297626051416" calcext:value-type="float">
            <text:p>0.006262976260514</text:p>
          </table:table-cell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8" office:value-type="float" office:value="12.5805" calcext:value-type="float">
            <text:p>12.5805</text:p>
          </table:table-cell>
          <table:table-cell table:style-name="ce8" office:value-type="float" office:value="12.581" calcext:value-type="float">
            <text:p>12.581</text:p>
          </table:table-cell>
          <table:table-cell table:style-name="ce8" office:value-type="float" office:value="12.5815" calcext:value-type="float">
            <text:p>12.5815</text:p>
          </table:table-cell>
          <table:table-cell/>
          <table:table-cell table:formula="of:=[.A230]" office:value-type="float" office:value="140" calcext:value-type="float">
            <text:p>140</text:p>
          </table:table-cell>
          <table:table-cell table:formula="of:=AVERAGE([.B230:.D230])" office:value-type="float" office:value="12.581" calcext:value-type="float">
            <text:p>12.581</text:p>
          </table:table-cell>
          <table:table-cell office:value-type="float" office:value="0.05" calcext:value-type="float">
            <text:p>0.05</text:p>
          </table:table-cell>
          <table:table-cell table:formula="of:=STDEV([.B230:.D230])" office:value-type="float" office:value="0.000499999999999723" calcext:value-type="float">
            <text:p>0.0005</text:p>
          </table:table-cell>
          <table:table-cell/>
          <table:table-cell table:style-name="ce9" table:formula="of:=LN([.F230])" office:value-type="float" office:value="4.9416424226093" calcext:value-type="float">
            <text:p>4.9416424226093</text:p>
          </table:table-cell>
          <table:table-cell table:formula="of:=LN([.G230])" office:value-type="float" office:value="2.53218773936899" calcext:value-type="float">
            <text:p>2.53218773936899</text:p>
          </table:table-cell>
          <table:table-cell/>
          <table:table-cell table:formula="of:=1/([.G230]^2)" office:value-type="float" office:value="0.00631785530596327" calcext:value-type="float">
            <text:p>0.006317855305963</text:p>
          </table:table-cell>
        </table:table-row>
        <table:table-row table:style-name="ro4">
          <table:table-cell office:value-type="float" office:value="150" calcext:value-type="float">
            <text:p>150</text:p>
          </table:table-cell>
          <table:table-cell table:number-columns-repeated="2" table:style-name="ce8" office:value-type="float" office:value="12.5385" calcext:value-type="float">
            <text:p>12.5385</text:p>
          </table:table-cell>
          <table:table-cell table:style-name="ce8" office:value-type="float" office:value="12.5375" calcext:value-type="float">
            <text:p>12.5375</text:p>
          </table:table-cell>
          <table:table-cell/>
          <table:table-cell table:formula="of:=[.A231]" office:value-type="float" office:value="150" calcext:value-type="float">
            <text:p>150</text:p>
          </table:table-cell>
          <table:table-cell table:formula="of:=AVERAGE([.B231:.D231])" office:value-type="float" office:value="12.5381666666667" calcext:value-type="float">
            <text:p>12.5381666666667</text:p>
          </table:table-cell>
          <table:table-cell office:value-type="float" office:value="0.05" calcext:value-type="float">
            <text:p>0.05</text:p>
          </table:table-cell>
          <table:table-cell table:formula="of:=STDEV([.B231:.D231])" office:value-type="float" office:value="0.000577350269190331" calcext:value-type="float">
            <text:p>0.00057735026919</text:p>
          </table:table-cell>
          <table:table-cell/>
          <table:table-cell table:style-name="ce9" table:formula="of:=LN([.F231])" office:value-type="float" office:value="5.01063529409626" calcext:value-type="float">
            <text:p>5.01063529409626</text:p>
          </table:table-cell>
          <table:table-cell table:formula="of:=LN([.G231])" office:value-type="float" office:value="2.52877732568627" calcext:value-type="float">
            <text:p>2.52877732568627</text:p>
          </table:table-cell>
          <table:table-cell/>
          <table:table-cell table:formula="of:=1/([.G231]^2)" office:value-type="float" office:value="0.00636109560599456" calcext:value-type="float">
            <text:p>0.006361095605995</text:p>
          </table:table-cell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8" office:value-type="float" office:value="12.5025" calcext:value-type="float">
            <text:p>12.5025</text:p>
          </table:table-cell>
          <table:table-cell table:style-name="ce8" office:value-type="float" office:value="12.504" calcext:value-type="float">
            <text:p>12.504</text:p>
          </table:table-cell>
          <table:table-cell table:style-name="ce8" office:value-type="float" office:value="12.503" calcext:value-type="float">
            <text:p>12.503</text:p>
          </table:table-cell>
          <table:table-cell/>
          <table:table-cell table:formula="of:=[.A232]" office:value-type="float" office:value="160" calcext:value-type="float">
            <text:p>160</text:p>
          </table:table-cell>
          <table:table-cell table:formula="of:=AVERAGE([.B232:.D232])" office:value-type="float" office:value="12.5031666666667" calcext:value-type="float">
            <text:p>12.5031666666667</text:p>
          </table:table-cell>
          <table:table-cell office:value-type="float" office:value="0.05" calcext:value-type="float">
            <text:p>0.05</text:p>
          </table:table-cell>
          <table:table-cell table:formula="of:=STDEV([.B232:.D232])" office:value-type="float" office:value="0.000763762615825938" calcext:value-type="float">
            <text:p>0.000763762615826</text:p>
          </table:table-cell>
          <table:table-cell/>
          <table:table-cell table:style-name="ce9" table:formula="of:=LN([.F232])" office:value-type="float" office:value="5.07517381523383" calcext:value-type="float">
            <text:p>5.07517381523383</text:p>
          </table:table-cell>
          <table:table-cell table:formula="of:=LN([.G232])" office:value-type="float" office:value="2.52598194555812" calcext:value-type="float">
            <text:p>2.52598194555812</text:p>
          </table:table-cell>
          <table:table-cell/>
          <table:table-cell table:formula="of:=1/([.G232]^2)" office:value-type="float" office:value="0.00639675856513059" calcext:value-type="float">
            <text:p>0.006396758565131</text:p>
          </table:table-cell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8" office:value-type="float" office:value="12.472" calcext:value-type="float">
            <text:p>12.472</text:p>
          </table:table-cell>
          <table:table-cell table:style-name="ce8" office:value-type="float" office:value="12.473" calcext:value-type="float">
            <text:p>12.473</text:p>
          </table:table-cell>
          <table:table-cell table:style-name="ce8" office:value-type="float" office:value="12.474" calcext:value-type="float">
            <text:p>12.474</text:p>
          </table:table-cell>
          <table:table-cell/>
          <table:table-cell table:formula="of:=[.A233]" office:value-type="float" office:value="170" calcext:value-type="float">
            <text:p>170</text:p>
          </table:table-cell>
          <table:table-cell table:formula="of:=AVERAGE([.B233:.D233])" office:value-type="float" office:value="12.473" calcext:value-type="float">
            <text:p>12.473</text:p>
          </table:table-cell>
          <table:table-cell office:value-type="float" office:value="0.05" calcext:value-type="float">
            <text:p>0.05</text:p>
          </table:table-cell>
          <table:table-cell table:formula="of:=STDEV([.B233:.D233])" office:value-type="float" office:value="0.00100000000000033" calcext:value-type="float">
            <text:p>0.001</text:p>
          </table:table-cell>
          <table:table-cell/>
          <table:table-cell table:style-name="ce9" table:formula="of:=LN([.F233])" office:value-type="float" office:value="5.13579843705026" calcext:value-type="float">
            <text:p>5.13579843705026</text:p>
          </table:table-cell>
          <table:table-cell table:formula="of:=LN([.G233])" office:value-type="float" office:value="2.52356630814357" calcext:value-type="float">
            <text:p>2.52356630814357</text:p>
          </table:table-cell>
          <table:table-cell/>
          <table:table-cell table:formula="of:=1/([.G233]^2)" office:value-type="float" office:value="0.0064277378382074" calcext:value-type="float">
            <text:p>0.006427737838207</text:p>
          </table:table-cell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8" office:value-type="float" office:value="12.445" calcext:value-type="float">
            <text:p>12.445</text:p>
          </table:table-cell>
          <table:table-cell table:style-name="ce8" office:value-type="float" office:value="12.4445" calcext:value-type="float">
            <text:p>12.4445</text:p>
          </table:table-cell>
          <table:table-cell table:style-name="ce8" office:value-type="float" office:value="12.445" calcext:value-type="float">
            <text:p>12.445</text:p>
          </table:table-cell>
          <table:table-cell/>
          <table:table-cell table:formula="of:=[.A234]" office:value-type="float" office:value="180" calcext:value-type="float">
            <text:p>180</text:p>
          </table:table-cell>
          <table:table-cell table:formula="of:=AVERAGE([.B234:.D234])" office:value-type="float" office:value="12.4448333333333" calcext:value-type="float">
            <text:p>12.4448333333333</text:p>
          </table:table-cell>
          <table:table-cell office:value-type="float" office:value="0.05" calcext:value-type="float">
            <text:p>0.05</text:p>
          </table:table-cell>
          <table:table-cell table:formula="of:=STDEV([.B234:.D234])" office:value-type="float" office:value="0.000288675134595166" calcext:value-type="float">
            <text:p>0.000288675134595</text:p>
          </table:table-cell>
          <table:table-cell/>
          <table:table-cell table:style-name="ce9" table:formula="of:=LN([.F234])" office:value-type="float" office:value="5.19295685089021" calcext:value-type="float">
            <text:p>5.19295685089021</text:p>
          </table:table-cell>
          <table:table-cell table:formula="of:=LN([.G234])" office:value-type="float" office:value="2.5213055434706" calcext:value-type="float">
            <text:p>2.5213055434706</text:p>
          </table:table-cell>
          <table:table-cell/>
          <table:table-cell table:formula="of:=1/([.G234]^2)" office:value-type="float" office:value="0.00645686684767975" calcext:value-type="float">
            <text:p>0.00645686684768</text:p>
          </table:table-cell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8" office:value-type="float" office:value="12.419" calcext:value-type="float">
            <text:p>12.419</text:p>
          </table:table-cell>
          <table:table-cell table:style-name="ce8" office:value-type="float" office:value="12.415" calcext:value-type="float">
            <text:p>12.415</text:p>
          </table:table-cell>
          <table:table-cell table:style-name="ce8" office:value-type="float" office:value="12.4165" calcext:value-type="float">
            <text:p>12.4165</text:p>
          </table:table-cell>
          <table:table-cell/>
          <table:table-cell table:formula="of:=[.A235]" office:value-type="float" office:value="190" calcext:value-type="float">
            <text:p>190</text:p>
          </table:table-cell>
          <table:table-cell table:formula="of:=AVERAGE([.B235:.D235])" office:value-type="float" office:value="12.4168333333333" calcext:value-type="float">
            <text:p>12.4168333333333</text:p>
          </table:table-cell>
          <table:table-cell office:value-type="float" office:value="0.05" calcext:value-type="float">
            <text:p>0.05</text:p>
          </table:table-cell>
          <table:table-cell table:formula="of:=STDEV([.B235:.D235])" office:value-type="float" office:value="0.0020207259421644" calcext:value-type="float">
            <text:p>0.002020725942164</text:p>
          </table:table-cell>
          <table:table-cell/>
          <table:table-cell table:style-name="ce9" table:formula="of:=LN([.F235])" office:value-type="float" office:value="5.24702407216049" calcext:value-type="float">
            <text:p>5.24702407216049</text:p>
          </table:table-cell>
          <table:table-cell table:formula="of:=LN([.G235])" office:value-type="float" office:value="2.51905307888617" calcext:value-type="float">
            <text:p>2.51905307888617</text:p>
          </table:table-cell>
          <table:table-cell/>
          <table:table-cell table:formula="of:=1/([.G235]^2)" office:value-type="float" office:value="0.00648602019305531" calcext:value-type="float">
            <text:p>0.006486020193055</text:p>
          </table:table-cell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8" office:value-type="float" office:value="12.392" calcext:value-type="float">
            <text:p>12.392</text:p>
          </table:table-cell>
          <table:table-cell table:style-name="ce8" office:value-type="float" office:value="12.3925" calcext:value-type="float">
            <text:p>12.3925</text:p>
          </table:table-cell>
          <table:table-cell table:style-name="ce8" office:value-type="float" office:value="12.393" calcext:value-type="float">
            <text:p>12.393</text:p>
          </table:table-cell>
          <table:table-cell/>
          <table:table-cell table:formula="of:=[.A236]" office:value-type="float" office:value="200" calcext:value-type="float">
            <text:p>200</text:p>
          </table:table-cell>
          <table:table-cell table:formula="of:=AVERAGE([.B236:.D236])" office:value-type="float" office:value="12.3925" calcext:value-type="float">
            <text:p>12.3925</text:p>
          </table:table-cell>
          <table:table-cell office:value-type="float" office:value="0.05" calcext:value-type="float">
            <text:p>0.05</text:p>
          </table:table-cell>
          <table:table-cell table:formula="of:=STDEV([.B236:.D236])" office:value-type="float" office:value="0.000500000000000611" calcext:value-type="float">
            <text:p>0.000500000000001</text:p>
          </table:table-cell>
          <table:table-cell/>
          <table:table-cell table:style-name="ce9" table:formula="of:=LN([.F236])" office:value-type="float" office:value="5.29831736654804" calcext:value-type="float">
            <text:p>5.29831736654804</text:p>
          </table:table-cell>
          <table:table-cell table:formula="of:=LN([.G236])" office:value-type="float" office:value="2.51709145091259" calcext:value-type="float">
            <text:p>2.51709145091259</text:p>
          </table:table-cell>
          <table:table-cell/>
          <table:table-cell table:formula="of:=1/([.G236]^2)" office:value-type="float" office:value="0.00651151649190096" calcext:value-type="float">
            <text:p>0.006511516491901</text:p>
          </table:table-cell>
        </table:table-row>
      </table:table>
      <table:named-expressions/>
      <table:database-ranges>
        <table:database-range table:name="__Anonymous_Sheet_DB__1" table:target-range-address="Diode48.A2:Diode48.D212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ibri" svg:font-family="Calibri" style:font-family-generic="swiss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ode_20_25" style:display-name="PageStyle_Diode 2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weep_20_Template" style:display-name="PageStyle_Sweep Templa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27" style:display-name="PageStyle_Diode 2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29" style:display-name="PageStyle_Diode 2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26" style:display-name="PageStyle_Diode 26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28" style:display-name="PageStyle_Diode 2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3" style:display-name="PageStyle_Diode 3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1" style:display-name="PageStyle_Diode 3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0" style:display-name="PageStyle_Diode 3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5" style:display-name="PageStyle_Diode 3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2" style:display-name="PageStyle_Diode 3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6" style:display-name="PageStyle_Diode 36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4" style:display-name="PageStyle_Diode 3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7" style:display-name="PageStyle_Diode 3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9" style:display-name="PageStyle_Diode 3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iode_20_38" style:display-name="PageStyle_Diode 3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2T10:35:36.063067098</dc:date>
    <meta:editing-duration>PT1M54S</meta:editing-duration>
    <meta:editing-cycles>2</meta:editing-cycles>
    <meta:generator>LibreOffice/5.3.6.1$Linux_X86_64 LibreOffice_project/30$Build-1</meta:generator>
    <meta:document-statistic meta:table-count="2" meta:cell-count="17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54cm" style:legend-expansion="high" chart:style-name="ch2"/>
        <chart:plot-area chart:style-name="ch3" table:cell-range-address="Diode48.F216:Diode48.F236 Diode48.N216:Diode48.N236" svg:x="0.32cm" svg:y="0.18cm" svg:width="13.097cm" svg:height="8.64cm">
          <chartooo:coordinate-region svg:x="1.418cm" svg:y="0.326cm" svg:width="11.72cm" svg:height="7.9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48.N216:Diode48.N236" chart:class="chart:scatter">
            <chart:domain table:cell-range-address="Diode48.F216:Diode48.F236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ode48.F216:Diode48.F236</svg:desc>
                </draw:g>
              </table:table-cell>
              <table:table-cell office:value-type="float" office:value="0.00050932676627774">
                <text:p>0.00050932676627774</text:p>
                <draw:g>
                  <svg:desc>Diode48.N216:Diode48.N2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207220224522427">
                <text:p>0.00207220224522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292273594357441">
                <text:p>0.002922735943574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0350044940869779">
                <text:p>0.003500449408697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0393777087095198">
                <text:p>0.00393777087095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00458125233784806">
                <text:p>0.00458125233784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00493213459711016">
                <text:p>0.00493213459711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0.0052273595236505">
                <text:p>0.00522735952365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00549144204679192">
                <text:p>0.005491442046791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.00574051487300742">
                <text:p>0.00574051487300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00591427809741369">
                <text:p>0.005914278097413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0.00607232338653292">
                <text:p>0.00607232338653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0.00618847469917266">
                <text:p>0.00618847469917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0.00626297626051416">
                <text:p>0.006262976260514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0.00631785530596327">
                <text:p>0.00631785530596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0.00636109560599456">
                <text:p>0.00636109560599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0.00639675856513059">
                <text:p>0.00639675856513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0.0064277378382074">
                <text:p>0.0064277378382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0.00645686684767975">
                <text:p>0.006456866847679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0.00648602019305531">
                <text:p>0.006486020193055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0.00651151649190096">
                <text:p>0.006511516491900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54cm" style:legend-expansion="high" chart:style-name="ch2"/>
        <chart:plot-area chart:style-name="ch3" table:cell-range-address="Diode48.A2:Diode48.B212" svg:x="0.32cm" svg:y="0.18cm" svg:width="12.508cm" svg:height="8.64cm">
          <chartooo:coordinate-region svg:x="0.651cm" svg:y="0.326cm" svg:width="12.083cm" svg:height="8.3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ode48.B2:Diode48.B212" chart:class="chart:scatter">
            <chart:domain table:cell-range-address="Diode48.A2:Diode48.A212"/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iode48.A2:Diode48.A212</svg:desc>
                </draw:g>
              </table:table-cell>
              <table:table-cell office:value-type="float" office:value="-0.704378718774813">
                <text:p>-0.704378718774813</text:p>
                <draw:g>
                  <svg:desc>Diode48.B2:Diode48.B2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5">
                <text:p>-5</text:p>
              </table:table-cell>
              <table:table-cell office:value-type="float" office:value="-6.65580272677433">
                <text:p>-6.65580272677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-9.32299150383872">
                <text:p>-9.32299150383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">
                <text:p>-15</text:p>
              </table:table-cell>
              <table:table-cell office:value-type="float" office:value="-11.3622953913492">
                <text:p>-11.36229539134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0">
                <text:p>-20</text:p>
              </table:table-cell>
              <table:table-cell office:value-type="float" office:value="-13.1163279625031">
                <text:p>-13.1163279625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5">
                <text:p>-25</text:p>
              </table:table-cell>
              <table:table-cell office:value-type="float" office:value="-14.6800794930332">
                <text:p>-14.6800794930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">
                <text:p>-30</text:p>
              </table:table-cell>
              <table:table-cell office:value-type="float" office:value="-16.0644122197442">
                <text:p>-16.0644122197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5">
                <text:p>-35</text:p>
              </table:table-cell>
              <table:table-cell office:value-type="float" office:value="-17.4071807505418">
                <text:p>-17.40718075054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0">
                <text:p>-40</text:p>
              </table:table-cell>
              <table:table-cell office:value-type="float" office:value="-18.6383785493721">
                <text:p>-18.63837854937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">
                <text:p>-45</text:p>
              </table:table-cell>
              <table:table-cell office:value-type="float" office:value="-19.8124447312863">
                <text:p>-19.8124447312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0">
                <text:p>-50</text:p>
              </table:table-cell>
              <table:table-cell office:value-type="float" office:value="-20.9316805672154">
                <text:p>-20.9316805672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55">
                <text:p>-55</text:p>
              </table:table-cell>
              <table:table-cell office:value-type="float" office:value="-21.940308129026">
                <text:p>-21.940308129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60">
                <text:p>-60</text:p>
              </table:table-cell>
              <table:table-cell office:value-type="float" office:value="-23.0471777947883">
                <text:p>-23.0471777947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65">
                <text:p>-65</text:p>
              </table:table-cell>
              <table:table-cell office:value-type="float" office:value="-23.9256637996152">
                <text:p>-23.9256637996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70">
                <text:p>-70</text:p>
              </table:table-cell>
              <table:table-cell office:value-type="float" office:value="-24.858141160896">
                <text:p>-24.8581411608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75">
                <text:p>-75</text:p>
              </table:table-cell>
              <table:table-cell office:value-type="float" office:value="-25.7725564461315">
                <text:p>-25.7725564461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80">
                <text:p>-80</text:p>
              </table:table-cell>
              <table:table-cell office:value-type="float" office:value="-26.6010481953391">
                <text:p>-26.60104819533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5">
                <text:p>-85</text:p>
              </table:table-cell>
              <table:table-cell office:value-type="float" office:value="-27.3822099269605">
                <text:p>-27.38220992696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0">
                <text:p>-90</text:p>
              </table:table-cell>
              <table:table-cell office:value-type="float" office:value="-28.2417413136875">
                <text:p>-28.2417413136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5">
                <text:p>-95</text:p>
              </table:table-cell>
              <table:table-cell office:value-type="float" office:value="-28.9631443796121">
                <text:p>-28.9631443796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00">
                <text:p>-100</text:p>
              </table:table-cell>
              <table:table-cell office:value-type="float" office:value="-29.6223000750776">
                <text:p>-29.62230007507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05">
                <text:p>-105</text:p>
              </table:table-cell>
              <table:table-cell office:value-type="float" office:value="-30.3336575801774">
                <text:p>-30.3336575801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10">
                <text:p>-110</text:p>
              </table:table-cell>
              <table:table-cell office:value-type="float" office:value="-30.8567303637156">
                <text:p>-30.8567303637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15">
                <text:p>-115</text:p>
              </table:table-cell>
              <table:table-cell office:value-type="float" office:value="-31.3019615795305">
                <text:p>-31.3019615795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20">
                <text:p>-120</text:p>
              </table:table-cell>
              <table:table-cell office:value-type="float" office:value="-31.8262348321322">
                <text:p>-31.82623483213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25">
                <text:p>-125</text:p>
              </table:table-cell>
              <table:table-cell office:value-type="float" office:value="-32.2394624650087">
                <text:p>-32.2394624650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0">
                <text:p>-130</text:p>
              </table:table-cell>
              <table:table-cell office:value-type="float" office:value="-32.4993796367337">
                <text:p>-32.49937963673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5">
                <text:p>-135</text:p>
              </table:table-cell>
              <table:table-cell office:value-type="float" office:value="-32.8343610828221">
                <text:p>-32.8343610828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40">
                <text:p>-140</text:p>
              </table:table-cell>
              <table:table-cell office:value-type="float" office:value="-33.1163433817074">
                <text:p>-33.1163433817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45">
                <text:p>-145</text:p>
              </table:table-cell>
              <table:table-cell office:value-type="float" office:value="-33.3482302702072">
                <text:p>-33.34823027020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0">
                <text:p>-150</text:p>
              </table:table-cell>
              <table:table-cell office:value-type="float" office:value="-33.563759837986">
                <text:p>-33.5637598379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5">
                <text:p>-155</text:p>
              </table:table-cell>
              <table:table-cell office:value-type="float" office:value="-33.8309497398861">
                <text:p>-33.83094973988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0">
                <text:p>-160</text:p>
              </table:table-cell>
              <table:table-cell office:value-type="float" office:value="-34.0591355539994">
                <text:p>-34.05913555399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5">
                <text:p>-165</text:p>
              </table:table-cell>
              <table:table-cell office:value-type="float" office:value="-34.294647650811">
                <text:p>-34.2946476508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70">
                <text:p>-170</text:p>
              </table:table-cell>
              <table:table-cell office:value-type="float" office:value="-34.6006080919935">
                <text:p>-34.60060809199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75">
                <text:p>-175</text:p>
              </table:table-cell>
              <table:table-cell office:value-type="float" office:value="-34.8849734781646">
                <text:p>-34.88497347816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35.4399040627723">
                <text:p>-35.4399040627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85">
                <text:p>-185</text:p>
              </table:table-cell>
              <table:table-cell office:value-type="float" office:value="-36.4745388124843">
                <text:p>-36.4745388124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90">
                <text:p>-190</text:p>
              </table:table-cell>
              <table:table-cell office:value-type="float" office:value="-38.7773553286298">
                <text:p>-38.77735532862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95">
                <text:p>-195</text:p>
              </table:table-cell>
              <table:table-cell office:value-type="float" office:value="-44.2052843806993">
                <text:p>-44.20528438069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00">
                <text:p>-200</text:p>
              </table:table-cell>
              <table:table-cell office:value-type="float" office:value="-56.420272799067">
                <text:p>-56.4202727990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5">
                <text:p>-205</text:p>
              </table:table-cell>
              <table:table-cell office:value-type="float" office:value="-80.5818057123157">
                <text:p>-80.58180571231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10">
                <text:p>-210</text:p>
              </table:table-cell>
              <table:table-cell office:value-type="float" office:value="-120.445575130386">
                <text:p>-120.4455751303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